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0e0e0"/>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5" style:family="paragraph" style:parent-style-name="Standard">
      <style:paragraph-properties fo:margin-bottom="0.1667in" style:line-height-at-least="0.2361in"/>
      <style:text-properties style:font-name="PingFang TC" fo:font-size="12.0pt" fo:color="#00000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陳真 | 2009.07.31 04:10 | </text:span><text:span text:style-name="T2">#</text:span></text:p>
      <text:p text:style-name="P2"><text:span text:style-name="T1">1991-93 我在馬偕,那是最後一次見扁,大約也是當時我興起脫離台權會的念頭,那一次應該也是我最後一次參加台權會的開會.</text:span></text:p>
      <text:p text:style-name="P2"><text:span text:style-name="T1">忘了扁當時是否是地面上的立委還是地下立委(吳淑珍特助),但他那時無人氣,跟路人甲一樣,走來走去,會議中沒有人特別理會他.</text:span></text:p>
      <text:p text:style-name="P2"><text:span text:style-name="T1">不過也可能比 1992更早,因為陳婉真是1989返國,理應不會連紅兩三年.</text:span></text:p>
      <text:p text:style-name="P2"><text:span text:style-name="T1">我手邊還保留著一本1987年左右台權會的會員手冊,每個會員欄位都貼張照片,裏頭也有扁的一張大頭照,黑框眼鏡,拍得像李遠哲. 這些人後來一個個當了大官,現在人們大概很難想像他們當初清純的模樣.</text:span></text:p>
      <text:p text:style-name="P2"><text:span text:style-name="T1">再過個25年,世事人物是非不知道又會是什麼光景,有些人死了,有些人坐大了,有些人說起另一種混話來了. 其實我有跟學姐透露過未來世界,算是一種未卜先知的特異功能吧,哪個同學將誰會當大官,哪個學弟將會當院長,哪個朋友將會選總統,哪個人如何如何我都能預言,準確率約九成五.</text:span></text:p>
      <text:p text:style-name="P2"><text:span text:style-name="T1">這其實不難,一個人有什麼樣的個性什麼樣的品味,自然就會有什麼樣的人生造化,不需要找算命先生,只要找哈巴狗命相館,指名給董事長論斷便可.</text:span></text:p>
      <text:p text:style-name="P2"><text:span text:style-name="T1">至於董事長自己呢? 下半生應該會很慘. 但我死後,或許會活在一小撮人的心裏.</text:span></text:p>
      <text:p text:style-name="P1"><text:span text:style-name="T1">良哲 | 2009.07.31 02:25 | </text:span><text:span text:style-name="T2">#</text:span></text:p>
      <text:p text:style-name="P3"><text:span text:style-name="T1">技術問題KUSO發想：也許是夏令日光時間？</text:span></text:p>
      <text:p text:style-name="P1"><text:span text:style-name="T1">良哲 | 2009.07.31 02:22 | </text:span><text:span text:style-name="T2">#</text:span></text:p>
      <text:p text:style-name="P2"><text:span text:style-name="T1">我後來想想，覺得就算核心，會不認識其實也無可厚非；我自己回想十年前參與過的團體與成員，能記得的人也是非常少。可是如果因為這些人(甚至這些人和那個年代那些事情都無涉的話)的不記得，弄成是"糟蹋"人的講法或新聞，這種製造新聞的方式，和故意形成的氛圍，很糟糕。</text:span></text:p>
      <text:p text:style-name="P2"><text:span text:style-name="T1">我好像有數字/年代癖，看到年代不明的是都想查一下。李勤岸的抗爭是1986年6月。陳水扁任吳淑珍國會助理是1987之後的事情，那年他加入民進黨並被選為中常委，1989年就當選立委並任黨團幹事長。</text:span></text:p>
      <text:p text:style-name="P2"><text:span text:style-name="T1">至於陳婉真，前些時候有新聞說在務農。當時是任彰化縣新聞局長(還是處?)，社會局長應該是更早在南投縣彭百顯任內。</text:span></text:p>
      <text:p text:style-name="P1"><text:span text:style-name="T1">陳真 | 2009.07.31 01:52 | </text:span><text:span text:style-name="T2">#</text:span></text:p>
      <text:p text:style-name="P3"><text:span text:style-name="T1">學姐很怕我特赦阿扁,老說我婦人之仁. 但我並不只是婦人之仁,或許還有點別的什麼心思.</text:span></text:p>
      <text:p text:style-name="P3"><text:span text:style-name="T1">扁1985(?)年去坐牢時,我在黨外雜誌上寫文章,引用孫觀漢對柏楊講的話說: "我真真願意替你去坐牢."</text:span></text:p>
      <text:p text:style-name="P3"><text:span text:style-name="T1">四分之一個世紀過去了,如果阿扁認錯,我想我還是願意再替他坐一次牢. 但我想,這樣一個時刻顯然已經流逝,扁會胡搞到底,不會認錯,因為有個混蛋黨和一些投機政客讓他靠.</text:span></text:p>
      <text:p text:style-name="P1"><text:span text:style-name="T1">陳真 | 2009.07.31 01:34 | </text:span><text:span text:style-name="T2">#</text:span></text:p>
      <text:p text:style-name="P2"><text:span text:style-name="T1">我不怕看抹黑,但比較害怕看到好人或一般人在某些狀況下充滿血肉充滿感情的言行. 對我來說,那太沉重了,沉重的人事物我一概存進八寶箱,希望遺害後世,希望有一些笨蛋能見賢思齊,而千萬不要影響到我.</text:span></text:p>
      <text:p text:style-name="P2"><text:span text:style-name="T1">我雖買了各種報紙(自由爛報當然不會買),但沒看,不知道發生了什麼事.</text:span></text:p>
      <text:p text:style-name="P2"><text:span text:style-name="T1">我說的那件發生在大約20年前的事. 正確年代我忘了,但男主角是我很仰慕的一位果農,他說他之前混流氓,看那樣子也挺像. 他叫潘健二,有一回,他拿一堆芭樂叫我帶回去吃, 我說不用不用,他馬上掄起拳頭問我要不要拿,不拿就馬上揍,雖是玩笑,但流氓氣質十足,非常好笑,而且好相處.</text:span></text:p>
      <text:p text:style-name="P2"><text:span text:style-name="T1">我們一起在戴振耀的芭樂園定期聚會,叫做高雄縣生態環境保護會,應該是台灣第一個環保組織,成立於1983-4年. 那時候,光是討論高雄縣河川污染問題,警察都能荷槍實彈前來盤查,有一次還在大家討論事情的桌子底下找到一個竊聽器.</text:span></text:p>
      <text:p text:style-name="P2"><text:span text:style-name="T1">後來我北上當醫生之後,阿耀選上立委,常常在立法院批評郝柏村. 潘健二後來則去陳婉真的台灣建國組織. 陳婉真很猛,恐怕台灣找不到幾個比她更勇敢的黨外人士了,有一回幾乎要鬧出人命,我和學姐還特地從淡水跑到台北行天宮抽籤,籤詩說不會有事.</text:span></text:p>
      <text:p text:style-name="P2"><text:span text:style-name="T1">但陳婉真跟陳真一樣,後來都不愛台灣. 如果我沒記錯,陳婉真現在應該是在國民黨主政下的彰化縣當社會局長.</text:span></text:p>
      <text:p text:style-name="P2"><text:span text:style-name="T1">至於這位潘健二,就是當年拉倒吳鳳銅像的男主角.事情鬧很大. 我記得相關抗爭很多,但細節已忘,只記得有一次,我看到潘健二腿上流下一道長長的血柱,緩緩流下,我觸目驚心之餘,差點要當場痛哭一場,但還是忍著情緒沒多說. 在那痛苦的年代,如果這也要哭,恐怕得天天哭個不停.</text:span></text:p>
      <text:p text:style-name="P2"><text:span text:style-name="T1">很多事的細節我都不太記得了,但吳鳳銅像這個案子應該就是林勤綱審理. 戴振耀也有個案子,我有陪他去法院,只記得重兵佈署. 在當年國民黨那樣一種惡霸行徑及恐怖氣氛下,其實很多騷亂或暴力情況是可以理解的,至少不是像現在這種娘娘腔式的做秀式的所謂衝撞,而是真的會頭破血流的.</text:span></text:p>
      <text:p text:style-name="P2"><text:span text:style-name="T1">我在198? 年的一次有關李勤岸被解聘一事的抗爭中,被警察故意用鐵門夾,脊椎受傷,至今無法平躺,睡覺得跟蝦子一樣蜷一側.</text:span></text:p>
      <text:p text:style-name="P2"><text:span text:style-name="T1">我記得林勤綱在審理吳鳳銅像那個案子時,好像是同志們在法庭內做亂吧,林勤綱大罵說: 不管你有著什麼偉大高尚的目標,違反法律就該接受法律的制裁.</text:span></text:p>
      <text:p text:style-name="P2"><text:span text:style-name="T1">我當時便挺佩服這樣一位同志,膽敢在美麗島事件中為叛亂份子辯護,卻也敢對著這些自以為正義的同志們說不!</text:span></text:p>
      <text:p text:style-name="P2"><text:span text:style-name="T1">這個人,以他的才情人品以及那些重要歷史資歷,如果他願意,恐怕老早就飛黃騰達,但這個人真的很特別,跟水一樣,他選擇往低處流.</text:span></text:p>
      <text:p text:style-name="P2"><text:span text:style-name="T1">良哲電話中說綠營的人個個說不認識他,我想有可能真的不認識,這些投機份子怎麼會認識或聽過林勤綱? 但只要是核心黨外人士便不可能沒聽過這麼一個人.</text:span></text:p>
      <text:p text:style-name="P2"><text:span text:style-name="T1">這樣一些人的存在,對我來說十分重要,至少不會讓我覺得活著好像沒什麼意義.</text:span></text:p>
      <text:p text:style-name="P2"><text:span text:style-name="T1">我聽說林勤綱法庭痛哭,聽說他還對扁講了一句話說: 親愛的朋友,我不得不釘死你的過錯,唯有這樣才能彰顯你本性的良善,彰顯你過去承受各種自我傷害所建立的美好價值.</text:span></text:p>
      <text:p text:style-name="P2"><text:span text:style-name="T1">或許唯有一個人當他真正能體會這樣一些話所蘊含的種種感情時,他才稱得上真正了解了一個悲情島和島上人民的一段如煙往事.</text:span></text:p>
      <text:p text:style-name="P2"><text:span text:style-name="T1">這話讓我想起我和扁的最後一次見面,一些合照我都還留著,那是大約在1992年或更早? 陳婉真那時候很紅,所到之處鎂光閃閃,扁則無人理睬,台權會邀請陳婉真和一位德國來的AI成員好像叫 MONICA 的女生演講(發音大約如此).</text:span></text:p>
      <text:p text:style-name="P2"><text:span text:style-name="T1">扁那時應該是吳淑珍立委的助理,人微言輕,拍團體照也只能站邊邊. 我因為一些兒童福利法案的事,拉他到一旁談,後來我們兩人提早離開會場,在會場樓下還繼續談了一會兒,後來他搭上計程車走了. 我揮手目送他離去,心裏想著:</text:span></text:p>
      <text:p text:style-name="P2"><text:span text:style-name="T1">阿扁這人好奇怪,講話客客氣氣的,人前溫和笑臉,人後卻極度沉默,彷彿心裏有著一團外人難以理解的心事.</text:span></text:p>
      <text:p text:style-name="P2"><text:span text:style-name="T1">或許我從來不曾真正了解這樣一個大壞蛋.</text:span></text:p>
      <text:p text:style-name="P4"/>
      <text:p text:style-name="P1"><text:span text:style-name="T1">家弘 | 2009.07.30 22:59 | </text:span><text:span text:style-name="T2">#</text:span></text:p>
      <text:p text:style-name="P3"><text:span text:style-name="T1">網路BBS也充斥大量抹黑攻擊...</text:span><text:span text:style-name="T3"><text:line-break/></text:span><text:span text:style-name="T1">懷疑林檢居心不良,謾罵不斷、甚至嘲笑、捏造不實...</text:span></text:p>
      <text:p text:style-name="P3"><text:span text:style-name="T1">這些文字看了實在很讓人氣憤</text:span><text:span text:style-name="T3"><text:line-break/></text:span><text:span text:style-name="T1">為什麼有這麼一群人可以以惡毒的字眼去攻擊一個好人</text:span><text:span text:style-name="T3"><text:line-break/></text:span><text:span text:style-name="T1">卻拱著不老實的傢伙當神主牌反過來指責司法迫害...</text:span><text:span text:style-name="T3"><text:line-break/></text:span></text:p>
      <text:p text:style-name="P1"><text:a xlink:type="simple" xlink:href="http://palinfo.habago.org/mt-comments.cgi?__mode=red&amp;id=18416"><text:span text:style-name="T2">柳春春阿忠</text:span></text:a><text:span text:style-name="T1"> | 2009.07.30 22:56 | </text:span><text:span text:style-name="T2">#</text:span></text:p>
      <text:p text:style-name="P2"><text:span text:style-name="T1">剛剛到管理後台看時區設定，為UTC+8，設定沒錯耶。</text:span></text:p>
      <text:p text:style-name="P1"><text:span text:style-name="T1">良哲 | 2009.07.30 22:02 | </text:span><text:span text:style-name="T2">#</text:span></text:p>
      <text:p text:style-name="P3"><text:span text:style-name="T1">一個技術問題：留言板的時間好像快一個小時喔？</text:span></text:p>
      <text:p text:style-name="P1"><text:span text:style-name="T1">良哲 | 2009.07.30 21:52 | </text:span><text:span text:style-name="T2">#</text:span></text:p>
      <text:p text:style-name="P2"><text:span text:style-name="T1">的確很可悲，今天吃飯時"不小心"看到幾則新聞，心頭一沉。這位檢察官如預期般，又被一群郎中消費掉了。</text:span></text:p>
      <text:p text:style-name="P1"><text:span text:style-name="T1">陳真 | 2009.07.30 03:09 | </text:span><text:span text:style-name="T2">#</text:span></text:p>
      <text:p text:style-name="P3"><text:span text:style-name="T1">(續前)</text:span></text:p>
      <text:p text:style-name="P3"><text:span text:style-name="T1">買了報紙但我都不敢看(林勤綱的新聞),準備買來收藏進八寶箱,就好像我不敢看冷暖人生一樣. 這個人的正直,在這島上是有點難以想像的,就好像你很難想像台灣這樣一個西方哲學沙漠卻有個我認為是當今世上最偉大的哲學家范光棣. 一團烏漆媽黑的虛榮鬼島,反倒有著像林弘宣那樣乾乾淨淨的人.</text:span></text:p>
      <text:p text:style-name="P3"><text:span text:style-name="T1">林弘宣林勤綱都是基督徒,他們的良善與正直,我不知道有多少人真能體會. 義人有無被辨識出來對他們而言絲毫不重要,但是一個無法辨識義人甚至糟蹋之的社會卻註定可悲.</text:span></text:p>
      <text:p text:style-name="P1"><text:span text:style-name="T1">陳真 | 2009.07.29 19:46 | </text:span><text:span text:style-name="T2">#</text:span></text:p>
      <text:p text:style-name="P2"><text:span text:style-name="T1">一早起來趕緊出門買報紙,不是為了扁案,而是為了那個主任檢察官林勤綱.</text:span></text:p>
      <text:p text:style-name="P2"><text:span text:style-name="T1">我常常講這個人,但除了很早期的黨外同志之外,從來沒有人知道誰是林勤綱,就好像大家都知道陳菊呂秀蓮施明德等美麗島受刑人,但沒有人知道同為八大軍事要犯裏頭的林弘宣.</text:span></text:p>
      <text:p text:style-name="P2"><text:span text:style-name="T1">台灣很可悲,他們的仰慕的眼光總是隨著鎂光燈而轉移,品味極爛的媒體捧誰,人們就仰慕誰,於是捧出一些品性差到極點的人例如陳水扁,說他是什麼台灣之子.</text:span></text:p>
      <text:p text:style-name="P2"><text:span text:style-name="T1">一個社會沒有識人的能力就跟一個人不會分辨好人壞人一樣,很難不因此承受痛苦的後果.</text:span></text:p>
      <text:p text:style-name="P2"><text:span text:style-name="T1">美麗島事件最讓我佩服的是林義雄和林弘宣,林義雄在十年前台灣人根本還不知道他是誰;林弘宣就更不用說了. 我想林弘宣如果平常跟誰說自己和哪位政治名人熟識或曾參與過什麼歷史事件,恐怕人們會暗自偷笑心裏想著: 唉呀少吹牛了.</text:span></text:p>
      <text:p text:style-name="P2"><text:span text:style-name="T1">我有時跟人說起我認識誰或我參與過什麼,也總得忍受這樣一種 "偷笑" 的眼神或尷尬的神色,彷彿我說了可恥的謊言來抬舉自己因此讓對方既不方便表示不信也不願說信,因此很尷尬.</text:span></text:p>
      <text:p text:style-name="P2"><text:span text:style-name="T1">當林義雄不為世人所知時,我每講起林義雄,人們就納悶說: 你罵遍每個政治人物,為何唯獨林義雄好? 這個人好在哪裡? 但我回答不上來. 一個人的好壞是很難用言語形容的.</text:span></text:p>
      <text:p text:style-name="P2"><text:span text:style-name="T1">林弘宣也是,我總說這個人非常好,但卻說不出他好在哪裡. 林勤綱也一樣,我說不出他好在哪,但我注意他將近30年了.我並不認識他. 他在美麗島事件擔任辯護律師後,並沒有像其他辯護律師那樣,藉著這樣的光環,藉著各種聳動的政治語言來取得政治權力以及因之而來的各種利益與名聲.</text:span></text:p>
      <text:p text:style-name="P2"><text:span text:style-name="T1">林弘宣也一樣,他是美麗島事件八位軍事要犯之一,當幾乎所有辯護律師及幾乎所有美麗島事件的主要受刑人統統當了大官或取得各式各樣的名利時,林弘宣卻一度在高雄市六合路租了一個小房間在那邊收一兩位學生當英文家教,或是翻譯一些新聞稿件謀生.</text:span></text:p>
      <text:p text:style-name="P2"><text:span text:style-name="T1">至於林勤綱,他第一次讓我深深訝異是在大約二十二三年前,那時群眾運動剛開始盛行,開始流行現在這樣一些娘娘腔式地所謂衝撞或衝突,打打鬧鬧的很沒出息,或是破壞公物羞辱警察等等,一旦被移送法辦,就開始哭爸哭母說什麼政治迫害.</text:span></text:p>
      <text:p text:style-name="P2"><text:span text:style-name="T1">你自己要違法或違規,就應該承受那樣的後果,而不是老是搞一些什麼聲援啦抗議啦之類, 不但沒出息,而且很窩囊.</text:span></text:p>
      <text:p text:style-name="P2"><text:span text:style-name="T1">我被以涉嫌叛亂移送法辦時,當時民進黨一些大老及相關媒體與組織如台權會,也是準備要搞一些什麼聲援活動,甚至很多人鼓勵我趁機趕緊出來選舉,我一個一個打電話過去破口大罵說我沒有那麼沒出息. 什麼政治迫害? 我被誰迫害了? 這本來就是我心甘情願要去做的事,沒有人迫害我. 說我被政治迫害就是在羞辱我這個人.</text:span></text:p>
      <text:p text:style-name="P2"><text:span text:style-name="T1">這就好像我自願上刀山下油鍋,我怎麼能一邊山刀山下油鍋一邊卻哭鬧說我被尖刀或熱油給迫害啦大家快來聲援我啦? 那不是很沒出息嗎?是我自己要下去油鍋的啊. 你們要聲援我什麼呢? 我還記得我當時對媒體及許多黨外大老罵說: 誰聲援我誰就是混蛋! 當然,我指的造勢是民進黨所擅長的那種造勢或充滿政治語言的作秀活動.</text:span></text:p>
      <text:p text:style-name="P2"><text:span text:style-name="T1">大家莫名其妙,不知道我在生氣什麼. 於是報紙上或口耳相傳之間就開始推測,"嗯,陳真可能怕被抓去坐牢,所以跟國民黨談好條件,只要他不搞聲援或抗議,國民黨就會輕判他的罪." 聽到或看到這樣一些報導或謠言,我也無可奈何.</text:span></text:p>
      <text:p text:style-name="P2"><text:span text:style-name="T1">但我記得就在大約那時候,有些同志因為各種緣故被移送法辦,結果有一回,檢察官或法官我忘了,就是林勤綱,當時的群眾跟現在的民進黨群眾一樣,灑冥紙啦,或是牽一條狗在法院前,狗身上掛上法官的姓名,說他是國民黨的走狗啦等等這些.</text:span></text:p>
      <text:p text:style-name="P2"><text:span text:style-name="T1">結果我聽涉案的同志們說,林勤綱在法庭上大罵說你們這些人,這樣一些行為只是在傷害司法,你們應該尊重法律的精神,而不是一方面要違法一方面卻又要求法律不該辦你們.</text:span></text:p>
      <text:p text:style-name="P2"><text:span text:style-name="T1">我很認同這樣一種說法,就像甘地,他進出監牢29次,他可以有充份機會逃脫刑責,但他不但沒有這麼做,反倒要求法官依據惡法判他最重的刑.</text:span></text:p>
      <text:p text:style-name="P2"><text:span text:style-name="T1">有一回有個法官給他判了重罪,甘地低頭表示感謝,法官退庭時站起來說了一句話,他說: "哪一天,當你步出監牢,我會比誰都更高興".</text:span></text:p>
      <text:p text:style-name="P2"><text:span text:style-name="T1">蘇格拉底面對敵人塞給他的各種根本莫須有的罪名,朋友可助他脫逃, 或只要他態度軟一些便可免除死罪,但蘇格拉底不但不逃也不為自己脫罪,反倒愉快地在眾人面前飲下毒酒,臨刑時還幽了敵人一默說: "朋友,永別了,但誰才能奔向那美好的世界,還不一定呢."</text:span></text:p>
      <text:p text:style-name="P2"><text:span text:style-name="T1">記得當時聽到人們轉述林勤綱這番怒罵時,我心裏挺感動.當然,民進黨的群眾就會開始罵說這法官是吃屎的啦,國民黨的走狗啦,只想當官啦.</text:span></text:p>
      <text:p text:style-name="P2"><text:span text:style-name="T1">林勤綱大可跟其他人一樣,走上政治的路,享受各種掌聲與榮華富貴,至少他也可以分一杯羹,撈到一些好處,但他卻選擇跟同志們告別,因為他認為改革司法也很重要. 司法應該和政治保持距離.</text:span></text:p>
      <text:p text:style-name="P2"><text:span text:style-name="T1">像林弘宣林勤綱這樣一些在極度肅殺的恐怖年代挺身而出者,當恐怖過去,他們便退回到原本的工作上,而不是把那些經歷拿去販賣成政治資源.</text:span></text:p>
      <text:p text:style-name="P2"><text:span text:style-name="T1">反倒是一些在恐怖年代窩囊得很的人,例如羅文嘉及其類似所謂 "學生領袖",連黨外雜誌稍微報導一下他們學生的校內活動,都能嚇得像什麼似地要求黨外雜誌以後不可再報導. 當恐怖過去後,他們就跑出來儼然什麼革命份子似的,甚至至今還在搞什麼 "二次黨外運動",真是令人作嘔.</text:span></text:p>
      <text:p text:style-name="P2"><text:span text:style-name="T1">人之人品高下,實在差很多,但台灣社會卻全然沒有識人能力.不但看不出真正的革命者,反倒捧出一堆不但反革命而且專門收割革命成果的混蛋當明星. 你很難期待這樣的社會能有什麼根本性的改變,除非我們先改變一種鑑賞能力,學會看人,學會看清事物的善惡本質.</text:span></text:p>
      <text:p text:style-name="P1"><text:span text:style-name="T1">智巽 | 2009.07.29 14:15 | </text:span><text:span text:style-name="T2">#</text:span></text:p>
      <text:p text:style-name="P3"><text:span text:style-name="T1">以前看到科技業開始有人轉做高科技醫療器材,他們也說了很多什麼健康阿,長壽阿,創造幸福社會,幸福人生等等!</text:span><text:span text:style-name="T3"><text:line-break/></text:span><text:span text:style-name="T1">我心想..骨子裡還不是因為看到高齡社會的商機跟高利潤!!</text:span></text:p>
      <text:p text:style-name="P3"><text:span text:style-name="T1">之前有個中國工人因為丟失樣本手機被懷疑而自殺</text:span><text:span text:style-name="T3"><text:line-break/></text:span><text:span text:style-name="T1">而業界著名的雜誌也有了評論,文中可見科技業在乎的只有"少賺多少錢"這件事而已</text:span><text:span text:style-name="T3"><text:line-break/></text:span><text:span text:style-name="T1">http://www.eettaiwan.com/ART_8800579633_480202_NT_a935cf52.HTM?click_from=8800028708,8828295302,2009-07-27,EETOL,ARTICLE_ALERT</text:span><text:span text:style-name="T3"><text:line-break/></text:span></text:p>
      <text:p text:style-name="P1"><text:span text:style-name="T1">陳真 | 2009.07.27 22:27 | </text:span><text:span text:style-name="T2">#</text:span></text:p>
      <text:p text:style-name="P2"><text:span text:style-name="T1">底下是那些反波蘭醫師的匿名醫學生的一些嘉言錄,各位由此可以看出一個人處在一堆兵裏頭的痛苦.</text:span></text:p>
      <text:p text:style-name="P2"><text:span text:style-name="T1">兵的特色不是笨,而是 "笨,但卻覺得自己很聰明很有學問很天才",驕傲得不得了.</text:span></text:p>
      <text:p text:style-name="P2"><text:span text:style-name="T1">在台灣,其實不管是自然科學界或社會科學界或文史哲學界,往往都很驕傲,而這樣一種現象卻是我在海外十年所不曾遭遇,而且也難以想像.</text:span></text:p>
      <text:p text:style-name="P2"><text:span text:style-name="T1">西方人對知識的了解較為全面且心態持平,唸科學的,往往也懂一些文史哲,懂一點康德,懂一點羅素,懂一些邏輯,懂一點社會學,至於唸文史哲的,當然懂不了多少物理化學,但也不會因為自己唸的東西很抽象或很宏觀而彷彿自己掌握了什麼宇宙真理似地膨漲起來.</text:span></text:p>
      <text:p text:style-name="P2"><text:span text:style-name="T1">但在台灣,你卻很難找到幾個在唸了一兩本簡單的哲學著作之後還能不驕傲的. 在台灣,你也很難找到幾個醫師或科學家真的了解自己所接受的教育是多麼狹隘而缺乏智性深度,簡直不能稱為一個受過教育的人.</text:span></text:p>
      <text:p text:style-name="P2"><text:span text:style-name="T1">但是,在一個萬般皆下品唯有醫師高的病態社會,他們卻往往真的以為自己很聰明很有學問. 事實上卻非如此,我常覺得,跟醫界的人或是跟一個科學家討論知識,許多時候真是比跟一隻貓討論還困難,但他們對此卻毫無病識感,依然驕傲得不得了.</text:span></text:p>
      <text:p text:style-name="P2"><text:span text:style-name="T1">我在英國的指導教授稱不上大師,但至少也是西方哲學界,特別是研究維根斯坦的圈子裏頭幾乎無人不曉的一個重要學者,但講起維根斯坦時,他老是說 "這個我不是很懂耶" "那個你顯然比我懂" "謝謝你告訴我這麼多我不知道的知識".</text:span></text:p>
      <text:p text:style-name="P2"><text:span text:style-name="T1">因此,我常覺得很納悶,他懂的東西,我花二十年工夫恐怕都還跟不上,但他把自己看得這麼渺小,更不可思議的是,他顯然不是假裝謙虛,而是一種由衷的感覺,這樣一種低下的卑微感,事實上卻反映了一種高度.</text:span></text:p>
      <text:p text:style-name="P2"><text:span text:style-name="T1">但在台灣卻不然,人們吃兩天齋便要上西天當佛祖了,唸一個晚上的維根斯坦,隔天講起話來就一副好像把維根斯坦給研究透徹了的大師口氣.</text:span></text:p>
      <text:p text:style-name="P2"><text:span text:style-name="T1">維根斯坦很在乎自己的品性,羅素笑他說,你別老關心這個吧,是不是一個好人有什麼重要呢? 維根斯坦回應說: "我若不是一個好人,我如何可能成為一個好的邏輯學家?"</text:span></text:p>
      <text:p text:style-name="P2"><text:span text:style-name="T1">我想維根斯坦說得很對,如果你無法正直地活,事實上你也不太可能做出真正好的學術或創造出真正好的作品. 當然,他所謂好壞,指的是一種 "重要意義" 上的好壞. 至於所謂 "重要意義" 是指的哪一種意義,就不言而喻了.</text:span></text:p>
      <text:p text:style-name="P2"><text:span text:style-name="T1">至於這些醫學生說到,醫師薪水若因波蘭醫師的加入而減少,一旦當醫生賺的錢少了,就吸引不了優秀學生了,台灣醫療品質將大大降低.</text:span></text:p>
      <text:p text:style-name="P2"><text:span text:style-name="T1">可是,英國是公醫制度,醫生的薪水不一定比得上一個公車司機,恐怕更比不上修水管工人(這是事實,不是玩笑),跟中小學教師收入所得相去無幾. 但是,英國的醫療品質會因為醫師收入低而水準降低嗎?</text:span></text:p>
      <text:p text:style-name="P2"><text:span text:style-name="T1">而且,全世界大概只有一些像台灣這樣文明發展很落後的國家才會一窩蜂搶著當醫生,比方說英國人對於醫學的學科評價排名偏低,僅高於電腦或資訊這類學科,評價最高的卻是台灣人唾棄的文史哲,例如歷史,例如柏拉圖蘇格拉底等,學科評價最高.</text:span></text:p>
      <text:p text:style-name="P2"><text:span text:style-name="T1">劍橋每年有上千個亞洲醫師來此求學或取經,但劍橋創校八百年,來此唸哲學的,不需一個巴掌五根指頭就能數完. 台灣人看不起的文史哲,恰恰也是西方人視為國寶而通常不太願意讓亞洲人來唸的,同時也不太相信亞洲人有能力唸.</text:span></text:p>
      <text:p text:style-name="P2"><text:span text:style-name="T1">比方說英國文學系,幾個人有能力唸? 但醫學系博士班,卻是只要你提出申請,只要你具備某種大學基本身份及相關科系(不一定要醫學系畢業),並且基本語言能力合格,我敢保證一定上. 若有人根據我的指點卻沒申請上,可以來找我退費.</text:span></text:p>
      <text:p text:style-name="P2"><text:span text:style-name="T1">當劍橋醫學系的訪問學者那就更容易了,只要你是個主治醫師,給我三千英鎊約台幣十六萬繳費,我保證你一定能在一年內順利成行.</text:span></text:p>
      <text:p text:style-name="P2"><text:span text:style-name="T1">我不是說西方一流人才全跑去唸哲學唸文學或唸歷史,而是說,他們總是傾向於根據自己的想法和興趣去選讀科系,頭腦傾向於抽象思考的人,自然就會去唸哲學唸數學唸物理,喜歡接觸生老病死的,對於生命現象感興趣的,當然就傾向於自然科學或醫學.</text:span></text:p>
      <text:p text:style-name="P2"><text:span text:style-name="T1">但你絕對無法想像會有個英國人或法國人德國人很驕傲自己是唸醫學系或當醫生. 這是全然無法想像的, 這就好像你無法想像在一個市場裏頭有人因為自己賣碗粿而別人賣蚵仔煎而覺得自己很厲害很驕傲, 若真有人如此, 人們大概會覺得他精神狀況不太正常.</text:span></text:p>
      <text:p text:style-name="P2"><text:span text:style-name="T1">所謂人才,是根據自己的性向與才能去發揮的一種人,而不是某一次考試考最高分的一群人. 這樣一群在某一次考試中得高分的人,為了錢為了名利,一窩蜂全跑去當醫生,其實是很荒唐的. 他們自認為人才,但我不知道他們除了某一次考試分數高之外,才華何在?</text:span></text:p>
      <text:p text:style-name="P2"><text:span text:style-name="T1">而我們的醫學教育,就跟你唸職業學校其實完全沒兩樣,不斷強調一種不經大腦的記憶累積與技術訓練,於是更進一步把這些人給弄得更笨更無知,但他們卻一直覺得自己很聰明很有學問,實在是完全不知道天高地厚. 這就像當人家都已發射太空梭登陸火星了, 卻有一群人老是忘不了自己是個放沖天炮的高手.</text:span></text:p>
      <text:p text:style-name="P2"><text:span text:style-name="T1">你想跟他討論, 讓他有點病識感, 但很難, 除非他能想像或清楚看見一種他過去從未接觸的世界, 然後他才有可能理解天地有多大, 理解自己離這個世界有多麼遙遠.</text:span></text:p>
      <text:p text:style-name="P2"><text:span text:style-name="T1">陳真</text:span></text:p>
      <text:p text:style-name="P2"><text:span text:style-name="T1">以下為醫學生嘉言錄</text:span><text:span text:style-name="T3"><text:line-break/></text:span><text:span text:style-name="T1">===================================</text:span><text:span text:style-name="T3"><text:line-break/></text:span><text:span text:style-name="T1">20 November,2008 1:42</text:span></text:p>
      <text:p text:style-name="P2"><text:span text:style-name="T1">到波蘭念醫科，正夯!!!</text:span></text:p>
      <text:p text:style-name="P2"><text:span text:style-name="T1">應友人R 先生之要求</text:span><text:span text:style-name="T3"><text:line-break/></text:span><text:span text:style-name="T1">轉載這一篇文章</text:span><text:span text:style-name="T3"><text:line-break/></text:span><text:span text:style-name="T1">雖然說在下也算是這個體制內的一個廢咖</text:span><text:span text:style-name="T3"><text:line-break/></text:span><text:span text:style-name="T1">但因為其實我並不是非常想當醫生</text:span><text:span text:style-name="T3"><text:line-break/></text:span><text:span text:style-name="T1">對於類似議題一直不是很關心</text:span><text:span text:style-name="T3"><text:line-break/></text:span><text:span text:style-name="T1">但既然有同學希望我轉這篇文章</text:span><text:span text:style-name="T3"><text:line-break/></text:span><text:span text:style-name="T1">就轉一下吧</text:span></text:p>
      <text:p text:style-name="P2"><text:span text:style-name="T1">至於我本身的看法呢?</text:span><text:span text:style-name="T3"><text:line-break/></text:span><text:span text:style-name="T1">我以為那些東歐混回來的雜種醫學生血統不純程度不佳腦子不好</text:span><text:span text:style-name="T3"><text:line-break/></text:span><text:span text:style-name="T1">(我一向覺得看血統是很準的阿)</text:span></text:p>
      <text:p text:style-name="P2"><text:span text:style-name="T1">這是全世界都知道的事情才對啊</text:span><text:span text:style-name="T3"><text:line-break/></text:span><text:span text:style-name="T1">想不到好像有很多人不知道</text:span><text:span text:style-name="T3"><text:line-break/></text:span><text:span text:style-name="T1">真是奇哉怪也</text:span></text:p>
      <text:p text:style-name="P2"><text:span text:style-name="T1">前陣子才在跟好友劉小姐說</text:span><text:span text:style-name="T3"><text:line-break/></text:span><text:span text:style-name="T1">"好像有很多我們以為大家都知道的事其實好像不是大家都知道?"</text:span></text:p>
      <text:p text:style-name="P2"><text:span text:style-name="T1">她就說 "幹!很多人真的就是比你想得更蠢更無知更笨阿"</text:span></text:p>
      <text:p text:style-name="P2"><text:span text:style-name="T1">好吧 果然講得還挺有道理的</text:span></text:p>
      <text:p text:style-name="P2"><text:span text:style-name="T1">還有啦</text:span><text:span text:style-name="T3"><text:line-break/></text:span><text:span text:style-name="T1">我真的不覺得台灣的醫學系有原文中說得這麼難考</text:span><text:span text:style-name="T3"><text:line-break/></text:span><text:span text:style-name="T1">不用太聰明</text:span><text:span text:style-name="T3"><text:line-break/></text:span><text:span text:style-name="T1">稍微努力一下應該都可以考得上</text:span><text:span text:style-name="T3"><text:line-break/></text:span><text:span text:style-name="T1">但這也反證出考不上的人</text:span><text:span text:style-name="T3"><text:line-break/></text:span><text:span text:style-name="T1">真的要嘛太笨要嘛太混要嘛又笨又混</text:span></text:p>
      <text:p text:style-name="P2"><text:span text:style-name="T1">---</text:span><text:span text:style-name="T3"><text:line-break/></text:span><text:span text:style-name="T1">哇!!國中基測考不到兩百分耶!</text:span><text:span text:style-name="T3"><text:line-break/></text:span><text:span text:style-name="T1">然後大學更猛</text:span><text:span text:style-name="T3"><text:line-break/></text:span><text:span text:style-name="T1">41級分!!</text:span><text:span text:style-name="T3"><text:line-break/></text:span><text:span text:style-name="T1">相信有考過大學的人都可以強烈感受到</text:span><text:span text:style-name="T3"><text:line-break/></text:span><text:span text:style-name="T1">滿分75級分考41級分的程度在哪裡...</text:span></text:p>
      <text:p text:style-name="P2"><text:span text:style-name="T1">在台灣 想念醫學系</text:span><text:span text:style-name="T3"><text:line-break/></text:span><text:span text:style-name="T1">學測73級分都很危險!</text:span></text:p>
      <text:p text:style-name="P2"><text:span text:style-name="T1">現在卻已經有非常多人波蘭醫科念完</text:span></text:p>
      <text:p text:style-name="P2"><text:span text:style-name="T1">還有文藻畢業的</text:span><text:span text:style-name="T3"><text:line-break/></text:span><text:span text:style-name="T1">(連社會組也能念醫科? 對!只要有錢~人人都可當醫師!)</text:span></text:p>
      <text:p text:style-name="P2"><text:span text:style-name="T1">還有很多護專 高職 農工畢業的</text:span></text:p>
      <text:p text:style-name="P2"><text:span text:style-name="T1">好一點的有甚麼中原心理系啦~等等之類的</text:span></text:p>
      <text:p text:style-name="P2"><text:span text:style-name="T1">你一定很好奇</text:span><text:span text:style-name="T3"><text:line-break/></text:span><text:span text:style-name="T1">那麼這些波蘭回來的"醫生"</text:span><text:span text:style-name="T3"><text:line-break/></text:span><text:span text:style-name="T1">在醫院裡表現如何?</text:span></text:p>
      <text:p text:style-name="P2"><text:span text:style-name="T1">親身經歷 1:</text:span></text:p>
      <text:p text:style-name="P2"><text:span text:style-name="T1">講一個不一樣的，我認識一個從加勒比海來的</text:span></text:p>
      <text:p text:style-name="P2"><text:span text:style-name="T1">他專科是讀新竹某一醫專，然後去加勒比海念</text:span></text:p>
      <text:p text:style-name="P2"><text:span text:style-name="T1">對於病人，不管是感冒發燒還是拉肚子，</text:span></text:p>
      <text:p text:style-name="P2"><text:span text:style-name="T1">永遠都是---你有憂鬱症喔，你壓力太大了...</text:span></text:p>
      <text:p text:style-name="P2"><text:span text:style-name="T1">病人問他你怎麼知道，他說，因為---我就有憂鬱症</text:span></text:p>
      <text:p text:style-name="P2"><text:span text:style-name="T1">所以你一定有。唉，無言。</text:span></text:p>
      <text:p text:style-name="P2"><text:span text:style-name="T1">所以給病人的藥，</text:span></text:p>
      <text:p text:style-name="P2"><text:span text:style-name="T1">無論是外傷還是CAD永遠都有serenal</text:span></text:p>
      <text:p text:style-name="P2"><text:span text:style-name="T1">勒沒有一樣會。CXR不會看，sonar不會用</text:span></text:p>
      <text:p text:style-name="P2"><text:span text:style-name="T1">甚至連ketonazole是啥都不知</text:span></text:p>
      <text:p text:style-name="P2"><text:span text:style-name="T1">唉唉唉，加勒比海如此，波蘭呢？</text:span></text:p>
      <text:p text:style-name="P2"><text:span text:style-name="T1">大家真的要保重呀</text:span></text:p>
      <text:p text:style-name="P2"><text:span text:style-name="T1">親身經歷 2:</text:span></text:p>
      <text:p text:style-name="P2"><text:span text:style-name="T1">我認識一個波蘭住院醫師</text:span><text:span text:style-name="T3"><text:line-break/></text:span><text:span text:style-name="T1">程度差到匪夷所思</text:span></text:p>
      <text:p text:style-name="P2"><text:span text:style-name="T1">當一個醫生 好歹要唸過藥理</text:span><text:span text:style-name="T3"><text:line-break/></text:span><text:span text:style-name="T1">連最簡單的acetaminophen是幹麻都不知道</text:span><text:span text:style-name="T3"><text:line-break/></text:span><text:span text:style-name="T1">然後居然不知道高血壓要有分很多種</text:span><text:span text:style-name="T3"><text:line-break/></text:span><text:span text:style-name="T1">我看到他的筆記</text:span></text:p>
      <text:p text:style-name="P2"><text:span text:style-name="T1">1.痛 -&gt; A藥</text:span><text:span text:style-name="T3"><text:line-break/></text:span><text:span text:style-name="T1">2.血壓高-&gt; B藥</text:span><text:span text:style-name="T3"><text:line-break/></text:span><text:span text:style-name="T1">3.暈 -&gt; C藥</text:span></text:p>
      <text:p text:style-name="P2"><text:span text:style-name="T1">一個症狀對一個藥 毫不考慮病人狀況怎樣 純反射</text:span><text:span text:style-name="T3"><text:line-break/></text:span><text:span text:style-name="T1">其他種種不贅述</text:span></text:p>
      <text:p text:style-name="P2"><text:span text:style-name="T1">重點是他有醫師執照</text:span></text:p>
      <text:p text:style-name="P2"><text:span text:style-name="T1">身為他的同事</text:span></text:p>
      <text:p text:style-name="P2"><text:span text:style-name="T1">我為我大學七年的青春感到不值</text:span></text:p>
      <text:p text:style-name="P2"><text:span text:style-name="T1">這只是開始</text:span><text:span text:style-name="T3"><text:line-break/></text:span><text:span text:style-name="T1">目前每年到波蘭念醫科的人數</text:span><text:span text:style-name="T3"><text:line-break/></text:span><text:span text:style-name="T1">是以"倍數"成長!</text:span><text:span text:style-name="T3"><text:line-break/></text:span><text:span text:style-name="T1">為什麼?</text:span></text:p>
      <text:p text:style-name="P2"><text:span text:style-name="T1">1.台灣醫學系太難考</text:span><text:span text:style-name="T3"><text:line-break/></text:span><text:span text:style-name="T1">如果沒有非常用功或是極度天才</text:span><text:span text:style-name="T3"><text:line-break/></text:span><text:span text:style-name="T1">要考上的機率微乎其微</text:span></text:p>
      <text:p text:style-name="P2"><text:span text:style-name="T1">2.台灣醫學系要念畢業也不是這麼簡單的事</text:span><text:span text:style-name="T3"><text:line-break/></text:span><text:span text:style-name="T1">動不動就當人 當了以後還會檔修</text:span><text:span text:style-name="T3"><text:line-break/></text:span><text:span text:style-name="T1">甚至延畢</text:span><text:span text:style-name="T3"><text:line-break/></text:span><text:span text:style-name="T1">重點是 你的就爭對手(同學)通通都很用功 很優秀</text:span><text:span text:style-name="T3"><text:line-break/></text:span><text:span text:style-name="T1">所以要把皮捏緊才能順利畢業</text:span></text:p>
      <text:p text:style-name="P2"><text:span text:style-name="T1">3.波蘭醫科 節省時間</text:span><text:span text:style-name="T3"><text:line-break/></text:span><text:span text:style-name="T1">只要念4年或是6年!!!超快速的!!!</text:span></text:p>
      <text:p text:style-name="P2"><text:span text:style-name="T1">(人家大學學測41級分都可以去念了，你還怕甚麼?)</text:span></text:p>
      <text:p text:style-name="P2"><text:span text:style-name="T1">那你還要問</text:span><text:span text:style-name="T3"><text:line-break/></text:span><text:span text:style-name="T1">照你說的，台灣畢業的醫學生這麼優秀，那麼還會怕競爭嗎?</text:span></text:p>
      <text:p text:style-name="P2"><text:span text:style-name="T1">答案是:我們不怕被比下去!因為我們的素質比他們好太多了!</text:span><text:span text:style-name="T3"><text:line-break/></text:span><text:span text:style-name="T1">但是人家削價競爭，我們也不用吃飯啦!</text:span></text:p>
      <text:p text:style-name="P2"><text:span text:style-name="T1">舉例: 醫院開出來 目前有缺醫師</text:span><text:span text:style-name="T3"><text:line-break/></text:span><text:span text:style-name="T1">薪水一個月5萬元</text:span><text:span text:style-name="T3"><text:line-break/></text:span><text:span text:style-name="T1">你要不要?</text:span><text:span text:style-name="T3"><text:line-break/></text:span><text:span text:style-name="T1">波蘭的醫師會去應徵</text:span><text:span text:style-name="T3"><text:line-break/></text:span><text:span text:style-name="T1">因為他們從來也沒付出過甚麼努力 犧牲甚麼</text:span><text:span text:style-name="T3"><text:line-break/></text:span><text:span text:style-name="T1">而且反正他們甚麼也不會 有五萬元的薪水算很棒的了!!</text:span></text:p>
      <text:p text:style-name="P2"><text:span text:style-name="T1">反觀我們呢?!</text:span><text:span text:style-name="T3"><text:line-break/></text:span><text:span text:style-name="T1">一路從國中 高中 拼死命念書 考上醫學系</text:span><text:span text:style-name="T3"><text:line-break/></text:span><text:span text:style-name="T1">然後再繼續拼死拼活七年 當實習醫師的時候根本就是在燃燒自己的生命</text:span></text:p>
      <text:p text:style-name="P2"><text:span text:style-name="T1">老一輩的醫師出來一個月至少還有十幾萬</text:span><text:span text:style-name="T3"><text:line-break/></text:span><text:span text:style-name="T1">我們一樣辛苦 一樣努力</text:span><text:span text:style-name="T3"><text:line-break/></text:span><text:span text:style-name="T1">結果只能領一個月5萬元的薪水</text:span></text:p>
      <text:p text:style-name="P2"><text:span text:style-name="T1">我們做何感想?</text:span></text:p>
      <text:p text:style-name="P2"><text:span text:style-name="T1">最後</text:span><text:span text:style-name="T3"><text:line-break/></text:span><text:span text:style-name="T1">把眼光放遠一點</text:span></text:p>
      <text:p text:style-name="P2"><text:span text:style-name="T1">當醫師 一路上需要付出太多太多的努力</text:span><text:span text:style-name="T3"><text:line-break/></text:span><text:span text:style-name="T1">需要犧牲太多太多(睡眠 娛樂 休閒 甚至和家人相處的時間)</text:span><text:span text:style-name="T3"><text:line-break/></text:span><text:span text:style-name="T1">但是出來一個月的薪水只有和一般上班族差不多</text:span><text:span text:style-name="T3"><text:line-break/></text:span><text:span text:style-name="T1">可想而知</text:span><text:span text:style-name="T3"><text:line-break/></text:span><text:span text:style-name="T1">仍然想念醫學系的人 將會大幅的減少</text:span></text:p>
      <text:p text:style-name="P2"><text:span text:style-name="T1">(當然我們都有一顆想救人的心 但是這種辛苦又所得低的工作 想做的人一定會少很多</text:span><text:span text:style-name="T3"><text:line-break/></text:span><text:span text:style-name="T1">再者 我們付出這麼多 具備了這麼多專業的能力與知識 收入比一般人高一些 難道是過分的要求?)</text:span></text:p>
      <text:p text:style-name="P2"><text:span text:style-name="T1">醫學系將來的分數就會一直往下掉</text:span><text:span text:style-name="T3"><text:line-break/></text:span><text:span text:style-name="T1">現在大家還會認為 "念醫科的人都很優秀!"</text:span><text:span text:style-name="T3"><text:line-break/></text:span><text:span text:style-name="T1">以後就難說了....</text:span></text:p>
      <text:p text:style-name="P2"><text:span text:style-name="T1">而台灣的醫療體系裡面</text:span><text:span text:style-name="T3"><text:line-break/></text:span><text:span text:style-name="T1">將會充斥著大量的外國醫生</text:span><text:span text:style-name="T3"><text:line-break/></text:span><text:span text:style-name="T1">他們的程度...專業能力....</text:span><text:span text:style-name="T3"><text:line-break/></text:span><text:span text:style-name="T1">你敢給他們看病 開刀嗎?</text:span></text:p>
      <text:p text:style-name="P2"><text:span text:style-name="T1">因為他們知道自己是走後門</text:span><text:span text:style-name="T3"><text:line-break/></text:span><text:span text:style-name="T1">也會心虛!!所以不會寫出來~</text:span><text:span text:style-name="T3"><text:line-break/></text:span><text:span text:style-name="T1">所以大家如果看到這種省略學經歷的醫師</text:span><text:span text:style-name="T3"><text:line-break/></text:span><text:span text:style-name="T1">就應該要格外小心!</text:span></text:p>
      <text:p text:style-name="P2"><text:span text:style-name="T1">我們深信，要當醫師的人，應該至少具備幾項特質:</text:span><text:span text:style-name="T3"><text:line-break/></text:span><text:span text:style-name="T1">能夠對自己負責 把自己份內該做的事做好</text:span><text:span text:style-name="T3"><text:line-break/></text:span><text:span text:style-name="T1">把書念好這件事 可以看得出來這個人至少肯努力</text:span><text:span text:style-name="T3"><text:line-break/></text:span><text:span text:style-name="T1">這種高中就每天流連籃球場 玩樂團玩到功課不顧 或是根本沒有付出任何努力念書的人</text:span><text:span text:style-name="T3"><text:line-break/></text:span><text:span text:style-name="T1">這種人適合當醫師嗎?</text:span><text:span text:style-name="T3"><text:line-break/></text:span><text:span text:style-name="T1">你萬一哪天生病住院了</text:span><text:span text:style-name="T3"><text:line-break/></text:span><text:span text:style-name="T1">你敢給他primary care嗎?</text:span></text:p>
      <text:p text:style-name="P2"><text:span text:style-name="T1">要當個好醫師，醫德最重要?</text:span><text:span text:style-name="T3"><text:line-break/></text:span><text:span text:style-name="T1">答:好吧~如果那種體育班畢業~大學學測考41級分的人</text:span><text:span text:style-name="T3"><text:line-break/></text:span><text:span text:style-name="T1">很有愛心的話</text:span><text:span text:style-name="T3"><text:line-break/></text:span><text:span text:style-name="T1">你要去給他看病我完全沒有意見!</text:span><text:span text:style-name="T3"><text:line-break/></text:span><text:span text:style-name="T1">不過他的專業能力在哪裡...也請你自己考慮清楚</text:span><text:span text:style-name="T3"><text:line-break/></text:span><text:span text:style-name="T1">畢竟人的健康和生命</text:span><text:span text:style-name="T3"><text:line-break/></text:span><text:span text:style-name="T1">不是拿來開玩笑的!!!</text:span><text:span text:style-name="T3"><text:line-break/></text:span><text:span text:style-name="T1">而且</text:span><text:span text:style-name="T3"><text:line-break/></text:span><text:span text:style-name="T1">去波蘭念醫科 跳過台灣困難的指考/學測</text:span><text:span text:style-name="T3"><text:line-break/></text:span><text:span text:style-name="T1">而且可以不用考學歷認證</text:span><text:span text:style-name="T3"><text:line-break/></text:span><text:span text:style-name="T1">交錢就可以念醫科</text:span><text:span text:style-name="T3"><text:line-break/></text:span><text:span text:style-name="T1">有這種投機行為的人</text:span><text:span text:style-name="T3"><text:line-break/></text:span><text:span text:style-name="T1">有這種投機心態的人</text:span><text:span text:style-name="T3"><text:line-break/></text:span><text:span text:style-name="T1">你敢給他看病嗎?</text:span></text:p>
      <text:p text:style-name="P2"><text:span text:style-name="T1">術業有專攻，以後我還是給本土醫生看病好了！這些外來偽醫生，真是可恥！</text:span></text:p>
      <text:p text:style-name="P2"><text:span text:style-name="T1">看中山醫學大學</text:span><text:span text:style-name="T3"><text:line-break/></text:span><text:span text:style-name="T1">這種教學資源最多的附設醫院</text:span></text:p>
      <text:p text:style-name="P2"><text:span text:style-name="T1">竟然外科, 婦產科, 兒科</text:span><text:span text:style-name="T3"><text:line-break/></text:span><text:span text:style-name="T1">這些優關人命的科別</text:span><text:span text:style-name="T3"><text:line-break/></text:span><text:span text:style-name="T1">也錄取這些三流醫生</text:span><text:span text:style-name="T3"><text:line-break/></text:span><text:span text:style-name="T1">把病人人命當什麼在看?</text:span></text:p>
      <text:p text:style-name="P2"><text:span text:style-name="T1">君子愛錢</text:span><text:span text:style-name="T3"><text:line-break/></text:span><text:span text:style-name="T1">取之有道</text:span></text:p>
      <text:p text:style-name="P2"><text:span text:style-name="T1">外科開一刀要花多少成本, 又可以收多手錢?</text:span><text:span text:style-name="T3"><text:line-break/></text:span><text:span text:style-name="T1">醫學界心知肚明</text:span></text:p>
      <text:p text:style-name="P2"><text:span text:style-name="T1">真不敢相信這種大型教學醫院這樣子看待病人人命.</text:span></text:p>
      <text:p text:style-name="P2"><text:span text:style-name="T1">這樣不怕醜</text:span><text:span text:style-name="T3"><text:line-break/></text:span><text:span text:style-name="T1">就不要怕被掀出來.</text:span><text:span text:style-name="T3"><text:line-break/></text:span></text:p>
      <text:p text:style-name="P1"><text:span text:style-name="T1">陳真 | 2009.07.27 02:28 | </text:span><text:span text:style-name="T2">#</text:span></text:p>
      <text:p text:style-name="P3"><text:span text:style-name="T1">說得好!!一切維持原樣或當面談好了,因為我已經有點聽不懂這麼多製作技術.</text:span></text:p>
      <text:p text:style-name="P1"><text:span text:style-name="T1">學姊 | 2009.07.26 21:45 | </text:span><text:span text:style-name="T2">#</text:span></text:p>
      <text:p text:style-name="P2"><text:span text:style-name="T1">不知道木板的價格是多少, 不過我是有些怕木板會重, 感覺會勒到脖子, 掛兩小時後可能脖子會多一條項鍊出來, 還有板子還是集中管理妥當些, 新朋友要加入也隨時可以使用多出來的. 不過用A3輸出倒是個方法, 良哲上次製作的好像就是這樣做的, 然後整面黏上去. 我想我們的瓦楞板應該還可以用一陣子, 若奇蹟真的一個個發生, 標語一句句都可以淘汰的話, 我們再來用這個方式處理. 我的理解是, 目前的標語好像可以用一陣子, 板子也還可以再"凍"一陣子是不?</text:span></text:p>
      <text:p text:style-name="P1"><text:span text:style-name="T1">陳真 | 2009.07.25 02:46 | </text:span><text:span text:style-name="T2">#</text:span></text:p>
      <text:p text:style-name="P3"><text:span text:style-name="T1">"Philosophy will clip an angels wings." 這句是Keats (濟慈)的詩.</text:span></text:p>
      <text:p text:style-name="P3"><text:span text:style-name="T1">花了十年整修,500萬英鎊約兩三億台幣,可見英國人對保護這樣一些 "古蹟" 的用心.</text:span></text:p>
      <text:p text:style-name="P3"><text:span text:style-name="T1">==============</text:span><text:span text:style-name="T3"><text:line-break/></text:span><text:span text:style-name="T1">英名詩人季茨故居 鉅資整建重新對外開放</text:span></text:p>
      <text:p text:style-name="P3"><text:span text:style-name="T1">更新日期:2009/07/24 09:59</text:span><text:span text:style-name="T3"><text:line-break/><text:line-break/></text:span><text:span text:style-name="T1">（中央社記者黃貞貞倫敦23日專電）英國19世紀浪漫時期知名詩人季茨（John Keats）在倫敦罕普斯德（Hampstead）區的故居博物館，經過10年的規劃與整建，斥資近50萬英鎊，24日起正式對外開放。</text:span></text:p>
      <text:p text:style-name="P3"><text:span text:style-name="T1">季茨的故居建於1815-1816年，原本是兩棟相連的二層樓洋房，自小遭逢父親早逝變故的季茨，因母親改嫁，身為長子的他扛起照顧弟妹的責任，1817年季茨第一次造訪當時住在這棟房子的友人狄爾克（CharlesWentworth Dilke）及布朗（Charles Brown）。</text:span></text:p>
      <text:p text:style-name="P3"><text:span text:style-name="T1">1818年季茨的弟弟喬治移民到美國，另一個弟弟湯姆因肺結核早逝，在布朗邀請下，他住進這棟房子，與布朗成為室友，經商的布朗在經濟上提供季茨不少的援助；1819年狄爾克遷往他處，之後范尼．布拉恩（Fanny Brawne）與她守寡的母親及弟妹遷入。</text:span></text:p>
      <text:p text:style-name="P3"><text:span text:style-name="T1">季茨博物館文物與歷史專家裴基（Ken Page）告訴中央社記者，季茨放棄醫學院的學業，19歲那年開始專心創作，與其它詩人相比，他出道偏晚，但是他5年多的短暫創作時期，寫出多件不朽的作品。</text:span></text:p>
      <text:p text:style-name="P3"><text:span text:style-name="T1">裴基說，季茨在這棟房子居住的兩年期間，創作了他最知名的詩篇，包括「無情的美女」（La BelleDame Sans Merci）、希臘古甕之歌（Ode on aGrecian Urn ）及夜鶯頌（Ode to a Nightngale）等作品，是他創作的精華時期。</text:span></text:p>
      <text:p text:style-name="P3"><text:span text:style-name="T1">不僅如此，季茨在這裡與鄰家女孩范尼．布拉恩墜入情網，愛情帶給季茨豐沛的創造泉源，兩人互訂終生，博物館裡首次展示季茨當年送給布拉恩的訂婚戒指。</text:span></text:p>
      <text:p text:style-name="P3"><text:span text:style-name="T1">裴基表示，身體孱弱的季茨感染肺結核後，受到布拉恩家人的悉心照顧，在醫師建議下，季茨於1820年9月前往氣候較暖和的義大利養病，但病情並未好轉，1821年2月病逝羅馬，得年僅25歲。</text:span></text:p>
      <text:p text:style-name="P3"><text:span text:style-name="T1">季茨博物館前一次內部整修是1974年到1975年，1997年倫敦金融城政府接手，規劃8年，2年動工，前後斥資49萬9684英鎊（約新台幣2700萬元），工程浩大。</text:span></text:p>
      <text:p text:style-name="P3"><text:span text:style-name="T1">裴基說，就英國文學而言，季茨的地位僅有莎士比亞可相提並論，整建季茨博物館開放民眾參觀也因此別具意義。</text:span></text:p>
      <text:p text:style-name="P3"><text:span text:style-name="T1">博物館裡展示季茨的畫像、雕塑、生前使用的書籍、與友人往來的信函等3000多件展品，在季茨的書房裡，參觀者可以親領這位才華洋溢詩人創作的專屬天地，博物館前的偌大花園，不僅是季茨當年休憩與沈思寫作所在，也是他病後在屋內遠眺戶外世界的心靈慰藉，季茨的詩意在這裡彌漫，留給世人更多的懷念。</text:span><text:span text:style-name="T3"><text:line-break/></text:span></text:p>
      <text:p text:style-name="P1"><text:span text:style-name="T1">陳真 | 2009.07.25 00:11 | </text:span><text:span text:style-name="T2">#</text:span></text:p>
      <text:p text:style-name="P2"><text:span text:style-name="T1">林志玲一事更正:</text:span></text:p>
      <text:p text:style-name="P2"><text:span text:style-name="T1">奉天承運,學姐詔曰,只是 "略為詢問",當然沒有到 "痛罵人格敗壞" 的地步.</text:span></text:p>
      <text:p text:style-name="P2"><text:span text:style-name="T1">前些日子我在台北捷運上認出街舞海報上的蔡依玲(我回國前沒聽過此人),也被 "略為詢問" 為何有如此卓越的女星辨識能力.</text:span></text:p>
      <text:p text:style-name="P2"><text:span text:style-name="T1">其實我也只是瞎猜,感覺每個都長得一個樣,就像同一家工廠的產品,彼此沒有多大區別. 沈從文說得對,都市人都長得一個樣,鄉下人卻各有不同.</text:span></text:p>
      <text:p text:style-name="P1"><text:span text:style-name="T1">陳真 | 2009.07.25 00:03 | </text:span><text:span text:style-name="T2">#</text:span></text:p>
      <text:p text:style-name="P3"><text:span text:style-name="T1">我想我和智巽應該算是無條件同意兩位怎麼說就怎麼做.</text:span></text:p>
      <text:p text:style-name="P1"><text:a xlink:type="simple" xlink:href="http://palinfo.habago.org/mt-comments.cgi?__mode=red&amp;id=18376"><text:span text:style-name="T2">柳春春阿忠</text:span></text:a><text:span text:style-name="T1"> | 2009.07.24 15:17 | </text:span><text:span text:style-name="T2">#</text:span></text:p>
      <text:p text:style-name="P2"><text:span text:style-name="T1">各位同學，你們無異議的是學姊的？還是我的？我的裏面還有分兩種喔！</text:span></text:p>
      <text:p text:style-name="P1"><text:span text:style-name="T1">智巽 | 2009.07.24 14:03 | </text:span><text:span text:style-name="T2">#</text:span></text:p>
      <text:p text:style-name="P3"><text:span text:style-name="T1">關於板子,我覺得也好,無異議!</text:span><text:span text:style-name="T3"><text:line-break/></text:span></text:p>
      <text:p text:style-name="P1"><text:span text:style-name="T1">陳真 | 2009.07.24 02:43 | </text:span><text:span text:style-name="T2">#</text:span></text:p>
      <text:p text:style-name="P2"><text:span text:style-name="T1">最近打算聯絡一個人,這人我還沒見過面,沒講過話,只寫過幾封信,但不知道為什麼,我總感覺好像她就一直住在我心裏似的.</text:span></text:p>
      <text:p text:style-name="P2"><text:span text:style-name="T1">她有時喊我學長,其實她的年紀減二再乘以三差不多就是我的年紀.</text:span></text:p>
      <text:p text:style-name="P2"><text:span text:style-name="T1">我平常信多,卻少寫信,總以此做為不回信的藉口. 其實我之所以很少回信除了的確很忙之外,害怕地心引力也是原因之一.</text:span></text:p>
      <text:p text:style-name="P2"><text:span text:style-name="T1">夢是沒有重量的,再美的夢依然輕飄飄,但離了夢境,地心引力就來了.</text:span></text:p>
      <text:p text:style-name="P2"><text:span text:style-name="T1">講夢話很容易,我可以自言自語一天講上24小時的夢話,但夢話就像靈魂,終究你還是得依附在一個肉體上. 一旦回到肉體,就得找眼淚瓶了.</text:span></text:p>
      <text:p text:style-name="P2"><text:span text:style-name="T1">紀德說得對,"她的一滴淚,比我幸福的汪洋還沉重." 一個人的悲傷幾許,裝成眼淚瓶能有幾西西?</text:span></text:p>
      <text:p text:style-name="P2"><text:span text:style-name="T1">小時候家裏那個歐巴桑,除了我們,她沒有任何親人,我從出生一刻就在她懷裏,上了國中後,她就進了佛堂. 我從沒見她哭過,她也從不說自己的身世,一直到她去世後許多年,小孩子們才隱約知道她的來歷,知道她半生青春都待在妓院,終被遺棄而住進我家.</text:span></text:p>
      <text:p text:style-name="P2"><text:span text:style-name="T1">她從不談自己,倒是經常說封神榜,說三國演義,說姜子牙,說趙子龍,說扶不起的阿斗. 談起這些神話故事,她卻滿懷熱情,恐怕就算對著牆壁她也能講,就好像我們現在每天對著電腦說夢話一般,彷彿戲中人物她真的認識,喊起他們的名字彷彿就像我們在呼喊親友一般.</text:span></text:p>
      <text:p text:style-name="P2"><text:span text:style-name="T1">但有時不經意她還是會講到一些奇怪的片斷,比如常說什麼撿衛生紙,鬥毆,武士刀,房裏的潮濕,以及某天午後的一個好天氣等等一些難以窺其全貌的記憶.</text:span></text:p>
      <text:p text:style-name="P2"><text:span text:style-name="T1">可是,就算是一條狗吧,只要他能聽懂人類的話語,大概也能從這樣一些片語隻字中感受到說話者浩瀚的過往,如煙或不如煙.</text:span></text:p>
      <text:p text:style-name="P2"><text:span text:style-name="T1">衛生紙衛生紙衛生紙,什麼衛生紙呢? 為什麼老講著衛生紙? 為什麼念念不忘什麼衛生紙?</text:span></text:p>
      <text:p text:style-name="P2"><text:span text:style-name="T1">三四十年前.我只覺納悶,頂多學她罵人 "你長大後去新町撿衛生紙好了!" 三四十年後,我才彷彿慢慢理解了她. 仍是紀德那句話: "她的一滴淚,比我幸福的汪洋還沉重."</text:span></text:p>
      <text:p text:style-name="P2"><text:span text:style-name="T1">當一個故事說到底,說書者往往變成故事中人."大摳歐巴桑"(她很胖)的故事也一樣,說到底,終究還是得回到我自己身上來.親朋好友應該原諒這樣一些活在故事裏的人的笨拙與異樣. 他們並不是不食人間煙火,而是恰恰相反,他們來自煙塵之中,為生活流盡血淚. 唯一能貢獻給人的就只是一個個故事,一個個眼淚瓶.</text:span></text:p>
      <text:p text:style-name="P2"><text:span text:style-name="T1">也許我們對先人的紀念,該留下的不是他的骨灰,而是他的眼淚瓶.</text:span></text:p>
      <text:p text:style-name="P2"><text:span text:style-name="T1">講這些沒頭沒腦的話,只是再三想請那些覺得被我怠慢的人原諒,如果你們真的知道我或我們兵荒馬亂的可悲處境和心境,你們肯定就不會怪罪世界上怎麼有這種人,一天可以寫十篇文章卻甚至十年不回一封信.</text:span></text:p>
      <text:p text:style-name="P2"><text:span text:style-name="T1">而且你們應該知道,我或我們是如此無趣呆滯笨拙彆扭甚至非常脫離台灣現實,這麼無聊乏味的一個人,實在很不想掃了他人的興.</text:span></text:p>
      <text:p text:style-name="P2"><text:span text:style-name="T1">我回國前兩年第一次知道林志玲,就被學姐痛罵人格敗壞,說我怎麼會想去知道明星的名字,我說我沒有故意要知道啊,全台灣好像只剩下妳還不知道林志玲而已.</text:span></text:p>
      <text:p text:style-name="P2"><text:span text:style-name="T1">我相信這些被我怠慢的人很多很可能長期潛水在這留言板底下(純粹是我的直覺,無從證實). 我甚至感覺這幾位捐款者之中特別是那些不願透露姓名的,說不定就有我準備要發出通緝令逮捕歸案的人. 如果是的話,請趕緊主動投案.</text:span></text:p>
      <text:p text:style-name="P2"><text:span text:style-name="T1">至於有位曾先生,老兄,我認識你啊,你忘了嗎? 但你的一千元我們仍然收下, 只是我還是希望只要跟我們幾位比較核心的人認識的(寫過信就算認識),都請你不要捐款;把機會讓給那些還不相識的新朋友吧.</text:span></text:p>
      <text:p text:style-name="P1"><text:span text:style-name="T1">陳真 | 2009.07.23 17:11 | </text:span><text:span text:style-name="T2">#</text:span></text:p>
      <text:p text:style-name="P3"><text:span text:style-name="T1">說得好!!無異議通過,那就不要省這點錢了!</text:span></text:p>
      <text:p text:style-name="P1"><text:a xlink:type="simple" xlink:href="http://palinfo.habago.org/mt-comments.cgi?__mode=red&amp;id=18368"><text:span text:style-name="T2">柳春春阿忠</text:span></text:a><text:span text:style-name="T1"> | 2009.07.23 16:41 | </text:span><text:span text:style-name="T2">#</text:span></text:p>
      <text:p text:style-name="P2"><text:span text:style-name="T1">紙張缺點就在不能防水，濕了就壞了。</text:span><text:span text:style-name="T3"><text:line-break/></text:span><text:span text:style-name="T1">要防水的話，可以在標語紙上塗滿透明漆。</text:span></text:p>
      <text:p text:style-name="P2"><text:span text:style-name="T1">我有想到，換成薄一點的實心板或合板，買的時候請木材店直接裁好尺寸。然後先上黑色底漆，要寫上去的標語用印表機列印依著字的邊緣線剪下，然後噴上完稿膠，再用比如紅色噴漆噴上去。撕下剛剛貼上的標語外框紙，就是現成防水不怕雨淋壞的字牌了。</text:span></text:p>
      <text:p text:style-name="P2"><text:span text:style-name="T1">而如果要換上面的字就如法泡製就行了。至於整體重量會增加的問題。</text:span><text:span text:style-name="T3"><text:line-break/></text:span><text:span text:style-name="T1">其實可以考慮每個人帶自己認養的牌子回去。呵呵。</text:span></text:p>
      <text:p text:style-name="P2"><text:span text:style-name="T1">靜默行動的作法是請影印行輸出至A3尺寸，然後上護貝，所以也不怕日曬雨淋。</text:span></text:p>
      <text:p text:style-name="P1"><text:span text:style-name="T1">學姊 | 2009.07.23 11:14 | </text:span><text:span text:style-name="T2">#</text:span></text:p>
      <text:p text:style-name="P3"><text:span text:style-name="T1">一個牌子風吹雨打用了一年十二次也算是物盡其用可以榮退了. 換成是紙張恐怕真的不好保存. 我並且認為應該一致地用黑牌子, 肅穆點, 配合我們的靜默. 隨手拿些紙箱子或破紙板寫些大小不一、一堆補釘、掀角加皺折、風一吹紙張或許還會充氣與紙板分離的牌子, 我自己覺得, 給人的感觀並不好. 我們目前尚無簡短些的單張文宣, 唯一得以傳達我們訊息出去的就是這些牌子, 她難道不值得我們也花些錢做好些嗎? 我們不是也有些支持者的捐款了嗎? 何必在這種該花的地方倡導使用計算紙的美德呢? 若是真的有適當的黑紙, 方便剪裁、保存、攜帶、固定、與紙板密合度高的話, 當然好, 不過建議倡議的人先做出來看看, 若真的實用, 相信沒有人會反對.</text:span></text:p>
      <text:p text:style-name="P1"><text:span text:style-name="T1">李秉叡 | 2009.07.23 11:00 | </text:span><text:span text:style-name="T2">#</text:span></text:p>
      <text:p text:style-name="P2"><text:span text:style-name="T1">國際瞭望－歐巴馬無力解決國際難題</text:span><text:span text:style-name="T3"><text:line-break/></text:span><text:span text:style-name="T1">2009-07-23 中國時報 【本報訊】</text:span></text:p>
      <text:p text:style-name="P2"><text:span text:style-name="T1">　美國國防部長蓋茨在新聞記者會中說，儘管駐伊拉克軍隊在減少，但阿富汗戰場因局勢不斷惡化，需要更多部隊，所以要擴軍二萬二千人，一句「阿富汗戰場局勢不斷惡化」便道盡了歐巴馬對阿政策的失敗。</text:span></text:p>
      <text:p text:style-name="P2"><text:span text:style-name="T3"><text:line-break/></text:span><text:span text:style-name="T1">　美國媒體斷言歐巴馬蜜月期已結束，雖然他的重心在於內政方面，尤其是醫療改革陷入困境，政府財政赤字猛增，使人民失去信心，但在國際上的作為卻還不及布希，這便使人懷疑他的能力了。</text:span></text:p>
      <text:p text:style-name="P2"><text:span text:style-name="T3"><text:line-break/></text:span><text:span text:style-name="T1">　歐巴馬說要結束伊拉克戰爭，駐伊美軍是按計畫撤走大部分，但撤軍引發的疑慮卻使人很不放心，目前尚未撤走的部隊自認是坐困愁城，再也使不上什麼力度，對伊拉克的安全做不出貢獻，這便會增加伊拉克各派互鬥的機會，而這個脆弱的和平局面能維持多久？一旦內戰爆發，美國的伊拉克政策便徹底破產了。</text:span></text:p>
      <text:p text:style-name="P2"><text:span text:style-name="T3"><text:line-break/></text:span><text:span text:style-name="T1">　至於阿富汗，歐巴馬對這地方更為重視，他想完成布希未能完成的任務，但結果如何？七月份美軍在阿富汗的死亡人數是二○○一年以來最多的一年，情況之糟已由蓋茨一語道破。</text:span></text:p>
      <text:p text:style-name="P2"><text:span text:style-name="T3"><text:line-break/></text:span><text:span text:style-name="T1">　美國與俄羅斯的關係，不但沒有轉好，反而有更壞的趨勢，歐巴馬訪問莫斯科後，除了簽訂早已不成問題的裁減戰略核武數量協定外，並未達成任何緩解雙方關係的協議，他與普丁的關係還不如布希與普丁，美方在波蘭、捷克建立反彈道飛彈網的爭議及喬治亞情勢仍舊沒有進展。</text:span></text:p>
      <text:p text:style-name="P2"><text:span text:style-name="T3"><text:line-break/></text:span><text:span text:style-name="T1">　至於和伊朗談判，本來歐巴馬口氣有鬆動，但伊朗總統選舉紛爭使他的態度又變強硬，看不出美方在伊核問題上有什麼突破的希望。</text:span></text:p>
      <text:p text:style-name="P2"><text:span text:style-name="T3"><text:line-break/></text:span><text:span text:style-name="T1">　而歐巴馬信誓旦旦說要關閉古巴關達那摩灣美軍監獄，也仍然困難重重。</text:span></text:p>
      <text:p text:style-name="P2"><text:span text:style-name="T3"><text:line-break/></text:span><text:span text:style-name="T1">　「德國之聲」說，歐巴馬本是經驗不足的一位參議員，憑藉過人口才及政治天賦以及人們對布希政策之不滿才得以入主白宮，人們曾期望他解決世界難題，但過高的期望使人失望。</text:span></text:p>
      <text:p text:style-name="P1"><text:span text:style-name="T1">陳真 | 2009.07.22 08:45 | </text:span><text:span text:style-name="T2">#</text:span></text:p>
      <text:p text:style-name="P3"><text:span text:style-name="T1">有一次應該是在倫敦的自然史博物館吧,看到可能是海洋生物的一個展覽區,竟然在展覽櫃裏看到一包珍珍魷魚絲. 這也叫古蹟嗎? 我口袋裏就有一包吃一半啊.</text:span></text:p>
      <text:p text:style-name="P3"><text:span text:style-name="T1">英國人歷史不長,於是任何東西很快就會被視為古蹟般珍藏,相對於英國古蹟保存狂,台灣則是為了發展,簡單說就是為了某些人要賺錢,再怎麼重要的遺跡也能一概毀損.</text:span></text:p>
      <text:p text:style-name="P3"><text:span text:style-name="T1">民進黨嘴巴裏老說什麼台灣歷史多麼重要,但至少在他們長期執政的台南市卻看不到半點心意,倒是看到不少純粹浪費公帑的蚊子館,養蚊子用的什麼生態館文化館之類. 至於真正貨真價實的古蹟卻說拆就拆.</text:span></text:p>
      <text:p text:style-name="P3"><text:span text:style-name="T1">前幾天回台南,走路出來吃飯時,發現一旁的 "真花園" 怎麼看不見了? 是我眼花了嗎? 當時也沒多想,後來卻看到報紙說拆了! 這樣一種具有一百多年歷史的妓女戶竟也能拆? 若在英國,大概不知道要花多少錢去維護,弄得很莊嚴.</text:span></text:p>
      <text:p text:style-name="P3"><text:span text:style-name="T1">我小學三年級就進去過這家妓女院,原因是我爸叫我出來買塑膠袋,戲院販賣部要用的,結果我走錯房子,塑膠袋店在真花園旁邊隔幾間,我卻走進了真花園.</text:span></text:p>
      <text:p text:style-name="P3"><text:span text:style-name="T1">裏頭的姐姐們沒趕我出來,反倒和善地問我幾年級,問我要不要喝杯茶. 我記得裏頭立著一塊大木板,上頭寫著奉命不准十八歲以下的人進入.</text:span></text:p>
      <text:p text:style-name="P3"><text:span text:style-name="T1">從小把我帶大的一個住在家裏的歐巴桑,就是個妓女,已過世二三十年. 她沒有任何親人,染了一身病,於是就住到我們家,幫忙煮飯打小孩. 我父母從不打,但她卻動輒打罵,不過也沒有人真的怕她就是了. 我若便當沒吃完,半路得找地方倒掉,否則回來就得跑給她追.</text:span></text:p>
      <text:p text:style-name="P3"><text:span text:style-name="T1">她不認識字,卻能說書,常講封神榜. 罵人常說什麼“你長大後去撿衛生紙好了”. 鄰居小孩大家都聽不懂, 撿啥衛生紙? 後來經過高人指點,大家才明白撿衛生紙的意思, 指的是嫖客射精後擦拭的衛生紙. 許多罵法相當寫實有創意.</text:span></text:p>
      <text:p text:style-name="P3"><text:span text:style-name="T1">日據時期,妓女工作相當鼎盛,台南新町更是全台灣妓女院最多的一個地區,方圓幾里內就有一百多家.很榮幸我就是在這樣一個地方長大.</text:span></text:p>
      <text:p text:style-name="P3"><text:span text:style-name="T1">我總記得那些女生低頭倚門而立玩弄指甲的模樣. 每天經過,她們常會叫我 "底底" "底底",逗我開心,特別是有一家叫 "美月" 的,有兩個姐姐眼睛特別大,膚色黑. 後來我知道這些大眼睛的女孩就是所謂原住民.</text:span></text:p>
      <text:p text:style-name="P3"><text:span text:style-name="T1">我常想,我的生命中若不是有著這樣一些無辜善良的人,今天的我恐怕是另一種完全不一樣的面貌. 就像一種傷痕吧,你小時候心裏受了傷,留下一個痕跡,但你自己並不知道,傷痕卻依然起了作用,使你成為某個模樣的人. 後來你長大了,於是你才發現原來你是這樣子活過來.</text:span></text:p>
      <text:p text:style-name="P3"><text:span text:style-name="T1">前幾個月我才在想帶個相機去給真花園拍照,沒想到竟然不聲不響就被拆了.</text:span></text:p>
      <text:p text:style-name="P3"><text:span text:style-name="T1">大約是2005年春天吧,我回台探望生病的父兄,還好當時帶著相機,於是就把我家斜對面的新松金樓給拍了一些照片. 因為我當時估計它很可能也會被拆,於是先給拍照存證.</text:span></text:p>
      <text:p text:style-name="P3"><text:span text:style-name="T1">新松金樓若是在英國,肯定是當成國寶那樣供奉. 大家可能不知道這是啥東西,其實我雖然從小在它對面長大,我也不知道這棟神祕而奇怪的建築究竟是什麼. 只知道黃俊雄和他太太西卿就曾住在裏面的某個樓層,晚上就出來路邊演布袋戲.</text:span></text:p>
      <text:p text:style-name="P3"><text:span text:style-name="T1">我進去過裏面,那是在唸小學三四年級時,每天上學,經常會遇到一個與我年紀相彷的女生,很清秀,很友善,但卻很少笑,正確地說,我好像從來沒見她笑過. 她也不太理人,總是像孤魂一樣一個人獨來獨往,而且從未見過她的家人.</text:span></text:p>
      <text:p text:style-name="P3"><text:span text:style-name="T1">直到有一天,我上學前在路邊吃早點,剛好遇到她,我鼓起勇氣打了招呼, 當天放學後在路上又遇到她,於是就走在一塊. 我問她住哪,她比了手勢,就住在那棟怪屋子 "新松金樓".</text:span></text:p>
      <text:p text:style-name="P3"><text:span text:style-name="T1">我忘了是她邀我還是我主動要求,反正就是我跟她進了屋子,爬上一個長長的樓梯,一側窗戶破損不堪. 一切記憶大約只是這樣.</text:span></text:p>
      <text:p text:style-name="P3"><text:span text:style-name="T1">二十年後我都已經當醫生了,我還是不知道這棟怪屋子是什麼. 經常跟學姐騎著摩托車在那邊研究猜測這可能是一棟什麼建築. 我猜是聲色場所,因為有個 "樓" 字總不會是間教堂吧.</text:span></text:p>
      <text:p text:style-name="P3"><text:span text:style-name="T1">一直到它變得越來越怪異(那真是怪到極點,無法形容,比方說屋子外掛著許多怪娃娃或是像死人遺物那樣的東西然後配幾把雨傘外加幾個風車等等),而且開始有了網路之後,我終於才知道新松金樓是什麼.</text:span></text:p>
      <text:p text:style-name="P3"><text:span text:style-name="T1">我真沒想到黨外時期我經常朗朗上口的蔣渭水名言 "同胞須團結,團結真有力",就是掛在這地方的一塊大布條. 蔣渭水的一個非暴力抗日組織 "台灣工友總聯盟" 就是在這地方召開全島大會.</text:span></text:p>
      <text:p text:style-name="P3"><text:span text:style-name="T1">新松金樓還有很多歷史典故,有興趣的可自行google. 但是,歷史再怎麼輝煌,總是離我比較遠一些,離我比較近的卻是自己的童年,以及那樣一些神祕而奇妙的經驗,比方說那個不說話不笑卻溫溫和和的女生,她說她就住在新松金樓,但我之後卻再也沒有再看到她,像個謎似的.</text:span></text:p>
      <text:p text:style-name="P3"><text:span text:style-name="T1">真花園之外,我家正對面巷底還有間 "夜巴黎". 目前還在,每次經過,學姐總說我為什麼眼睛老往裏瞧,是想看美眉嗎? 當然不是. 風華已老,那些美眉都已變成老阿嬤了. 看著她們的身影,我總覺得我彷彿真能感受到生命這東西的存在,唱不盡,說不完,無數悲歡.</text:span></text:p>
      <text:p text:style-name="P1"><text:span text:style-name="T1">陳真 | 2009.07.22 06:21 | </text:span><text:span text:style-name="T2">#</text:span></text:p>
      <text:p text:style-name="P2"><text:span text:style-name="T1">去買板子時,美術用品社的老闆娘二話不說就拿這款式給我們,我本以為一塊厚紙板嘛,頂多十塊錢,沒想到一塊要價40;十塊就要400.</text:span></text:p>
      <text:p text:style-name="P2"><text:span text:style-name="T1">我之所以覺得可惜是因為咱們的標語會需要一直隨事件發展而做更換,比方說 "美軍撤出伊拉克" 已經成為美國既定政策,一年後很可能就完全撤軍(但美國勢力當然還在,只是軍隊離開而已).</text:span></text:p>
      <text:p text:style-name="P2"><text:span text:style-name="T1">另外,像貧鈾彈集束彈這些惡性程度極高的武器,也缺少相關標語. 若要增加,板子將越積越多,慢慢地我們會扛不動, 當然,這也能克服,就是每次只帶其中一部份去就好.</text:span></text:p>
      <text:p text:style-name="P2"><text:span text:style-name="T1">原則上我是希望一方面能節省,一方面又能增加多一點牌子. 至於事實上要怎麼做,我並沒有很強的意見.</text:span></text:p>
      <text:p text:style-name="P2"><text:span text:style-name="T1">以下是題外話:</text:span></text:p>
      <text:p text:style-name="P2"><text:span text:style-name="T1">第一次在海外舉牌是十年前的科索沃戰爭,牌子是拿廢紙箱做的,很爛一個,但也挺酷的我覺得,上頭寫著Emir Kusturica當時講過的一句話: Give peace a chance.</text:span></text:p>
      <text:p text:style-name="P2"><text:span text:style-name="T1">這牌子我還留著,跟羅丹一樣,我有撿破爛的習性,任何東西到了我手上,只要不是會發臭的東西,我大概都不會丟棄. 這也就是為什麼我還會保留著一大堆在當時看起來沒有什麼意義的東西,甚至只是一些廢棄物.</text:span></text:p>
      <text:p text:style-name="P2"><text:span text:style-name="T1">比方說,我保留著阿扁二十幾年前在龍山寺第一次抗議戒嚴時他抄他家地址電話給我的紙條,保留著吳淑珍在扁坐牢時寄來的書,也保留著比方說戴振耀打算投稿報紙的一些原稿,是我幫他改稿子,保留著朱高正第一次跳上桌子和老立委打架的現場錄音帶,也保留著許許多多現在很衝很愛台灣的台獨急先鋒當年一點也不衝一點也不獨甚至還叫我不要那麼獨的諸多信件,也保留著二十多年前我剛高中畢業時和柏楊的一連串通信,斷斷續續一直到我1997年出國前夕他寫來的一張卡片為止,上頭寫著一些宛如詩句般的祝福,意思是說把祝福化為風,願我一路揚帆,裏頭並且有封信,說到一般人為生活所承受的痛苦很可能不亞於所謂革命份子所遭受的痛苦.</text:span></text:p>
      <text:p text:style-name="P2"><text:span text:style-name="T1">這些東西慢慢就變成一種史料.看來,撿破爛習性倒也不全然是壞事.</text:span></text:p>
      <text:p text:style-name="P2"><text:span text:style-name="T1">羅丹可能更嚴重,他連收據也一一保留,還好他那時沒有統一發票,否則可能會很難收藏.</text:span></text:p>
      <text:p text:style-name="P2"><text:span text:style-name="T1">這一次站樁是在建中對面,大家應該知道那附近有一條牯嶺街,我在那裡住了一兩個學期. 那地方以前很多舊書攤,我不知道現在還有沒有. 我有很多舊書都是在那時候買的.</text:span></text:p>
      <text:p text:style-name="P2"><text:span text:style-name="T1">大約是高二吧,也就是林宅血案剛發生後不久,有一天,我竟然在牯嶺街轉角處一家舊書攤買到一本林義雄寫的 "從蘭陽到霧峰",書內扉頁寫著敬贈蔣渭川先生指正及林義雄的簽名.</text:span></text:p>
      <text:p text:style-name="P2"><text:span text:style-name="T1">我還指給老闆看,他大概根本不知道誰是蔣渭川,於是一本五塊錢就賣給我了. 蔣渭川就是蔣渭水的弟弟. 這書後來我是不是把他物歸原主林義雄我忘了,要不就是還藏在我的八寶箱裏.</text:span></text:p>
      <text:p text:style-name="P2"><text:span text:style-name="T1">我的一小段童年及高中三年,還有接受住院醫師訓練的三四年,全在台北渡過,但是,對一個走過幾千回的地方,我至今卻都還完全陌生,感覺那七八年彷彿全是閉著眼睛走路,很不想看見這樣一個亂七八糟的城市,吵死了,而且很多人裝模作樣的,看了就難受.</text:span></text:p>
      <text:p text:style-name="P2"><text:span text:style-name="T1">特別是高中那三年,更是苦不堪言. 記得開學第一天,大家一個一個要上台自我介紹,每個人規定要介紹至少三到五分鐘. 我看大家自我介紹時全講國語我就慌了,這對我當時來說就跟用英文發表演講一樣難.</text:span></text:p>
      <text:p text:style-name="P2"><text:span text:style-name="T1">於是我問隔壁的一位台北同學說,上台一定要用國語講話嗎? 他轉頭白了我一眼,完全不答腔,相當不友善.</text:span></text:p>
      <text:p text:style-name="P2"><text:span text:style-name="T1">那三年,有無數次的經驗,包括在公車上或大街上,我因為用台語問話而遭來司機或車掌或報攤老闆甚至路人的教訓,說我講台語就是羞辱了自己,也羞辱了自己的學校. 有一次下課,我就住在獅子林百貨的對面,那裡有很多電影院,我書包一扔就會向電影院報到.有一次,在電影院門口竟然還被一個路人抓起衣領抄學號,向學校告狀說我講台語買電影票,而且還穿拖鞋(不穿拖鞋難道他希望我穿木屐?).</text:span></text:p>
      <text:p text:style-name="P2"><text:span text:style-name="T1">我在台灣住過 13 個縣市,喜歡大多數地方,特別是草屯,最討厭的當然就是台北,除非萬不得已,否則我絕不會想住在這樣一個沒有文化而且充滿虛榮的城市.</text:span></text:p>
      <text:p text:style-name="P1"><text:span text:style-name="T1">懷軒 | 2009.07.22 04:18 | </text:span><text:span text:style-name="T2">#</text:span></text:p>
      <text:p text:style-name="P3"><text:span text:style-name="T1">to智巽 我想你可以回他說革命本來就不是一天造成的，或者請他有空先革自己的命。</text:span><text:span text:style-name="T3"><text:line-break/></text:span><text:span text:style-name="T1">~~~~~~~~~~~~~~~~~~~~~~~~~~~~~~~~~~~~~~~</text:span><text:span text:style-name="T3"><text:line-break/></text:span><text:span text:style-name="T1">標語的問題，我覺得可以再想想，克不克難倒是其次，而是這樣的一些固定方式其實也不挺環保。這些散裝的紙張收藏就是個問題，站完了拿下來，收的過程中很容易摺到、破損，而且散的紙張容易受潮後毀壞，固定在板子上就算受了潮也比較不容易壞。</text:span></text:p>
      <text:p text:style-name="P3"><text:span text:style-name="T1">我們站外面，有時風有時雨，其實散裝的紙耗損會很快，方便更換倒是真的，不過我們一個月站一次，世界改變的速度也沒這麼快，只要我們一直站下去，多做幾張固定的板子又何妨？</text:span></text:p>
      <text:p text:style-name="P3"><text:span text:style-name="T1">學姊和陳真之前用的那種黑色板子叫"美國裱版"，我們以前都拿來裱圖、裱照片用，台灣不生產(現在我不知道)，都是進口，所以很貴。它是原木漿厚紙板，表面是一層表紙，原木漿厚紙板很容易受潮，和表紙的收縮率又不同，所以放沒多久一定彎掉，很討厭，而且拿它來作抗議的反子很傷錢也很不環保。</text:span></text:p>
      <text:p text:style-name="P3"><text:span text:style-name="T1">我想，用我上次做的那種板子(塑楞板)，然後用油漆或是噴漆或是壓克力顏料來寫，不要了再用黑色覆蓋掉再寫，可以重複用又防水。不過油漆不環保就是了。</text:span></text:p>
      <text:p text:style-name="P3"><text:span text:style-name="T1">大家再想想吧。</text:span></text:p>
      <text:p text:style-name="P1"><text:span text:style-name="T1">智巽 | 2009.07.22 01:13 | </text:span><text:span text:style-name="T2">#</text:span></text:p>
      <text:p text:style-name="P2"><text:span text:style-name="T3"><text:line-break/></text:span><text:span text:style-name="T1">除非我都能說得清楚那個概念,否則還是別隨便亂詮釋人家的概念了!</text:span><text:span text:style-name="T3"><text:line-break/></text:span><text:span text:style-name="T1">----------------</text:span><text:span text:style-name="T3"><text:line-break/></text:span><text:span text:style-name="T1">學姐說的[廢核武,護家園]更簡單,直接,好的!</text:span><text:span text:style-name="T3"><text:line-break/></text:span><text:span text:style-name="T1">----------------</text:span><text:span text:style-name="T3"><text:line-break/></text:span><text:span text:style-name="T1">如果是以迴紋針將黑色紙夾住在較耐用的那種板子的四個角落呢?</text:span><text:span text:style-name="T3"><text:line-break/></text:span><text:span text:style-name="T1">----------------</text:span><text:span text:style-name="T3"><text:line-break/></text:span><text:span text:style-name="T1">那個抹黑的東西回去之後我看了,然後又上網開始查閱了一大串令我做惡夢的資訊..</text:span><text:span text:style-name="T3"><text:line-break/></text:span><text:span text:style-name="T1">這個正覺好像喜歡攻擊大於修行,差勁又無聊!</text:span><text:span text:style-name="T3"><text:line-break/></text:span><text:span text:style-name="T1">另外也查到好多奇奇怪怪的東西,真的汙染靈魂了...</text:span><text:span text:style-name="T3"><text:line-break/></text:span><text:span text:style-name="T1">不知道他們到底覺悟了什麼??</text:span><text:span text:style-name="T3"><text:line-break/></text:span><text:span text:style-name="T1">---------------</text:span><text:span text:style-name="T3"><text:line-break/></text:span><text:span text:style-name="T1">懷軒,真有緣! 我最懷念的老師仍是當時的班導師~</text:span></text:p>
      <text:p text:style-name="P2"><text:span text:style-name="T1">有一次我因朋友相約去聽一個有關人權教育的研討會</text:span><text:span text:style-name="T3"><text:line-break/></text:span><text:span text:style-name="T1">結果有位某司改會的某某律師在講他們的貢獻之類的..</text:span><text:span text:style-name="T3"><text:line-break/></text:span><text:span text:style-name="T1">特別舉了他去台東某個國中體育班做法治教育..原因是他們是體育班,住宿舍,經常有皮包不見..後來就說他們做了法治教育之後多有效...</text:span><text:span text:style-name="T3"><text:line-break/></text:span><text:span text:style-name="T1">我聽了竟然不爽起來.. 言語中令人感到那些學生好像未開化的頑劣學生.. 講自己的績效卻講得光鮮亮麗..真他媽的!</text:span><text:span text:style-name="T3"><text:line-break/></text:span><text:span text:style-name="T1">受不了的我只好將那兩天的積怨都吐露出來..</text:span><text:span text:style-name="T3"><text:line-break/></text:span><text:span text:style-name="T1">他回我說..我們不是要一夕之間的改變,那是要革命的...</text:span><text:span text:style-name="T3"><text:line-break/></text:span><text:span text:style-name="T1">我正想回說..如果社會都不用改變,世界都不用改變,那你們到底在做什麼? 主持的"老師"卻說時間到了,不讓我再說..</text:span><text:span text:style-name="T3"><text:line-break/></text:span><text:span text:style-name="T1">我看他們自己都沒什麼反省..也難怪不講革命了!</text:span></text:p>
      <text:p text:style-name="P1"><text:span text:style-name="T1">陳真 | 2009.07.21 23:41 | </text:span><text:span text:style-name="T2">#</text:span></text:p>
      <text:p text:style-name="P3"><text:span text:style-name="T1">不一定要用黑紙,可以改買有色顏料配上白紙,白紙多得是,不一定需要買,我有一大堆廢紙,幾千張.從圖書館拿廢紙也不難.</text:span></text:p>
      <text:p text:style-name="P3"><text:span text:style-name="T1">膠水也不貴,夾子也是(夾衣服那種),不管用夾或用黏(黏邊緣)都不花什麼錢,而且被雨淋濕了就再換一張而不需要浪費一整個板子.</text:span></text:p>
      <text:p text:style-name="P3"><text:span text:style-name="T1">若嫌一般廢紙太寒酸,買壁報紙也不會比買板子貴. 至於剪裁有何難?</text:span></text:p>
      <text:p text:style-name="P3"><text:span text:style-name="T1">重點不光是錢,資源本身的節省也是個問題,我通常一張紙若不是用到連個計算或寫字的空間都沒有,一般絕不會丟掉,所以長久以來屯積了好幾袋紙. 就像小時候連舊報紙也不會丟,總是留下來寫書法或做其它各種用途.</text:span></text:p>
      <text:p text:style-name="P3"><text:span text:style-name="T1">物資還是節省一點比較好. 至於美觀,我就一點也不在乎了.今天別人看你站在那裡,他不會計較你的標語牌是不是很高貴很漂亮,而是在乎點別的. 因此,標語板子醜一點髒一點克難一點,在我看來反而感覺還好一些.</text:span></text:p>
      <text:p text:style-name="P3"><text:span text:style-name="T1">每次在報上或電視上看到許多團體辦所謂抗議活動,牌子都做得很漂亮很昂貴,我總覺得這太浪費,如果他們經常用,那倒無所謂,可是,他們那些牌子或抗爭道具往往只用一兩次就用不上了,實在很浪費.</text:span></text:p>
      <text:p text:style-name="P3"><text:span text:style-name="T1">我們比較沒有這個問題,因為我們道具簡單,而且不斷重覆使用,但是,如果可以有更節省的方法,還是要盡量節省比較好.</text:span></text:p>
      <text:p text:style-name="P3"><text:span text:style-name="T1">當然,這是乞丐式思維,若大家覺得沒必要如此克難,那就算了,反正一小撮人的確也節省不了什麼資源或金錢.</text:span></text:p>
      <text:p text:style-name="P1"><text:span text:style-name="T1">學姐 | 2009.07.21 22:00 | </text:span><text:span text:style-name="T2">#</text:span></text:p>
      <text:p text:style-name="P2"><text:span text:style-name="T1">口號不知道智巽是不是已經寫了？我是覺得「核武無法 守護家園」不是挺順口，是不是可以改成「廢核武、護家園」會更簡潔有力些？</text:span></text:p>
      <text:p text:style-name="P2"><text:span text:style-name="T1">至於董事長的提議，我是有些存疑。我買的那種黑色紙板一張 40元（不過這種紙板有些太小，沒有懷軒或良哲的好），若要另外再去買黑紙和夾子或是用膠水黏整面的，實際上會有些麻煩，可能黑紙還得自己剪裁，而且這些黑紙也很難保持不皺與不摺到。加加減減並沒有更方便或更便宜。董事長顯然欠缺實務經驗。</text:span></text:p>
      <text:p text:style-name="P2"><text:span text:style-name="T1">對了, 大家不知道有沒有看了那天我們每個人都恭領了一本的「善書」，原本是專門抹黑西藏密宗與達賴喇嘛的，說什麼達賴喇嘛書中鼓勵邪淫，表面宣稱為了追求更高的靈性境界，實是為了一逞獸慾之類的，真是滿紙污穢不忍卒睹。想不宗教界的抹黑造謠也這麼嚴重，台灣顯然沒有甚麼淨土了！</text:span><text:span text:style-name="T3"><text:line-break/></text:span></text:p>
      <text:p text:style-name="P1"><text:span text:style-name="T1">陳真 | 2009.07.21 17:38 | </text:span><text:span text:style-name="T2">#</text:span></text:p>
      <text:p text:style-name="P3"><text:span text:style-name="T1">那些留言應該 "不" 具有代表性,那只是我當時剛好看到隨手剪下,但我還看過許多更離譜的,全是赤裸裸的污言穢語及莫名其妙的歧視語言.</text:span></text:p>
      <text:p text:style-name="P1"><text:span text:style-name="T1">懷軒 | 2009.07.21 03:25 | </text:span><text:span text:style-name="T2">#</text:span></text:p>
      <text:p text:style-name="P2"><text:span text:style-name="T1">看那些匿名留言，天ㄚ~~快看不下去了~~這樣的台灣不是鬼島是什麼？真他碼的~好想吐ㄚ~~</text:span></text:p>
      <text:p text:style-name="P2"><text:span text:style-name="T1">To智巽</text:span><text:span text:style-name="T3"><text:line-break/></text:span><text:span text:style-name="T1">真巧，我以前也是體育班的~~哈哈~</text:span></text:p>
      <text:p text:style-name="P1"><text:span text:style-name="T1">陳真 | 2009.07.21 01:45 | </text:span><text:span text:style-name="T2">#</text:span></text:p>
      <text:p text:style-name="P3"><text:span text:style-name="T1">馬上有院內醫師同事對我寫的有所回應了,如下. 不過還算友善,只是各位或許會很訝異, 我和黃達夫這樣的批評,事實上在醫界絕對是屬於極少數的一方,大多數人似乎不會在這與自己切身相關的利益問題上,把什麼做人的原則與品性當一回事.</text:span></text:p>
      <text:p text:style-name="P3"><text:span text:style-name="T1">----- Original Message -----</text:span><text:span text:style-name="T3"><text:line-break/></text:span><text:span text:style-name="T1">To: "emir chen"</text:span></text:p>
      <text:p text:style-name="P3"><text:span text:style-name="T1">Monday, July 20, 2009 11:50 PM</text:span><text:span text:style-name="T3"><text:line-break/></text:span><text:span text:style-name="T1">Subject: Re: 波蘭醫師掀波瀾</text:span></text:p>
      <text:p text:style-name="P3"><text:span text:style-name="T1">Dear 陳真</text:span><text:span text:style-name="T3"><text:line-break/></text:span><text:span text:style-name="T1">我很少覺得被你浪費時間</text:span><text:span text:style-name="T3"><text:line-break/></text:span><text:span text:style-name="T1">不過這一篇看完後</text:span><text:span text:style-name="T3"><text:line-break/></text:span><text:span text:style-name="T1">覺得我的時間有被浪費到</text:span><text:span text:style-name="T3"><text:line-break/></text:span><text:span text:style-name="T1">我竟不知道你在寫什麼......</text:span></text:p>
      <text:p text:style-name="P3"><text:span text:style-name="T1">皮膚部 xxx (陳真按:我把名字刪了 )</text:span><text:span text:style-name="T3"><text:line-break/><text:line-break/></text:span><text:span text:style-name="T1">===========</text:span><text:span text:style-name="T3"><text:line-break/></text:span><text:span text:style-name="T1">----orginal Message -----</text:span><text:span text:style-name="T3"><text:line-break/></text:span><text:span text:style-name="T1">From: "emir chen"</text:span></text:p>
      <text:p text:style-name="P3"><text:span text:style-name="T1">Sent: Tuesday, July 21, 2009 12:32 AM</text:span><text:span text:style-name="T3"><text:line-break/></text:span><text:span text:style-name="T1">Subject: Re: 波蘭醫師掀波瀾</text:span></text:p>
      <text:p text:style-name="P3"><text:span text:style-name="T1">xx 你好,</text:span></text:p>
      <text:p text:style-name="P3"><text:span text:style-name="T1">也許是我表達能力不好吧.</text:span></text:p>
      <text:p text:style-name="P3"><text:span text:style-name="T1">簡單說吧, 假設我現在看皮膚科的人都很不爽, 我覺得他們跟精神科比起來真的太閒了, 但我不去論證這件 "事", 卻反而到網路上舉 "你" 為例說大家看! 這位 xxx 醫師如何如何閒, 他每天早上都十點才上班, 晚上也不好好K 書不做研究, 卻整天如何如何...搞不好是不是跟藥商如何如何, 或是跟上面很會搞關係所以才這麼閒, 這樣的皮膚科真該好好辦一辦!</text:span></text:p>
      <text:p text:style-name="P3"><text:span text:style-name="T1">對不起, 我純粹只是亂舉例, 無意冒犯. 而且, 我所舉的例之抹黑措詞跟我所批評的卑鄙現象比起來恐怕還差一大截.</text:span></text:p>
      <text:p text:style-name="P3"><text:span text:style-name="T1">不知道你是不是比較明白我在寫什麼了.</text:span></text:p>
      <text:p text:style-name="P3"><text:span text:style-name="T1">陳真</text:span></text:p>
      <text:p text:style-name="P1"><text:span text:style-name="T1">陳真 | 2009.07.21 01:22 | </text:span><text:span text:style-name="T2">#</text:span></text:p>
      <text:p text:style-name="P2"><text:span text:style-name="T1">這是另一個例子,首先也是黃院長的文章,接著是一堆匿名回應.</text:span></text:p>
      <text:p text:style-name="P2"><text:span text:style-name="T1">必須聲明的是,我對台灣任何議題幾乎都一概敬鬼神而遠之,盡量不聽不講不看不想不說不接觸不當一回事,以免看了厭惡,只是讓我更想移民遠離台灣菁英.</text:span></text:p>
      <text:p text:style-name="P2"><text:span text:style-name="T1">不過,雖然盡其所能隔離台灣資訊,但資訊氾濫的世界,免不了還是會接觸到.</text:span></text:p>
      <text:p text:style-name="P2"><text:span text:style-name="T1">各位看,黃達夫這樣一個在台灣醫界或甚至在國際上都極為罕見的好醫師,說了這麼一些溫和持平的言論,招來的卻仍是一片謾罵抹黑.</text:span></text:p>
      <text:p text:style-name="P2"><text:span text:style-name="T1">各位不要以為這跟你沒關係,一個社會的成員之普遍道德素質肯定跟你有關.</text:span></text:p>
      <text:p text:style-name="P2"><text:span text:style-name="T1">比方說我上街吃東西,我會先觀察那個賣東西的人的模樣,我如果覺得這是個人渣或是一個心裏根本不會考慮他人利益與安危的人,我就不敢跟他買東西,因為我不相信他會好好把盤子或食材洗乾淨,我不敢保證他擤完鼻涕後一定會洗手而不是直接抹在你要吃的麵條上.</text:span></text:p>
      <text:p text:style-name="P2"><text:span text:style-name="T1">同樣地,醫師也一樣,在台灣,這其實是一群在品性上跟一般人完全沒兩樣的人. 因此,除非你都不要生病,否則,當你生病時,你若沒有其他管道可以運用人際關係,或是除非你本身有極高的相觀醫學知識足以判定各項醫療處置之良莠或適當性,否則你便非常有可能只是把你的健康或生命託付給一個絲毫不把你的利益放在心上的混蛋.</text:span></text:p>
      <text:p text:style-name="P2"><text:span text:style-name="T1">陳真</text:span><text:span text:style-name="T3"><text:line-break/></text:span><text:span text:style-name="T1">---------------------</text:span><text:span text:style-name="T3"><text:line-break/></text:span><text:span text:style-name="T1">平心看波蘭醫學院（黃達夫）</text:span></text:p>
      <text:p text:style-name="P2"><text:span text:style-name="T1">2009年05月05日蘋果日報</text:span></text:p>
      <text:p text:style-name="P2"><text:span text:style-name="T1">最近接到數件台灣醫學生的e-mail，內容以維護醫療品質、保護病人權益及公平原則的訴求，要我站到他們的一邊，限制波蘭醫學生在國內執業。讓我不得不站出來，以一個醫學教育者的立場表明我對這個事件的看法。</text:span></text:p>
      <text:p text:style-name="P2"><text:span text:style-name="T1">做為一個醫學教育者，我的使命是培育優秀的醫療專業人員，其最終目的是，確保民眾獲得完善的照護。所以，我期許我們的醫學生，在經過多年的菁英教育以後，不但氣度大、有包容力、且具備正確的判斷以及解決問題的能力。</text:span></text:p>
      <text:p text:style-name="P2"><text:span text:style-name="T1">因此診斷此事件時，大家首先要思考的是，這個問題是怎麼發生的？台灣學生成群到波蘭、中國念醫學院，根本不是件秘密。大家也早知道他們終有學成歸國的一天。而根據現今的《醫療法》，波蘭學生只要通過國考就能在台灣執業。而且，有位立委告訴我，當初家長也詢問過教育部是否承認波蘭醫學院的學歷，得到的答案是肯定的。</text:span></text:p>
      <text:p text:style-name="P2"><text:span text:style-name="T1">衛生署也根據上述的資格准許他們參加國考，所以，到目前為止，波蘭醫學生是遵循台灣的《醫療法》獲得醫師執照的。如果台灣的醫學生，認為目前的《醫療法》不公平、不合時宜，那是政府與立法院慢半拍，沒有事先修法，做好迎接新局勢的準備，他們應該向政府、立法院抗議。</text:span></text:p>
      <text:p text:style-name="P2"><text:span text:style-name="T1">不幸的，台灣醫學生卻拿沒有犯法的波蘭醫學生出氣，豈不是搞錯了憤怒的對象？</text:span></text:p>
      <text:p text:style-name="P2"><text:span text:style-name="T1">批評充滿偏見歧視</text:span></text:p>
      <text:p text:style-name="P2"><text:span text:style-name="T1">國內醫學生對波蘭醫學院的批評，也一樣不理性。事實上，到今天為止，我們並沒有做過兩國醫學生臨床能力的測試與比較。在沒有證據的情形下，就說波蘭醫學生所接受的教育比台灣差，不就是偏見與歧視嗎？這樣的直覺反應不也違反了「有一分證據</text:span><text:span text:style-name="T3"><text:line-break/></text:span><text:span text:style-name="T1">，說一分話」的醫學科學精神了嗎？</text:span></text:p>
      <text:p text:style-name="P2"><text:span text:style-name="T1">再看到網路上眾多污名的言語，實在讓我看不到台灣學生對待「異己」的基本尊重。不免讓我擔心台灣醫學生是否具備最起碼的人文修養，以及是非判斷的能力。</text:span></text:p>
      <text:p text:style-name="P2"><text:span text:style-name="T1">既然，這事件已引起這麼大風波，我們不妨化危機為契機，切莫頭痛醫頭、腳痛醫腳，而應從長計議。如果台灣自認是世界村一員，口口聲聲要與國際接軌，就應該擁抱國際化的趨勢，視醫學生的多元化為正面的發展。到頭來，台灣社會需要的是素質優良的醫師，至於他們是在國內或國外完成學業並不是重點。</text:span></text:p>
      <text:p text:style-name="P2"><text:span text:style-name="T1">在這大前提下，今天教育部、衛生署與立法院應該要做的是，嚴肅地面對此重要議題。審慎評估台灣醫師人力的需求，在總量考量下，重新為台灣規劃一個優良的、公平的、真正能鑑別醫師臨床能力的認證制度。</text:span></text:p>
      <text:p text:style-name="P2"><text:span text:style-name="T1">自信自己資質高的台灣醫學生，應該樂於參與國內外畢業生一視同仁的公平競爭。只有讓優秀的人才出頭，才能達到提升國內醫師素質的終極目標。</text:span></text:p>
      <text:p text:style-name="P2"><text:span text:style-name="T1">作者為和信治癌中心醫院院長</text:span></text:p>
      <text:p text:style-name="P2"><text:span text:style-name="T1">=======</text:span><text:span text:style-name="T3"><text:line-break/></text:span><text:span text:style-name="T1">(陳真按: 底下全是匿名留言)</text:span></text:p>
      <text:p text:style-name="P2"><text:span text:style-name="T1">命也可以拿來測試的嗎?</text:span><text:span text:style-name="T3"><text:line-break/></text:span><text:span text:style-name="T1">還是要這位院長先拿自己的醫院作為實驗樣本?</text:span><text:span text:style-name="T3"><text:line-break/></text:span><text:span text:style-name="T1">確定十年之內沒有醫療過失在討論!</text:span></text:p>
      <text:p text:style-name="P2"><text:span text:style-name="T1">=========</text:span><text:span text:style-name="T3"><text:line-break/></text:span><text:span text:style-name="T1">完全看不懂這個黃達夫在寫什麼,台灣學生批評波蘭醫生生就叫</text:span><text:span text:style-name="T3"><text:line-break/></text:span><text:span text:style-name="T1">" 是否具備最起碼的人文修養，以及是非判斷的能力."</text:span></text:p>
      <text:p text:style-name="P2"><text:span text:style-name="T1">我實在懷疑,這個黃達夫到底有沒有看過這些批評波蘭醫學生的文章??連批評的文章都沒看,就胡亂批評,我看這個黃達夫" 是否具備最起碼的人文修養，以及是非判斷的能力." 才真的令人懷疑-</text:span></text:p>
      <text:p text:style-name="P2"><text:span text:style-name="T1">==========</text:span><text:span text:style-name="T3"><text:line-break/></text:span><text:span text:style-name="T1">這位大師和波爸、波媽有什麼關係嗎？</text:span></text:p>
      <text:p text:style-name="P2"><text:span text:style-name="T1">=======</text:span><text:span text:style-name="T3"><text:line-break/></text:span><text:span text:style-name="T1">我猜這個黃達夫院長是不是醫院雇用了很多波蘭醫生??</text:span><text:span text:style-name="T3"><text:line-break/></text:span><text:span text:style-name="T1">一般台灣醫院都曉得</text:span><text:span text:style-name="T3"><text:line-break/></text:span><text:span text:style-name="T1">這些波蘭醫生素質很有問題,正常狀況根本沒有人會請,會請除了私人因素大概就是貪便宜想多賺點錢??</text:span></text:p>
      <text:p text:style-name="P2"><text:span text:style-name="T1">為了賺錢還能編個台灣醫學生人文素養不佳的狗屁不通理由??</text:span></text:p>
      <text:p text:style-name="P2"><text:span text:style-name="T1">========</text:span></text:p>
      <text:p text:style-name="P2"><text:span text:style-name="T1">搞不好他也有小孩親戚朋友在波蘭念書阿</text:span></text:p>
      <text:p text:style-name="P2"><text:span text:style-name="T1">===========</text:span><text:span text:style-name="T3"><text:line-break/></text:span><text:span text:style-name="T1">現在支持那些波波的醫生裡面,大部分都是有自己或親友的孩子在念啦</text:span></text:p>
      <text:p text:style-name="P2"><text:span text:style-name="T1">不過經過這次事件,大家也才知道原來是有醫學系只要繳錢就能念的來看看一個回國波波的表現,類似的案例還不少喔</text:span></text:p>
      <text:p text:style-name="P2"><text:span text:style-name="T1">=========</text:span><text:span text:style-name="T3"><text:line-break/></text:span><text:span text:style-name="T1">我是曾和 XXX (陳真按: 我把名字給刪了)先生（不配是醫師稱呼，因考不上國家醫師考試）共事過的急診科「護理師」</text:span></text:p>
      <text:p text:style-name="P2"><text:span text:style-name="T1">台北市立QQQ 醫院 WWW 科 XXX (未通過國考，美國籍，目前已離職）XXX 父親 YYY 醫師 : 署立ZZZ醫院院長</text:span></text:p>
      <text:p text:style-name="P2"><text:span text:style-name="T1">曾聽過他是唸外國醫學院的，原來他也唸波蘭回來的，也是靠家裡有錢，他到本急診科工作一、二年以來，我也很感概，看到這樣遜遜的，錢也顉的兩倍以上，我至少在醫院工作有執業執照，我可以正正堂堂的蓋護理師，但他就只能蓋「實習住院醫師」我的感想，他程度不好，處理方法也是大有問題。</text:span></text:p>
      <text:p text:style-name="P2"><text:span text:style-name="T1">有病人來看上呼吸道感染，他處理病人只會抽兩管血（一般血液及生化）看到肝功能不好就告知病人要住院，就會拿起電話call腸胃科的醫師，那個病人本身肝功能就高到接近8~90，本身有脂肪肝及喝酒，我也得知他是抽血在判科的，只要有病人住院，他被告的機率就少一個。</text:span></text:p>
      <text:p text:style-name="P2"><text:span text:style-name="T1">考不過執照，很悲哀，我有一天也會老，也會被醫院的醫師診治，但我不希望遇到像他這樣子的醫師，為什麼呢? 看太多了，我真的會怕，因為當我是病人時，我能體會台灣一般沒有醫學背景的民眾心情的恐荒。</text:span></text:p>
      <text:p text:style-name="P4"/>
      <text:p text:style-name="P1"><text:span text:style-name="T1">陳真 | 2009.07.21 00:57 | </text:span><text:span text:style-name="T2">#</text:span></text:p>
      <text:p text:style-name="P3"><text:span text:style-name="T1">我常說台灣 "菁英" 們心很壞,頭腦很蠢,這裏就有些例子. 底下是一篇有關黃達夫院長的報導,講得對錯是另一回事,但你看報導底下有個網路匿名回應,講什麼道德哲學.</text:span></text:p>
      <text:p text:style-name="P3"><text:span text:style-name="T1">你看這個匿名者講話就知道: 這或許真的是個醫生或醫學生,但卻絕對不是一個唸過任何哲學或任何文史哲的人,感覺頭腦不怎麼靈光,但他卻講得好像他是個哲學大師似的,其所言內容卻蠢到爆.</text:span></text:p>
      <text:p text:style-name="P3"><text:span text:style-name="T1">但重點並不是蠢,重點是虛榮和壞心眼. 一個人的虛榮和心眼邪門,從他怎麼行文造句就能清楚地看見.</text:span></text:p>
      <text:p text:style-name="P3"><text:span text:style-name="T1">這種人如果是特例倒也罷了,但卻不是特例,而是台灣菁英界的常態.</text:span></text:p>
      <text:p text:style-name="P3"><text:span text:style-name="T1">如果你是病人,你會放心讓這樣的醫生看病嗎? 如果一個社會的醫師在品性和智能上普遍令人懷疑,那是不是很可怕?</text:span></text:p>
      <text:p text:style-name="P3"><text:span text:style-name="T1">陳真</text:span><text:span text:style-name="T3"><text:line-break/></text:span><text:span text:style-name="T1">=================</text:span><text:span text:style-name="T3"><text:line-break/></text:span><text:span text:style-name="T1">2009/5/14</text:span></text:p>
      <text:p text:style-name="P3"><text:span text:style-name="T1">【本報台中訊】和信治癌中心醫院院長黃達夫昨天在一場教育論壇中指出，成人品格教育非常困難，進入社會後很難改變。現在很多人想讀醫學院，是將醫生視為「賺錢、高地位」的職業，要改變如此觀念，要從制度面做起。</text:span></text:p>
      <text:p text:style-name="P3"><text:span text:style-name="T1">黃達夫昨天參與台灣微軟與台中市政府合辦的「教育論壇高峰會」，他說，台灣目前推行的醫學教育，重視考試，醫學教育應該利用「面談」了解學生想法，而不是用「面試」，否則學生只會說出老師想聽的答案，不會說出自己想法，甚至沒想法。</text:span></text:p>
      <text:p text:style-name="P3"><text:span text:style-name="T1">黃達夫以親身經驗為例，他目前教導陽明大學醫學系學生，每天朝夕相處，不論何時何地都一起討論；他認為「全面的身教」才是最好的學習。</text:span></text:p>
      <text:p text:style-name="P3"><text:span text:style-name="T1">黃達夫認為，多數醫生都有好頭腦，但不一定適合當醫生，要有心的人才適合當醫生；他回憶曾在建國中學演說，有一名學生曾提問，「怎麼感受到病人痛苦？」黃達夫認為這是個好問題，看出這個學生「有心」，建議他：「你到醫院推一次病床就知道了。」</text:span></text:p>
      <text:p text:style-name="P3"><text:span text:style-name="T1">他認為，目前國內醫學院考試制度不可取，無法「評量」學生心態，重視考試成績外，品格也是重要條件。</text:span></text:p>
      <text:p text:style-name="P3"><text:span text:style-name="T1">---------------------</text:span><text:span text:style-name="T3"><text:line-break/></text:span><text:span text:style-name="T1">(底下是一位匿名者對黃達夫的回應)</text:span></text:p>
      <text:p text:style-name="P3"><text:span text:style-name="T1">醫界黃達夫最新可笑言論</text:span></text:p>
      <text:p text:style-name="P3"><text:span text:style-name="T1">想請教黃姓大老</text:span><text:span text:style-name="T3"><text:line-break/></text:span><text:span text:style-name="T1">你的言論只反覆突顯了</text:span><text:span text:style-name="T3"><text:line-break/></text:span><text:span text:style-name="T1">你對於道德哲學根本一竅不通</text:span><text:span text:style-name="T3"><text:line-break/></text:span><text:span text:style-name="T1">還一直停留在 道德 等於 教條的年代</text:span><text:span text:style-name="T3"><text:line-break/></text:span><text:span text:style-name="T1">你信奉</text:span><text:span text:style-name="T3"><text:line-break/></text:span><text:span text:style-name="T1">'醫師賺錢是罪惡'這個教條</text:span><text:span text:style-name="T3"><text:line-break/></text:span><text:span text:style-name="T1">並以此評價他人</text:span><text:span text:style-name="T3"><text:line-break/></text:span><text:span text:style-name="T1">教條當然可以作為判斷是非的一種方法</text:span><text:span text:style-name="T3"><text:line-break/></text:span><text:span text:style-name="T1">但並不會是很經的起質疑挑戰的方法</text:span><text:span text:style-name="T3"><text:line-break/></text:span><text:span text:style-name="T1">醫師賺錢 這個命題本身</text:span><text:span text:style-name="T3"><text:line-break/></text:span><text:span text:style-name="T1">以道德哲學來看 應是相當中性</text:span><text:span text:style-name="T3"><text:line-break/></text:span><text:span text:style-name="T1">但必須加入一定條件</text:span><text:span text:style-name="T3"><text:line-break/></text:span><text:span text:style-name="T1">如醫師只為賺錢 建議我冒著生命危險 做完全不必要的治療</text:span><text:span text:style-name="T3"><text:line-break/></text:span><text:span text:style-name="T1">我們才有開始以道德哲學思考評價的必要</text:span></text:p>
      <text:p text:style-name="P1"><text:span text:style-name="T1">陳真 | 2009.07.20 16:32 | </text:span><text:span text:style-name="T2">#</text:span></text:p>
      <text:p text:style-name="P2"><text:span text:style-name="T1">智巽,我沒有反對之意啊,只是說我雄雄不知其所指為何而已. 但是標語若需進一步解釋才能理解,或許就需要改變句子,但不改其實也無妨.一下子無法理解的,至少可以 "想像",想像它可能是指的什麼.</text:span></text:p>
      <text:p text:style-name="P2"><text:span text:style-name="T1">另一方面,主義二字通常曖昧,所以我一般都避免使用比方說帝國主義這樣的字眼;因為這樣一些概念所產生的誤解和爭議,往往會多於用它來解決的問題.</text:span></text:p>
      <text:p text:style-name="P2"><text:span text:style-name="T1">以下是題外話:</text:span></text:p>
      <text:p text:style-name="P2"><text:span text:style-name="T1">在說明任何問題時,我通常比較傾向一種描述性的日常概念,描述眾所周知的事實,而比較不傾向於使用任何需要定義內涵或甚至帶有強烈評價性的特定辭彙.</text:span></text:p>
      <text:p text:style-name="P2"><text:span text:style-name="T1">或許這是哲學和 "現有的" 社會學的一個根本差異. 前者不使用定義,不做假設,故也不做預測,但後者卻把自己打扮得像個自然科學;感覺就像一隻魚學人走到路上,遇到下雨還打傘;牠忘了牠是一隻魚,魚一般是活在水裏而且不怕淋濕的.</text:span></text:p>
      <text:p text:style-name="P2"><text:span text:style-name="T1">之所以說它是"現有的" 社會學是因為我相信它只是暫時的,或許總有一天它會改頭換面; 我相信這樣一種社會學是不妥的瑣碎的無聊的幼稚的甚至是錯誤的有害的,它製造更多混淆和無謂爭議,卻無力澄清問題,更不用說解決問題了.</text:span></text:p>
      <text:p text:style-name="P2"><text:span text:style-name="T1">我一般聽到 "這類" 社會學都馬上會想打呵欠;就好像一聽到那種 "儼然科學" 的心理學或心理分析總覺得很好笑一樣,感覺是提供一種笑話,而不是提供一種真實的洞見.</text:span></text:p>
      <text:p text:style-name="P2"><text:span text:style-name="T1">這類社會學和這類心理學的支持者,似乎從來都不曾想過他們所提出的所謂實證知識究竟如何可能成立這樣一個根本問題. 或者講得更難聽一點,如果一套知識就是這麼回事,那也需要什麼智能或技術嗎? 那只是一種通俗意見不是嗎? 只是用所謂學術語言包裝一下讓它看起來煞有介事而已.</text:span></text:p>
      <text:p text:style-name="P2"><text:span text:style-name="T1">不過,跟那些既非實證亦非形上分析與描述而是純粹信口開河寫作文的社會學家或心理學家比起來,前者當然還是值得尊敬;他就算走錯路,但他至少是誠實的. 後者卻是不學有術的郎中,奇怪的是,郎中往往混得比正牌醫師還要好.</text:span><text:span text:style-name="T3"><text:line-break/></text:span></text:p>
      <text:p text:style-name="P1"><text:span text:style-name="T1">智巽 | 2009.07.20 03:49 | </text:span><text:span text:style-name="T2">#</text:span></text:p>
      <text:p text:style-name="P3"><text:span text:style-name="T1">中文書名不見了..是"大地上的受苦者"</text:span></text:p>
      <text:p text:style-name="P1"><text:span text:style-name="T1">智巽 | 2009.07.20 03:48 | </text:span><text:span text:style-name="T2">#</text:span></text:p>
      <text:p text:style-name="P2"><text:span text:style-name="T1">贊成!</text:span></text:p>
      <text:p text:style-name="P2"><text:span text:style-name="T1">第二句好像真的不適合</text:span><text:span text:style-name="T3"><text:line-break/></text:span><text:span text:style-name="T1">會想到這句是因為最近看了書.. Frantz Fanon 1961年死前寫的書..最近翻成中文&gt;</text:span><text:span text:style-name="T3"><text:line-break/></text:span><text:span text:style-name="T1">他是一位心理醫生經常在法屬殖民地阿爾及利亞行醫</text:span><text:span text:style-name="T3"><text:line-break/></text:span><text:span text:style-name="T1">因為長時間看病..對被殖民者的觀察很深刻,寫了很多他對暴力滋長的看法</text:span><text:span text:style-name="T3"><text:line-break/></text:span><text:span text:style-name="T1">這好像也引起一些爭議,有人說它鼓吹暴力反抗等等</text:span><text:span text:style-name="T3"><text:line-break/></text:span><text:span text:style-name="T1">我才看到一半,還沒看到真正鼓吹暴力的..</text:span><text:span text:style-name="T3"><text:line-break/></text:span><text:span text:style-name="T1">但製造當地人暴力的根原實在是殖民主義的壓迫..其實看這個書還真的是很難過,會聯想一些不合理的界線(階級或大國之間小國)</text:span></text:p>
      <text:p text:style-name="P2"><text:span text:style-name="T1">主要是他認為殖民主義不只複製文化,在剝削的過程需要強大的社會控制,而到底是用暴力的(如軍隊,憲兵)</text:span><text:span text:style-name="T3"><text:line-break/></text:span><text:span text:style-name="T1">被殖民者動彈不得..但也會發展出一些反應..其中包括暴力</text:span><text:span text:style-name="T3"><text:line-break/></text:span><text:span text:style-name="T1">對同胞弱者的暴力變成一種宣洩,因此殖民主義也複製出暴力..</text:span></text:p>
      <text:p text:style-name="P2"><text:span text:style-name="T1">他也寫了幾十頁在說明..</text:span><text:span text:style-name="T3"><text:line-break/></text:span><text:span text:style-name="T1">只用八個字是沒辦法清楚表達,也不負責任..那還是不要吧!</text:span><text:span text:style-name="T3"><text:line-break/></text:span></text:p>
      <text:p text:style-name="P1"><text:span text:style-name="T1">陳真 | 2009.07.20 01:29 | </text:span><text:span text:style-name="T2">#</text:span></text:p>
      <text:p text:style-name="P3"><text:span text:style-name="T1">智巽,我沒意見,看看其他人怎麼想.</text:span></text:p>
      <text:p text:style-name="P3"><text:span text:style-name="T1">但是第二句會不會有點 "抽象"? 不光是概念本身的抽象,似乎也不容易明確想到所指何事. 如果你覺得不會有這些問題,那我也OK.</text:span></text:p>
      <text:p text:style-name="P3"><text:span text:style-name="T1">還有就是想請問大家一事:</text:span></text:p>
      <text:p text:style-name="P3"><text:span text:style-name="T1">我常想到節省成本的問題,比方說,如果牌子數量不必增加,但把不同口號寫在不同紙張上,每次只要換紙張就好,可以用夾子夾住,要更換時就隨時可換. 這樣會不會比較省錢? 應該會吧?</text:span></text:p>
      <text:p text:style-name="P3"><text:span text:style-name="T1">畢竟議題太多,若每個議題都要增加一些牌子,會越來越重.</text:span></text:p>
      <text:p text:style-name="P3"><text:span text:style-name="T1">換紙張肯定是會比增加牌子省很多錢.</text:span></text:p>
      <text:p text:style-name="P3"><text:span text:style-name="T1">而且,最早期的牌子是學姐寫的,我在一旁以書法概念相輔佐,寫出的字相當可怕. 那些牌子最近幾次都不好意思再搬出來用,放著發霉卻另外再買新的其實也挺可惜. 應該可以買些紙重寫,用夾子夾住就能不斷使用而且也比較不怕雨淋了. 淋壞了就重新再寫過就行.</text:span></text:p>
      <text:p text:style-name="P3"><text:span text:style-name="T1">一點省錢意見,請大家參考是否可行.</text:span></text:p>
      <text:p text:style-name="P1"><text:span text:style-name="T1">智巽 | 2009.07.19 23:14 | </text:span><text:span text:style-name="T2">#</text:span></text:p>
      <text:p text:style-name="P2"><text:span text:style-name="T1">今天看到新聞說..</text:span><text:span text:style-name="T3"><text:line-break/></text:span><text:span text:style-name="T1">-------------------</text:span></text:p>
      <text:p text:style-name="P2"><text:span text:style-name="T1">北韓緊張情勢持續 美日將舉行核子嚇阻會談</text:span><text:span text:style-name="T3"><text:line-break/></text:span><text:span text:style-name="T1">更新日期:2009/07/19 07:05 F33簡長盛</text:span><text:span text:style-name="T3"><text:line-break/><text:line-break/></text:span><text:span text:style-name="T1">（法新社東京19日電） 一名高級官員說，由於與北韓的緊張關係依舊，美國今天同意與日本就如何加強美國提供保護日本的核子嚇阻問題舉行正式會談。</text:span></text:p>
      <text:p text:style-name="P2"><text:span text:style-name="T1">　　美國方面在一項聲明中說，由國務院主管東亞暨太平洋事務的助理國務卿康貝爾（Kurt Campbell）和國防部助理部長葛瑞格森（Wallace Gregson）所率領的美國代表團與日方討論了北韓情勢和日美安全聯盟。</text:span></text:p>
      <text:p text:style-name="P2"><text:span text:style-name="T1">康貝爾在會後說：「今天，美方和日方同意成立一個特別工作小組，並且在未來數週內在華盛頓集會，這將是展開一項有關深入討論核子嚇阻要素的首次會談。」</text:span></text:p>
      <text:p text:style-name="P2"><text:span text:style-name="T1">他說：「我們來此的目標是向日本就提供核子嚇阻提出一項非常強烈承諾、我們的核子傘仍然非常強大和穩定，而且我們對日本的承諾絕對不會動搖。」</text:span></text:p>
      <text:p text:style-name="P2"><text:span text:style-name="T1">保守派的日本政界人士一直主張，日本應以核子武器武裝自己，以保護日本不受平壤的核子威脅。</text:span></text:p>
      <text:p text:style-name="P2"><text:span text:style-name="T1">不過康貝爾在今天「讀賣新聞」刊出的一項訪問談話中說，日本走向核武的構想「將不符合日本的國家利益，也不會為亞太地區帶來和平和穩定。」 (譯者：中央社簡長盛）</text:span></text:p>
      <text:p text:style-name="P5"><text:span text:style-name="T1"/></text:p>
      <text:p text:style-name="P2"><text:span text:style-name="T1">於是想到一個對北韓與其他國家都想說的標語</text:span><text:span text:style-name="T3"><text:line-break/></text:span><text:span text:style-name="T1">[核武無法 守護家園]</text:span><text:span text:style-name="T3"><text:line-break/></text:span><text:span text:style-name="T1">另外</text:span><text:span text:style-name="T3"><text:line-break/></text:span><text:span text:style-name="T1">[殖民主義 複製暴力]</text:span><text:span text:style-name="T3"><text:line-break/></text:span><text:span text:style-name="T1">請幫忙審查審查..</text:span></text:p>
      <text:p text:style-name="P1"><text:span text:style-name="T1">智巽 | 2009.07.19 14:29 | </text:span><text:span text:style-name="T2">#</text:span></text:p>
      <text:p text:style-name="P3"><text:span text:style-name="T3"><text:line-break/></text:span><text:span text:style-name="T1">資優班,A段班,升學班...</text:span><text:span text:style-name="T3"><text:line-break/></text:span><text:span text:style-name="T1">我最喜歡的是我曾待過的體育班</text:span><text:span text:style-name="T3"><text:line-break/></text:span><text:span text:style-name="T1">學校將他們認為的問題學生都集中起來</text:span><text:span text:style-name="T3"><text:line-break/></text:span><text:span text:style-name="T1">讓個體育老師來教,就好像教練一樣的訓練</text:span><text:span text:style-name="T3"><text:line-break/></text:span><text:span text:style-name="T1">學校萬萬沒想到這老師..教我們友愛,團結合作</text:span><text:span text:style-name="T3"><text:line-break/></text:span><text:span text:style-name="T1">園遊會我們賺五萬多塊,還幫一位同學的媽媽來賺點家用</text:span><text:span text:style-name="T3"><text:line-break/></text:span><text:span text:style-name="T1">運動會只要我們有參加的,都第一,</text:span><text:span text:style-name="T3"><text:line-break/></text:span><text:span text:style-name="T1">最後我們得到模範班,..只不過學習成績是比較差</text:span><text:span text:style-name="T3"><text:line-break/></text:span><text:span text:style-name="T1">當我想考公立高職而開始努力讀書時</text:span><text:span text:style-name="T3"><text:line-break/></text:span><text:span text:style-name="T1">有位數學老師卻在課堂最後五分鐘不肯回答我提問的問題</text:span><text:span text:style-name="T3"><text:line-break/></text:span><text:span text:style-name="T1">補習班裡面的數學老師和幾個明道中學的,為了一個幾何證明解不出來,我說我會,他不相信,考慮了十分鐘才讓我去解</text:span><text:span text:style-name="T3"><text:line-break/></text:span><text:span text:style-name="T1">還有位歷史老師認為我們竊竊私語輕蔑她而哭泣向學校高層投訴</text:span><text:span text:style-name="T3"><text:line-break/></text:span><text:span text:style-name="T1">老師走了.. 班級也解散了(沒人敢管這個模範班級)</text:span><text:span text:style-name="T3"><text:line-break/></text:span><text:span text:style-name="T1">解散後..我也曾到所謂的A段班唸了一星期..隨後我馬上說讓我回普通班吧(就是放牛班)!那裏至少有一些自由!</text:span><text:span text:style-name="T3"><text:line-break/></text:span><text:span text:style-name="T1">我最愛的,也最自豪的是還是那些分散的同學,以及那個已經消失的班級,那裡還有我人生路上所需的東西..雖然我還說不出是什麼,</text:span><text:span text:style-name="T3"><text:line-break/></text:span><text:span text:style-name="T1">但絕對是A段班無法給我的!</text:span></text:p>
      <text:p text:style-name="P1"><text:span text:style-name="T1">陳真 | 2009.07.18 03:53 | </text:span><text:span text:style-name="T2">#</text:span></text:p>
      <text:p text:style-name="P2"><text:span text:style-name="T1">我刻意迴避這則熱門新聞,因為看了就煩.即便刻意迴避,但還是不小心看到幾則不知道是誰寄來信箱的文字,原文我無法覆述,只記得是赤裸裸的一種歧視與羞辱,簡單說就是: 我們 vs.你們.</text:span></text:p>
      <text:p text:style-name="P2"><text:span text:style-name="T1">我們天資聰穎好學不倦,分數高,血統好,而你們呢?...*%#&amp;*#$@*</text:span></text:p>
      <text:p text:style-name="P2"><text:span text:style-name="T1">如今卻平起平坐大家都是醫生, 公主王子竟然和青蛙癩蛤蟆一塊幹活, 是可忍孰不可忍??!</text:span></text:p>
      <text:p text:style-name="P2"><text:span text:style-name="T1">骨子裏的思維大概就是這樣.</text:span></text:p>
      <text:p text:style-name="P2"><text:span text:style-name="T1">但事實上,當醫生不需要什麼智商,在 "當醫生" 這件事上,"我們" 和 "你們" 其實是不會有多大差別的. 就算有點差別,這個差別也很容易藉著某些制度設計上的修改來弭平.</text:span></text:p>
      <text:p text:style-name="P2"><text:span text:style-name="T1">但是,一種制度問題,卻以歧視性語言來表達,企圖維護的是有關某種高貴血統的 "虛構性". 簡單說就是 "癩蛤蟆" 從那一頭跑過來了,跨越了某種純屬虛構的神聖界限,跑到王子公主這一頭來了. 高貴血統遭到玷污,是可忍孰不可忍.</text:span></text:p>
      <text:p text:style-name="P2"><text:span text:style-name="T1">或許這就像一些篤信 "人之高貴獨特性 "之宗教人士一樣,當他們聽到有人說猴子是我們的祖先時,不禁要咬牙切齒幹聲連天,因為 "我們" 和 "他們" 之間的界限被混淆了,神聖獨特血統被玷污了.</text:span></text:p>
      <text:p text:style-name="P2"><text:span text:style-name="T1">這是台灣許多醫生或醫學生的基本心理狀態.</text:span></text:p>
      <text:p text:style-name="P2"><text:span text:style-name="T1">要改變這個莫名其妙的自大妄想,我估計還要再努力五百年.</text:span></text:p>
      <text:p text:style-name="P1"><text:span text:style-name="T1">良哲 | 2009.07.18 03:02 | </text:span><text:span text:style-name="T2">#</text:span></text:p>
      <text:p text:style-name="P3"><text:span text:style-name="T1">我不了解醫生的培訓，無從比較，但我嗅到這裡頭台灣文憑主義毒氣很濃，濃到很噁爛──你在台灣考那麼爛，考不上成績好資優生念的醫學院，怎能出國念一念回來就和我們這群資優生平起平坐當醫生(成績爛醫術也一定不好)，這樣不公平，我們這些考高分的資優生臉往哪擺，爛人沒這種資格。</text:span></text:p>
      <text:p text:style-name="P1"><text:span text:style-name="T1">陳真 | 2009.07.18 02:41 | </text:span><text:span text:style-name="T2">#</text:span></text:p>
      <text:p text:style-name="P2"><text:span text:style-name="T1">對啊,挺惡心的! 我給改寫成立報文章如下. 本來是想投給 "蘋果",但我能想像文章登出之後的後果,一定又是圍勦羞辱謾罵抹黑攻擊,讓你痛苦不堪之後,人們就會覺得自己贏了! 打勝仗了! 所以還是給沒什麼人看的 "立報" 比較安全.</text:span></text:p>
      <text:p text:style-name="P2"><text:span text:style-name="T1">------</text:span><text:span text:style-name="T3"><text:line-break/></text:span><text:span text:style-name="T1">波蘭醫師掀波瀾</text:span></text:p>
      <text:p text:style-name="P2"><text:span text:style-name="T1">陳真</text:span><text:span text:style-name="T3"><text:line-break/></text:span><text:span text:style-name="T1">立報《哈巴狗電台》2009. 07. 27.</text:span></text:p>
      <text:p text:style-name="P2"><text:span text:style-name="T3"><text:line-break/></text:span><text:span text:style-name="T1">波蘭醫學生認證問題在台掀起波瀾，向來不太在乎醫界弊病的醫學生們，竟浩浩蕩蕩數千人走上街頭；不說爭飯碗，卻說「捍衛全民健康」，彷彿說到飯碗就很見不得人似的。小小年紀講話像政客，哪天當家了還得了。</text:span></text:p>
      <text:p text:style-name="P2"><text:span text:style-name="T1">全世界找不到比台灣人更喜歡當醫生的，不是因為興趣或對生命的憐憫，而是出於名利。我也不認同過於寬鬆的學經歷認定，因為台灣人將千方百計尋求海外較為寬鬆的各路就學管道，拐個彎返台取得證照。可是，一個正直的人絕不會為了一個政策上見仁見智的漏洞或爭議，大張旗鼓展開獵巫行動，把箭頭指向一個個「個人」，把他們妖魔化，希望大眾視之如過街老鼠。不但公布姓名及工作單位，連家長也一一點名，說他們老爸老媽如何有錢或在哪工作云云。</text:span></text:p>
      <text:p text:style-name="P2"><text:span text:style-name="T1">這種作法很卑鄙，宛如選舉翻版，動輒妖魔化異己。就算一般人都不該這麼幹，更何況是將來要當醫生的人。你能想像西方國家會有人這樣做嗎？假設有人覺得外來留學生普遍而言程度太差，於是一個個公開點名，揪出你家祖宗三代，訴說你過去在台各項爛成績之如何可笑，證明你智商果然不足，根本沒資格跟聰明高貴的洋人混一起，甚至剝奪了他們的就學機會。</text:span></text:p>
      <text:p text:style-name="P2"><text:span text:style-name="T1">假設今天我也把標準拉更高，認為台灣許多醫學院根本就是學店嘛，然後用大量修辭抹黑一個個「個人」，而不是用大量合理論證來談論一件「事」或一種「想法」；甚至以各種不堪入目的方式醜化或羞辱一個個有名有姓的當事人，一一揪出示眾說：</text:span></text:p>
      <text:p text:style-name="P2"><text:span text:style-name="T1">「各位請看！這些爛學校的學生誰誰誰，他爸媽又是誰誰誰，你知道這個白癡高中唸的是那所爛學校嗎？你知道他大學第一年考了幾分嗎？唸的那個什麼爛醫學院，全班一百多人竟然共用兩具遺體，這是哪門子大體解剖課？這樣的訓練也想當醫生？為了捍衛全民利益，為了捍衛全民健康，為了捍衛醫療專業尊嚴，我們絕不能容忍少數害群之馬！」</text:span><text:span text:style-name="T3"><text:line-break/><text:line-break/></text:span><text:span text:style-name="T1">這不是正直的人應有的做事方式。再偉大的目標，都不可能美化卑鄙的手段。今天就算是對付一群罪犯，都不應如此公然羞辱個人或甚至遊街示眾。但這一大群滿口仁義道德的醫學生，卻以這樣的方式來捍衛什麼醫療專業與全民健康，我真不知道他們在學校究竟學到了些什麼。行事卑鄙之餘，卻滿口漂亮的政客辭彙，竟又自稱是一群「還沒有被社會污染」、「純潔正直維護公義」的醫學生。</text:span></text:p>
      <text:p text:style-name="P2"><text:span text:style-name="T1">台灣很可悲，揚言要改造社會的一些人，往往比誰都更需要被改造。波蘭醫師掀波瀾，掀起的恐怕不只是認證與否的技術問題，而是更為深刻的一些價值基礎；而這恐怕才是台灣醫界眾多問題的根源。</text:span></text:p>
      <text:p text:style-name="P1"><text:span text:style-name="T1">良哲 | 2009.07.18 02:24 | </text:span><text:span text:style-name="T2">#</text:span></text:p>
      <text:p text:style-name="P3"><text:span text:style-name="T1">這個波波事件明明就是搞獵巫和保飯碗，爭自己的權益，卻假借全民福祉之名與妖魔化他人，夠噁爛的。</text:span></text:p>
      <text:p text:style-name="P1"><text:span text:style-name="T1">陳真 | 2009.07.18 00:27 | </text:span><text:span text:style-name="T2">#</text:span></text:p>
      <text:p text:style-name="P2"><text:span text:style-name="T1">跟這些學生一樣,我也不認同過於寬鬆的學經歷認定,因為這很容易造成全世界最愛當醫生的台灣人,千方百計努力尋求國外較為寬鬆的各路就學管道,以便繞個捷徑日後回台取得醫師證照與行醫資格,努力賺大錢.</text:span></text:p>
      <text:p text:style-name="P2"><text:span text:style-name="T1">可是,一個正直的人絕不會為了這樣一個政策上見仁見智的漏洞或爭議,大張旗鼓地展開獵巫行動,把箭頭指向一個個 "個人",把他們妖魔化,不但公布他們的姓名及工作單位,而且把他們的家長也一個個點名,說他們老爸老媽如何有錢或在哪個醫院工作云云.</text:span></text:p>
      <text:p text:style-name="P2"><text:span text:style-name="T1">這種作法是很卑鄙的,就算一般人都不該這麼幹,更何況是將來要當醫生的人.</text:span></text:p>
      <text:p text:style-name="P2"><text:span text:style-name="T1">這就好像假設今天我把標準拉很得很高,認為台灣許多醫學院根本就是學店嘛,然後用大量修辭來抹黑一個個 "個人",而不是使用大量合理論證來談論一件 "事"; 甚至以各種最不堪的方式來醜化或羞辱一個個有名有姓的當事人,把他們一個個揪出來示眾,告訴大家說:</text:span></text:p>
      <text:p text:style-name="P2"><text:span text:style-name="T1">"各位請看! 這些爛學校的學生誰誰誰,他爸爸又是誰誰誰,你知道這個白癡高中唸的是那個什麼爛學校嗎? 你知道他大學考了幾年才考上嗎? 唸的那個又是什麼爛醫學院啊,全班一百多人共用兩具屍體,這是哪門子大體解剖課?!為了捍衛全民利益,為了捍衛全民健康,我們絕不能容忍這些少數的害群之馬!"</text:span></text:p>
      <text:p text:style-name="P2"><text:span text:style-name="T1">如此卑鄙行事的同時,卻又滿口仁義道德,說什麼 "捍衛全民健康",其實只是捍衛飯碗. 小小年紀講話就像政客,哪天當家了還得了.</text:span></text:p>
      <text:p text:style-name="P2"><text:span text:style-name="T1">這絕不是一個正直的人應該有的做事方式. 再偉大的目標都不可能美化卑鄙的手段.</text:span></text:p>
      <text:p text:style-name="P2"><text:span text:style-name="T1">今天就算是對付一群罪犯,都不應該如此公然羞辱個人或甚至揪出來遊街示眾,但這一大群滿口仁義道德的醫學生,卻以這樣的方式來捍衛什麼醫療專業與全民健康. 行事卑鄙之餘,卻滿口漂亮的政客辭彙,然後同時竟然又自稱他們是一群 "還沒有被社會污染" "純潔正直維護公義" 的醫學生.</text:span></text:p>
      <text:p text:style-name="P2"><text:span text:style-name="T1">台灣很可悲,揚言要改造社會改變世界的一些人,似乎往往比誰都更需要先被改造.</text:span></text:p>
      <text:p text:style-name="P1"><text:span text:style-name="T1">陳真 | 2009.07.17 23:40 | </text:span><text:span text:style-name="T2">#</text:span></text:p>
      <text:p text:style-name="P3"><text:span text:style-name="T1">所謂 "疾夫舍曰欲之而必為之辭",這些學生都還沒當醫生就已經滿口仁義道德了,不爽飯碗被人搶一口就直說,何必說什麼捍衛全民健康.</text:span></text:p>
      <text:p text:style-name="P3"><text:span text:style-name="T1">台灣醫療之為害與弊端,百病叢生,區區35個波蘭醫師能為害多少?</text:span></text:p>
      <text:p text:style-name="P3"><text:span text:style-name="T1">在醫界,你很難想像會有多少學生真的在乎什麼全民的健康,更不用說捍衛了. 在乎飯碗倒是有志一同.</text:span></text:p>
      <text:p text:style-name="P3"><text:span text:style-name="T1">小小年紀就學人打官腔,這些人將來肯定會有前途的.</text:span></text:p>
      <text:p text:style-name="P3"><text:span text:style-name="T1">陳真</text:span></text:p>
      <text:p text:style-name="P3"><text:span text:style-name="T1">===============</text:span><text:span text:style-name="T3"><text:line-break/></text:span><text:span text:style-name="T1">35名波蘭醫學生考國考 醫聯會：違法</text:span></text:p>
      <text:p text:style-name="P3"><text:span text:style-name="T1">更新日期:2009/07/17 20:45</text:span></text:p>
      <text:p text:style-name="P3"><text:span text:style-name="T1">（中央社記者黃名璽、林思宇台北17日電）台灣醫學生聯合會今天表示，考選部讓35名未經實習的波蘭醫學生參加國考，並在國考後補實習即可，決議違法，枉顧民眾健康安全，20日將到考選部抗議。</text:span></text:p>
      <text:p text:style-name="P3"><text:span text:style-name="T1">醫聯會發布新聞稿新聞稿表示，考選部於15日推翻原於9日決議，讓35名未經實習波蘭醫學生參加國考，並在國考後補實習即可。但依據醫師法第2條規定，應考醫師國考必須「實習期滿且成績及格」，考選部在明知波蘭醫學生未經實習情形下，公然違法放水准予報考，呼籲各界譴責考選部。</text:span></text:p>
      <text:p text:style-name="P3"><text:span text:style-name="T1">新聞稿指出，波蘭醫學生未修畢實習學分，若直接參加只有紙筆測驗的醫師國考，形同置全民健康於巨大未知風險。</text:span></text:p>
      <text:p text:style-name="P3"><text:span text:style-name="T1">醫聯會認為，考選部行為無異藐視全民健康重要性與優先性，將35名不符國考資格波蘭醫學生特權，凌駕於全國人民醫療品質上。考選部身為國家考試選才機構，卻僅為包庇少數波蘭醫學生特權，作出前後矛盾、違反全民最大利益的荒謬決議，違背考選部公平公正、為國掄才的基本原則。</text:span></text:p>
      <text:p text:style-name="P3"><text:span text:style-name="T1">醫聯會決議，20日將赴考選部前國家考場抗議，重申捍衛全民健康立場，唾棄考選部不法偷渡、包庇特權的瀆職行為，並企盼考選部能重返專業立場，為政府公信力背書，為全民健康把關。980717</text:span></text:p>
      <text:p text:style-name="P1"><text:span text:style-name="T1">陳真 | 2009.07.16 04:29 | </text:span><text:span text:style-name="T2">#</text:span></text:p>
      <text:p text:style-name="P2"><text:span text:style-name="T1">"自由" 的台灣看要怎麼胡扯都行!</text:span></text:p>
      <text:p text:style-name="P2"><text:span text:style-name="T1">====================</text:span></text:p>
      <text:p text:style-name="P2"><text:span text:style-name="T1">肯德基廣告誤導消費者 英國下令禁播</text:span></text:p>
      <text:p text:style-name="P2"><text:span text:style-name="T1">更新日期:2009/07/16 01:35 孫凱欣</text:span></text:p>
      <text:p text:style-name="P2"><text:span text:style-name="T1">（法新社倫敦15日電） 「英國廣告標準管理機構」（Advertising Standards Authority, ASA）今天表示，他們發現美國快餐連鎖店「肯德基」（KentuckyFried hicken,</text:span><text:span text:style-name="T3"><text:line-break/></text:span><text:span text:style-name="T1">KFC）的一則廣告讓消費者以為新鮮雞肉會每天運到各家肯德基分店，有誤導消費者之嫌。</text:span></text:p>
      <text:p text:style-name="P2"><text:span text:style-name="T1">廣告內容顯示，一名年輕的廚師邊為一盤雞肉灑上麵粉，邊說：「要烹調出最美味的食物，秘訣在於使用正確的材料，像這新鮮的雞肉，是今天早上才送到的。」</text:span></text:p>
      <text:p text:style-name="P2"><text:span text:style-name="T1">廣告最後加上旁白：「肯德基，肉質鮮。每一店，每一天。」</text:span></text:p>
      <text:p text:style-name="P2"><text:span text:style-name="T1">但 ASA 發現，肯德基每週只運送三次雞肉到各家分店，因此決定除非經過修改，否則不得播出這則廣告。</text:span></text:p>
      <text:p text:style-name="P2"><text:span text:style-name="T1">肯德基發言人表示公司對這個決定「感到失望」，他們「無意誤導任何人」。（譯者：中央社實習編譯孫凱欣）</text:span></text:p>
      <text:p text:style-name="P5"><text:span text:style-name="T1"><text:line-break/></text:span></text:p>
      <text:p text:style-name="P1"><text:span text:style-name="T1">陳真 | 2009.07.14 06:26 | </text:span><text:span text:style-name="T2">#</text:span></text:p>
      <text:p text:style-name="P3"><text:span text:style-name="T1">阿忠,我知道這網站啊,雙方有聯絡;我好像也有轉寄他們的信給大家看.他們的網站弄得還挺不錯.</text:span></text:p>
      <text:p text:style-name="P4"/>
      <text:p text:style-name="P1"><text:a xlink:type="simple" xlink:href="http://palinfo.habago.org/mt-comments.cgi?__mode=red&amp;id=18294"><text:span text:style-name="T2">柳春春阿忠</text:span></text:a><text:span text:style-name="T1"> | 2009.07.14 01:30 | </text:span><text:span text:style-name="T2">#</text:span></text:p>
      <text:p text:style-name="P2"><text:span text:style-name="T1">柳春春每日網站紀錄撈到的，位於中國的巴勒斯坦資訊網</text:span><text:span text:style-name="T3"><text:line-break/></text:span><text:span text:style-name="T1">http://www.palesino.org</text:span><text:span text:style-name="T3"><text:line-break/></text:span><text:span text:style-name="T1">各位有上過這個網站嗎？</text:span></text:p>
      <text:p text:style-name="P1"><text:span text:style-name="T1">智巽 | 2009.07.13 14:23 | </text:span><text:span text:style-name="T2">#</text:span></text:p>
      <text:p text:style-name="P3"><text:span text:style-name="T1">那我就先寫這三個</text:span><text:span text:style-name="T3"><text:line-break/></text:span><text:span text:style-name="T1">材料我自己張羅就好,文具我這邊也都有</text:span><text:span text:style-name="T3"><text:line-break/></text:span><text:span text:style-name="T1">無奈戰爭不會那麼快結束或者經常復發,否則之前如果有那種針對特定已經結束的事件的那種牌子也許也可以蓋掉再寫..</text:span></text:p>
      <text:p text:style-name="P3"><text:span text:style-name="T1">我是小學學過一點點書法,技術也停留在那個時候..</text:span><text:span text:style-name="T3"><text:line-break/></text:span><text:span text:style-name="T1">所以我寫的才是小學生的字啦</text:span></text:p>
      <text:p text:style-name="P1"><text:span text:style-name="T1">陳真 | 2009.07.13 05:18 | </text:span><text:span text:style-name="T2">#</text:span></text:p>
      <text:p text:style-name="P2"><text:span text:style-name="T1">那就麻煩智巽囉,就寫這三個標語:</text:span></text:p>
      <text:p text:style-name="P2"><text:span text:style-name="T1">阿富汗屬於阿富汗人</text:span><text:span text:style-name="T3"><text:line-break/></text:span><text:span text:style-name="T1">軍火掮客滾蛋</text:span><text:span text:style-name="T3"><text:line-break/></text:span><text:span text:style-name="T1">PUT DOWN THE WEAPONS!</text:span></text:p>
      <text:p text:style-name="P2"><text:span text:style-name="T1">不一定要這次用上,若忙,下個月再寫也行.</text:span></text:p>
      <text:p text:style-name="P2"><text:span text:style-name="T1">要我把我們之前買的板子刷子毛筆顏料繩子等等交給你嗎? 我看還是你自己再另外買一份好了,我們自己留著這些東西,有時也可以自己寫標語,練練毛筆字. 上回那個新牌子寫著911三個字就是我寫的,聽說很像小學生的字,酷吧?!</text:span></text:p>
      <text:p text:style-name="P2"><text:span text:style-name="T1">各位購買相關物品記得要討收據,然後跟阿忠請款. 收支明細,再請阿忠不定期公佈. 但要公佈在哪可以讓大家一眼就能看到而不會慢慢就沉到下一頁? 就請電腦高手阿忠全權決定吧.</text:span></text:p>
      <text:p text:style-name="P2"><text:span text:style-name="T1">天亮了,該睡了.</text:span></text:p>
      <text:p text:style-name="P1"><text:span text:style-name="T1">懷軒 | 2009.07.13 03:39 | </text:span><text:span text:style-name="T2">#</text:span></text:p>
      <text:p text:style-name="P3"><text:span text:style-name="T1">我覺得"放下武器"若用中文寫怪怪的，直接寫英文也無妨。站師大的時候外國人對我們行注目禮的也不少，起碼這一句簡單明瞭，看就知道我們想表達什麼。</text:span></text:p>
      <text:p text:style-name="P3"><text:span text:style-name="T1">Put down the weapons!</text:span></text:p>
      <text:p text:style-name="P1"><text:span text:style-name="T1">陳真 | 2009.07.12 19:41 | </text:span><text:span text:style-name="T2">#</text:span></text:p>
      <text:p text:style-name="P2"><text:span text:style-name="T1">說得對,那這一句就不要好了.</text:span></text:p>
      <text:p text:style-name="P2"><text:span text:style-name="T1">之所以會冒出這一句是因為歐巴馬揚言在阿富汗發動長期戰爭,反對阿政府與原政府塔利班和談重組新勢力,原因依然是說他們是恐怖份子. 但恐怖份子一詞已經變成一種修辭而缺乏實質內涵.</text:span></text:p>
      <text:p text:style-name="P2"><text:span text:style-name="T1">但塔利班的確也不是什麼善男信女,所以這一句就不要好了.</text:span></text:p>
      <text:p text:style-name="P1"><text:span text:style-name="T1">Liz | 2009.07.12 15:53 | </text:span><text:span text:style-name="T2">#</text:span></text:p>
      <text:p text:style-name="P3"><text:span text:style-name="T1">以下三個標語:</text:span></text:p>
      <text:p text:style-name="P3"><text:span text:style-name="T1">塔利班不是恐怖份子</text:span><text:span text:style-name="T3"><text:line-break/></text:span><text:span text:style-name="T1">阿富汗屬於阿富汗人</text:span><text:span text:style-name="T3"><text:line-break/></text:span><text:span text:style-name="T1">軍火掮客滾蛋</text:span></text:p>
      <text:p text:style-name="P3"><text:span text:style-name="T1">後兩句沒有意見。</text:span></text:p>
      <text:p text:style-name="P3"><text:span text:style-name="T1">第一句讓人有些遲疑，</text:span><text:span text:style-name="T3"><text:line-break/></text:span><text:span text:style-name="T1">即使塔力班政權不是一般所認知的極端的恐佈主義激進人士，</text:span><text:span text:style-name="T3"><text:line-break/></text:span><text:span text:style-name="T1">但他們數年來在自己國內的逆行倒施http://en.wikipedia.org/wiki/Taliban</text:span><text:span text:style-name="T3"><text:line-break/></text:span><text:span text:style-name="T1">讓我猶豫是否要為這個政權背書，說他們不是恐佈份子。</text:span></text:p>
      <text:p text:style-name="P5"><text:span text:style-name="T1"><text:line-break/></text:span></text:p>
      <text:p text:style-name="P1"><text:span text:style-name="T1">陳真 | 2009.07.12 04:53 | </text:span><text:span text:style-name="T2">#</text:span></text:p>
      <text:p text:style-name="P2"><text:span text:style-name="T1">(續)</text:span></text:p>
      <text:p text:style-name="P2"><text:span text:style-name="T1">似乎是蔣介石吧,有句名言: 用一筆錢無法解決的事,就用一大筆錢解決. 美國卻另有傾向: 用一顆飛彈無法解決的事,就用一大堆飛彈解決.</text:span></text:p>
      <text:p text:style-name="P2"><text:span text:style-name="T1">中國顯然要 "靈活" 許多,面對可以用錢解決的,如民進黨,就用錢解決,將會給他們各種好處,特別禮遇. 無法用錢解決或用拳頭解決比較快的,比如疆獨或西藏或一些少數民族,就用拳頭解決.</text:span></text:p>
      <text:p text:style-name="P2"><text:span text:style-name="T1">但除了錢和拳頭,還有個方法其實會更有效,那就是溝通. 許信良過去常說一句話: "民主的問題,只能用更民主來解決." 一時溝通不了的,就繼續溝通. 萬一還是溝通不了或根本沒有人要跟你溝通,被壓迫者仍然還是應該堅持非暴力. 非暴力並不企圖傷害對方,至少它不會藏怨埋冤留下副作用.</text:span></text:p>
      <text:p text:style-name="P2"><text:span text:style-name="T1">"小時候" 看過一部電影叫甘地,我對片中甘地率眾公開燒證件被英國警察痛毆但仍堅持要燒那一幕,總覺得十分感動.</text:span></text:p>
      <text:p text:style-name="P2"><text:span text:style-name="T1">進入公元兩千年時,英國各界做了許多不同的民調,選出人們心目中千年來最偉大的人物,甘地總是名列一二. 如今的印度政治一片齷齪而混亂,跟台灣或巴基斯坦差不多,政客喜歡炒作族群意識加深族群衝突來獲取選票,於是有人說甘地失敗了.</text:span></text:p>
      <text:p text:style-name="P2"><text:span text:style-name="T1">甘地的孫子前幾年說,"甘地在印度早已被遺忘,但世人卻仍然記得他." 英國便是一例. 這個讓邱吉爾相當不屑的所謂 "半裸的小矮人",如今卻深入人心,當年壓迫他的英國,許多人民視他為榜樣.</text:span></text:p>
      <text:p text:style-name="P2"><text:span text:style-name="T1">甘地不可能失敗,就像他所說,"只要我們堅持用對的方法,走在對的道路上,遲早我們會走到目的地." 如果你用不對的方法,就算走很快,你其實只是在原地踏步或甚至越走越遠.</text:span></text:p>
      <text:p text:style-name="P2"><text:span text:style-name="T1">我們應該要像蝸牛漫步,走了一生回頭一看才走那麼一點路,但無所謂,蝸牛走路本來就很慢,只要蝸牛不死,遲早我們還是會走到目的地.</text:span></text:p>
      <text:p text:style-name="P2"><text:span text:style-name="T1">做得對做得好比做得快更重要,高第的 "聖家族大教堂" 蓋了一百多年了還在蓋,我看恐怕還會再蓋上一兩百年. 高第為此傾家蕩產,生前就有人質疑他,依你的藍圖要蓋到幾時啊? 高第說,急什麼? 我的顧客耶穌都不急呢.</text:span></text:p>
      <text:p text:style-name="P1"><text:span text:style-name="T1">陳真 | 2009.07.12 04:09 | </text:span><text:span text:style-name="T2">#</text:span></text:p>
      <text:p text:style-name="P3"><text:span text:style-name="T1">底下三個標語:</text:span></text:p>
      <text:p text:style-name="P3"><text:span text:style-name="T1">塔利班不是恐怖份子</text:span><text:span text:style-name="T3"><text:line-break/></text:span><text:span text:style-name="T1">阿富汗屬於阿富汗人</text:span><text:span text:style-name="T3"><text:line-break/></text:span><text:span text:style-name="T1">軍火掮客滾蛋</text:span></text:p>
      <text:p text:style-name="P3"><text:span text:style-name="T1">不知道有沒有人有意見? 恭請學姐指示.</text:span></text:p>
      <text:p text:style-name="P3"><text:span text:style-name="T1">標語牌蠻貴的,若大家覺得沒問題的話,再請智巽寫.</text:span></text:p>
      <text:p text:style-name="P3"><text:span text:style-name="T1">美軍培植的阿富汗領導人,越來越不聽美國的話,所以美國準備找人取而代之. 所謂不聽話是因為目前的阿富汗政府希望和國內各方勢力談判,結束戰火,談判對象包括塔利班,其中更包括塔利班精神領袖,美國除了賓拉登之外最想殺害的人--歐瑪.</text:span></text:p>
      <text:p text:style-name="P3"><text:span text:style-name="T1">但美國堅持要繼續轟炸轟炸轟炸,Chomsky說歐巴馬主政下的美國依然有個迷思,認為拳頭就算不能解決一切,至少可以解決大部份問題. Chomsky說,當一個國家有著某種強項,它就會傾向於以該強項來思考問題或解決問題. 美國雖然在經濟上面臨中國的迎頭趕上,但在軍事上仍然是世界唯一超強,沒有對手.</text:span></text:p>
      <text:p text:style-name="P3"><text:span text:style-name="T1">Chomsky用了一個俗語來比喻我覺得挺有趣,他說,當一個人以為自己是根榔頭時,一切東西在他看來便全是釘子. 也就是說,當美國深知自己武力舉世無敵時,他在面對各種問題時,便動輒以武力解決.</text:span></text:p>
      <text:p text:style-name="P3"><text:span text:style-name="T1">事實上,武力並無法解決問題,只會製造更多問題; 智巽說得對,你今天埋了個冤,便等於埋了個怨,仇恨的種子遲早會萌芽.</text:span><text:span text:style-name="T3"><text:line-break/></text:span><text:span text:style-name="T1">要造一個孽很容易,要化解它卻很難. 就好像埋得到處都是的地雷,一顆造價才若干,但要把它移除卻需要數十倍數百倍的人力物力.</text:span></text:p>
      <text:p text:style-name="P3"><text:span text:style-name="T1">Chomsky還提到,美國除了面對塔利班,他還有個 "敵人" 就是目前在阿富汗從事人道救援工作的許多國際團體. 他說,這些團體的力量至少已經大到讓美國右派媒體意識到美國正在與這些團體為敵.</text:span></text:p>
      <text:p text:style-name="P3"><text:span text:style-name="T1">這些團體的一個共同信念是 "放下武器"(Put down the weapons!) 我們並不管你美軍是否留在阿富汗,但是夠了,轟炸得夠了! 我們不願再見到任何戰鬥.</text:span></text:p>
      <text:p text:style-name="P3"><text:span text:style-name="T1">我想把 "放下武器" 寫成標語,但用英文看起來挺順眼,一旦翻成中文便覺得味道走樣了,還是各位有更好的翻法? 放下屠刀? 停止殺戮? 還是就直接寫英文?或許也需要一些英文標語吧?!</text:span></text:p>
      <text:p text:style-name="P1"><text:span text:style-name="T1">智巽 | 2009.07.11 13:39 | </text:span><text:span text:style-name="T2">#</text:span></text:p>
      <text:p text:style-name="P2"><text:span text:style-name="T1">謝謝阿忠!!</text:span><text:span text:style-name="T3"><text:line-break/></text:span><text:span text:style-name="T1">--------------</text:span><text:span text:style-name="T3"><text:line-break/></text:span><text:span text:style-name="T1">任何時候大家如果有想到好的新標語也請提供,如果是適合用寫的..我來寫</text:span><text:span text:style-name="T3"><text:line-break/></text:span><text:span text:style-name="T1">--------------</text:span><text:span text:style-name="T3"><text:line-break/></text:span><text:span text:style-name="T1">昨天看到一則新聞</text:span><text:span text:style-name="T3"><text:line-break/></text:span><text:span text:style-name="T1">有位牧師告訴Michael的小孩說:你們的爸爸並不奇怪,他所面對的世界才奇怪!</text:span><text:span text:style-name="T3"><text:line-break/></text:span><text:span text:style-name="T1">除了這則新聞..我不要再看其他的了...</text:span><text:span text:style-name="T3"><text:line-break/></text:span><text:span text:style-name="T1">因為我自己也是奇怪世界的一顆奇怪粒子,..</text:span><text:span text:style-name="T3"><text:line-break/></text:span><text:span text:style-name="T1">再看到那些棺木金棺木銀的奇怪新聞首頁標題,再奇怪不過了!</text:span><text:span text:style-name="T3"><text:line-break/></text:span><text:span text:style-name="T1">單純的人死了..奇怪的世界依然演著醜陋的戲碼</text:span><text:span text:style-name="T3"><text:line-break/></text:span><text:span text:style-name="T1">他已經遠離悲劇了..悲哀的是我等愚癡的大眾</text:span><text:span text:style-name="T3"><text:line-break/></text:span><text:span text:style-name="T1">--------------</text:span><text:span text:style-name="T3"><text:line-break/></text:span><text:span text:style-name="T1">中國大陸雖然在改革開放中思想也開放不少</text:span><text:span text:style-name="T3"><text:line-break/></text:span><text:span text:style-name="T1">但對天然資源的需求若渴的狀況日益白熱化</text:span><text:span text:style-name="T3"><text:line-break/></text:span><text:span text:style-name="T1">隨著中國經濟成整,石油需求量劇增</text:span><text:span text:style-name="T3"><text:line-break/></text:span><text:span text:style-name="T1">之前看到一則報導</text:span><text:span text:style-name="T3"><text:line-break/></text:span><text:span text:style-name="T1">中國石油極天然氣很大部分仰賴外購</text:span><text:span text:style-name="T3"><text:line-break/></text:span><text:span text:style-name="T1">但輸油路線所經的地方(如麻六甲海峽)都不是中國的地盤</text:span><text:span text:style-name="T3"><text:line-break/></text:span><text:span text:style-name="T1">經濟戰略地區的主導權是中國較為缺乏的</text:span><text:span text:style-name="T3"><text:line-break/></text:span><text:span text:style-name="T1">於是積極佈局世界各地的油田開採(之前李同學貼的報導也有講到)</text:span><text:span text:style-name="T3"><text:line-break/></text:span><text:span text:style-name="T1">在非洲與其他大國之間的資源爭奪造影響著本地政治經濟</text:span><text:span text:style-name="T3"><text:line-break/></text:span><text:span text:style-name="T1">在此並不是要說有關中國的一切都是不好的</text:span><text:span text:style-name="T3"><text:line-break/></text:span><text:span text:style-name="T1">而是常常看到以國為單位對資源的取得經常造成令人難過的事發生</text:span><text:span text:style-name="T3"><text:line-break/></text:span><text:span text:style-name="T1">而且好像以國家之名不管境內境外都可以不顧道義的去做欺壓,殺害,做戲</text:span><text:span text:style-name="T3"><text:line-break/></text:span><text:span text:style-name="T1">法國18,19世紀不也知識份子崛起,之後還不是照樣欺負殖民國</text:span></text:p>
      <text:p text:style-name="P2"><text:span text:style-name="T1">個人認為新疆因為擁有豐厚的天然資源(石油及天然氣)</text:span><text:span text:style-name="T3"><text:line-break/></text:span><text:span text:style-name="T1">是中國無法讓維族高度自治的原因之ㄧ</text:span><text:span text:style-name="T3"><text:line-break/></text:span><text:span text:style-name="T1">因為其他原因我尚不清楚因此無法批評</text:span><text:span text:style-name="T3"><text:line-break/></text:span><text:span text:style-name="T1">但要搞到種族衝突並用武力鎮壓人民,這實在令人難以接受!!</text:span><text:span text:style-name="T3"><text:line-break/></text:span><text:span text:style-name="T1">一家死了人都有好幾代人悲傷,仇恨..</text:span></text:p>
      <text:p text:style-name="P2"><text:span text:style-name="T1">每個國家為了養活自己的人民,經濟活動,都為了資源取得而煞費苦心甚至要打仗..</text:span><text:span text:style-name="T3"><text:line-break/></text:span><text:span text:style-name="T1">每星期到加油站加油或使用資源的我們豈能置身事外</text:span><text:span text:style-name="T3"><text:line-break/></text:span><text:span text:style-name="T1">加油的同時都要再次認知本身繼已存在的罪惡,將來下地獄的時候才不至於不明不白</text:span><text:span text:style-name="T3"><text:line-break/></text:span><text:span text:style-name="T1">這世界能不能發展出一個國際資源流通或是什麼資源地區民族文化保護倫理之類的東西?????</text:span><text:span text:style-name="T3"><text:line-break/></text:span><text:span text:style-name="T1">否則就不要再說自己是什麼文明人,或文明世界吧!!</text:span></text:p>
      <text:p text:style-name="P5"><text:span text:style-name="T1"><text:line-break/></text:span></text:p>
      <text:p text:style-name="P1"><text:span text:style-name="T1">陳真 | 2009.07.11 04:29 | </text:span><text:span text:style-name="T2">#</text:span></text:p>
      <text:p text:style-name="P3"><text:span text:style-name="T1">謝謝阿忠,這樣挺好的,巴勒網在科技上又邁進了一大步!</text:span></text:p>
      <text:p text:style-name="P3"><text:span text:style-name="T1">另外,大家注意,下周六站樁地點是南海路歷史博物館,建國中學正對面,別走錯路了. 因為是新場地,最好能提前個五分十分到,可能需要喬一下現場狀況,我估計警察先生應該也會來關切才對.</text:span></text:p>
      <text:p text:style-name="P3"><text:span text:style-name="T1">現在那裡比較沒什麼好敏感的了,但那地方過去大約三十年前卻相當森嚴,美國駐台大使館的新聞處就在那附近,跟總統府一樣,到處有便衣,看到女學生就吹口哨,還好建中是和尚學校.</text:span></text:p>
      <text:p text:style-name="P3"><text:span text:style-name="T1">如果野百合或野草莓或等等等也叫學運的話,那麼,1978 年底建中學生的 "抗議" 活動,恐怕更要激烈許多.不過,那都是當局所樂見的,甚至是教官帶頭的,就好像野百合一樣,當時李登輝等國民黨本土主流勢力稱讚說野百合是 "學生自發自動的愛國行動"! 不少教官於是帶隊參加,非主流勢力即郝柏村等人只好啞巴吃黃蓮.</text:span></text:p>
      <text:p text:style-name="P3"><text:span text:style-name="T1">所謂愛國行動,簡單說是不同政治勢力之間的一種動員與對抗,學生只是表演工具,正如運動會的大會操或大會舞一樣,人再多也只是一種舞蹈,一種體操.</text:span></text:p>
      <text:p text:style-name="P3"><text:span text:style-name="T1">另一方面,1989年六四天安門事件的直接刺激當然也是個主要原因,那時台灣媒體一面倒稱讚六四,並且編出許多子虛烏有的各種英勇感人故事,把吾爾開希及王丹柴玲等人捧為年輕人都該崇拜的一種流行偶像.</text:span></text:p>
      <text:p text:style-name="P3"><text:span text:style-name="T1">於是一時之間,連我當時都已經在醫院工作了,發現平常不屑談政治的護士小姐們也個個對著電視上的吾爾開希尖叫,說他好帥好酷好勇敢喔.</text:span></text:p>
      <text:p text:style-name="P3"><text:span text:style-name="T1">那是1989-1990的所謂學運. 至於1978-79 年的也不遑多讓,1979年1月1日年中美建交(台灣則說是中美斷交,美匪建交),我那時剛上高一,記得有一天,全校突然不用上課了,老師說:國家都要亡了,還上啥課? 於是學生 "自發自動" 全體聚集在建中操場上(俗稱"沙漠") ,熱血沸騰眼眶含淚地全校集體唱著愛國歌曲.</text:span></text:p>
      <text:p text:style-name="P3"><text:span text:style-name="T1">我沒有下樓參加愛國大合唱,但一直記得站在樓上教室往下看那個影像和感覺,全校師生如喪考妣似地唱著什麼愛國歌如梅花之類,學校門口則有人載來一卡車的花生,讓大家猛力踩.</text:span></text:p>
      <text:p text:style-name="P3"><text:span text:style-name="T1">花生何辜, 為何要踩? 因為卡特當總統之前是種花生的.踩花生是做為一種羞辱,各媒體更有志一同發動對卡特的抹黑,把他說得像個人渣似的,就連那時經常為台灣政治犯發聲的國際特赦組織,都被國民黨政府宣傳成暴力恐怖組織.</text:span></text:p>
      <text:p text:style-name="P3"><text:span text:style-name="T1">白天踩花生,唱愛國歌曲,入了夜就更熱鬧了,記得有幾天,就在隔壁的美國在台新聞處有美國官員進出,一堆 "民眾"(很多留著小平頭,我看應該是特務或軍人),也是 "自發自動" 在那邊 "抗議",丟雞蛋撒蕃茄醬等等.</text:span></text:p>
      <text:p text:style-name="P3"><text:span text:style-name="T1">跟我名字只差一個字的陳婉真及陳鼓應,當時1978年,則是應許信良之邀,代表黨外出來參選難得一選的立委與國大,他們在台大對面弄了個民主牆,愛國的社會大眾當然很感冒,於是也弄了一個愛國牆反制.</text:span></text:p>
      <text:p text:style-name="P3"><text:span text:style-name="T1">台北火車站及西門町各處地下道則經常到處貼滿愛國抗議布條,要求政府最好是槍斃黨外人士,要不就把他們一個個用氣球空投到他們喜歡的中國大陸去,讓他們知道失去自由是什麼滋味.</text:span></text:p>
      <text:p text:style-name="P3"><text:span text:style-name="T1">那時黨外人士是被認為通匪的,因為老說大陸或中共的好話,說他們比國民黨好. 後來民進黨學會了這一招,反過來說國民黨通匪, 幾乎每一件事都說他們跟共匪眉來眼去,"共匪"一直到現在都還是無恥政客們的最佳助選員.</text:span></text:p>
      <text:p text:style-name="P3"><text:span text:style-name="T1">1979年,記得是秋天吧,許信良在台北中泰賓館舉行美麗島雜誌創刊酒會,現在每天出現在 "2100全民開講" 的李勝峰則是愛國雜誌 "疾風" 的人馬,當年就是他帶著一堆喊打喊殺的愛國人士包圍中泰賓館,準備以暴力對付黨外人士,黨外人士被困在裏頭出不來,就好像民進黨經常動員愛台灣群眾包圍這個包圍那個,一樣的意思,一樣的愛國心態,俗稱中泰賓館事件.</text:span></text:p>
      <text:p text:style-name="P3"><text:span text:style-name="T1">因為中美建交,難得的選舉臨時喊停,年底就發生了國民黨自導自演的美麗島事件,自己找流氓打警察,然後嫁禍黨外人士.</text:span></text:p>
      <text:p text:style-name="P3"><text:span text:style-name="T1">隔年2月28,林義雄一家被滅門,其母親及一對雙胞胎被以亂刀砍死,他母親更被砍了二十幾刀.</text:span></text:p>
      <text:p text:style-name="P3"><text:span text:style-name="T1">我高中時,醉心於基礎醫學,嚮往實驗室裏單純有趣的日子,但在那之後,心裏卻浮現一個陰影,我知道就算我有一百個不願意,我很快還是會成為黨外的一份子.</text:span></text:p>
      <text:p text:style-name="P3"><text:span text:style-name="T1">林宅血案發生之前,林家全天候被一堆情治人員監控,監控到什麼程度呢? 記得當時有個劉毅,在補習班教英文,他的教室就在那一帶,每周有個考試,一度開放給外面的學生報名參加,只要考超過六十分就有獎品,很少人能考到這成績.</text:span></text:p>
      <text:p text:style-name="P3"><text:span text:style-name="T1">我也常去考,有一天,大約是1980年1月時,也就是美麗島事件發生不久,我如往常一般來到那家英文補習班,考完之後就跑去附近巷口準備吃碗麵,那條巷子就是林家所在位置,距離麵攤少說也有幾百公尺遠,但竟然有個像特務那樣的人,跑過來問我說你來這裡幹什麼? 我莫名其妙,我來吃麵啊,還能幹什麼?</text:span></text:p>
      <text:p text:style-name="P3"><text:span text:style-name="T1">後來,麵攤老闆娘跟我說,林義雄就住在這裏. 那時林宅血案還未發生,但林已被逮捕,林家裏裏外外被監控,看有哪些陰謀份子跟林家往來. 在這樣一種滴水不漏的監控下,竟然凶手能在中午大白天進去拿刀連砍四人三條性命,然後據研判凶手還在屋裏待了一小時. 這不是國民黨幹的能是誰幹的?</text:span></text:p>
      <text:p text:style-name="P3"><text:span text:style-name="T1">但各大媒體特別是中國時報,卻放出一堆假消息,說什麼這可能是台獨人士懲罰林義雄出賣同志(事實上林義雄是當時最勇敢於是刑求得最慘的一位),或甚至說這是林義雄的苦肉計,為了博取大眾同情.</text:span></text:p>
      <text:p text:style-name="P3"><text:span text:style-name="T1">短短三十年,卻有著說不完的是是非非,一切敗行劣跡總是以各種漂亮口號來做為一種掩護,最常用的招牌之一當然就是愛國愛鄉這類集體主義的概念.</text:span></text:p>
      <text:p text:style-name="P3"><text:span text:style-name="T1">為了愛國,我們幾乎可以做任何傷天害理的事,為了愛國,我們可以說盡一切謊言,為了愛國,就算貪婪無度賣官鬻爵也沒什麼關係,為了愛國,白的可以說成黑的,好人可以硬說成壞人. 親切善良的老實人可以說成青面獠牙說成人格有病或精神有問題.</text:span></text:p>
      <text:p text:style-name="P3"><text:span text:style-name="T1">當你領教了這一切人性,你會發現,人不可能救自己,除非有一種比人更高的力量,否則我們將永遠只是在不斷重覆的悲劇中原地踏步.</text:span></text:p>
      <text:p text:style-name="P1"><text:a xlink:type="simple" xlink:href="http://palinfo.habago.org/mt-comments.cgi?__mode=red&amp;id=18273"><text:span text:style-name="T2">柳春春阿忠</text:span></text:a><text:span text:style-name="T1"> | 2009.07.10 20:16 | </text:span><text:span text:style-name="T2">#</text:span></text:p>
      <text:p text:style-name="P2"><text:span text:style-name="T1">各位同學看右邊欄位，目前測試放了巴勒網捐款處理專用噗浪(如果要用來發定點站樁訊息也可)，處理情形都會回在同一訊息(噗)裡。因為啊，如果收到一筆捐款就留一次言，很快就會被新增留言給淹沒了。放在留言板右邊欄位單獨處理可能會好一些。</text:span></text:p>
      <text:p text:style-name="P2"><text:span text:style-name="T1">麻煩大家看看提供意見喔。至於留言板左方欄位變得過寬，以至於使用者在螢幕解析度1024*768的時候要用滑鼠點選下方scrollbar才看得見右方欄位的問題，我晚些再來仔細研究研究。</text:span></text:p>
      <text:p text:style-name="P1"><text:span text:style-name="T1">陳真 | 2009.07.10 13:33 | </text:span><text:span text:style-name="T2">#</text:span></text:p>
      <text:p text:style-name="P3"><text:span text:style-name="T1">回到台灣, 我才知道原來我這麼有名, 走到哪都有人認識, 苦不堪言. 特別是混蛋橫行的菁英各界包括醫界學界文化界社運界等等,更是出名. 但不管褒或貶, 大多令人討厭. 貶的不用說了, 會貶我的就算不一定是什麼人渣, 肯定也不會跟我一起上天堂或下地獄, 分屬兩個世界; 但褒的也一樣, 我往往不知道他們在褒我什麼; 大多褒些毫無意義的東西. 高達說得對, 他為了好人拍戲, 卻吸引一堆混蛋觀眾大排長龍來看戲, 並且議論不休.</text:span></text:p>
      <text:p text:style-name="P3"><text:span text:style-name="T1">michael jackson 那麼有名, 舉世無人不曉, 但我想他心裏的孤獨外人恐怕難以想像. 如果有人看到你而尖叫歡呼, 那他肯定不是真的愛你, 而是愛你身上或背後某種可以定性定量的東西, 這種愛是有保存期限的, 而且就像股票行情那樣起起落落, 視你的行情而定.</text:span></text:p>
      <text:p text:style-name="P3"><text:span text:style-name="T1">十多年前, 我粉絲也很多, 遍佈各界, 人們說我多麼有愛心有才華有勇氣, 簡直就是個天才, 而且還是個人格者, 儼然明日之星, 但我當時就公開預言, 不出五年內, 我就會被粉絲們所唾棄, 果然不出所料. 昔日把我捧上天的人, 因為我沒有如他們先前所幻想那般的 “成就”, 甚至身份地位竟然還落後他們好幾截, 當然就被唾棄. 但我依然是我, 始終如一毫無改變不是嗎? 唾棄我什麼呢?</text:span></text:p>
      <text:p text:style-name="P3"><text:span text:style-name="T1">有位與michael jackson長年熟識的傳記作者說, michael jackson 純潔善良, 總想幫助周遭的人, 造福世界, 但也正因如此而異常孤獨, 因為旁人對他的關注(attention) 並不等於了解, 更不等於愛.</text:span></text:p>
      <text:p text:style-name="P3"><text:span text:style-name="T1">他說有一次採訪, michael jackson 說了一段話, 他因採訪所需當時還錄了音. 這段在我讀起來 VERY Wittgensteinian 的話是這麼說的:</text:span></text:p>
      <text:p text:style-name="P3"><text:span text:style-name="T1">“I am going to say something I have never said before and this is the truth. I have no reason to lie to you and God knows I am telling the truth. I think all my success and fame, and I have wanted it, I have wanted it because I wanted to be loved. That’s all. That’s the real truth. I wanted people to love me, truly love me, because I never really felt loved. I said I know I have an ability. Maybe if I sharpened my craft, maybe people will love me more. I just wanted to be loved because I think it is very important to be loved and to tell people that you love them and to look in their eyes and say it.”</text:span></text:p>
      <text:p text:style-name="P3"><text:span text:style-name="T1">那天在電視上看到一個與 michael jackson認識的台灣人, 他說michael jackson的性格有兩面, 一面是愛, 一面是孤獨, 一方面極其熱愛他人熱愛這個世界, 但另一方面卻又努力逃開人群, 逃離這個世界. 這位評論者言下之意這是矛盾的, 但在我看來卻是同一件事, 一個人如果不是因為愛, 他不可能孤獨; 他或許孤單少個伴, 但他不會知道什麼叫孤獨. 孤獨是一種聖痕, 一種愛的記號. 你可以在所有聖徒身上看到這樣一種被上帝之手觸摸過的痕跡.</text:span></text:p>
      <text:p text:style-name="P3"><text:span text:style-name="T1">我看一個人有多少良善從來不是看他做了多少好事, 而是看他有多少孤獨. 相反地, 得意, 驕傲, 自以為是, 自我感覺良好, 容易興奮, 對八卦特別有興趣, 遇強則弱遇弱強則, 當然就是人渣的典型特徵.</text:span></text:p>
      <text:p text:style-name="P1"><text:span text:style-name="T1">陳真 | 2009.07.10 12:52 | </text:span><text:span text:style-name="T2">#</text:span></text:p>
      <text:p text:style-name="P2"><text:span text:style-name="T1">對啊,無須抵稅,不必弄得太複雜.</text:span></text:p>
      <text:p text:style-name="P2"><text:span text:style-name="T1">有人擔心潛水者恆潛之,偷窺偷學者恆偷窺偷學之,免費看熱鬧的人多,願意做點什麼的人少. 我覺得這當然很有可能,很有可能一毛錢捐款也沒有,但如果是這樣,我覺得巴勒網應該關門,因為那毫無意義.</text:span></text:p>
      <text:p text:style-name="P2"><text:span text:style-name="T1">一個人如果不是打算做點什麼,甚至如果連一丁點代價都不願付出,那麼,你寫東西給這種沒出息的混蛋看,不但毫無意義,而且很不道德我覺得,那只是提供養份養成一些敗德低能的進步菁英,養成一些吃飽太閒的閒人,養成一些喜歡看熱鬧聽八卦或在背後偷窺偷學的混蛋,這都只是在加深傷害這個社會.</text:span></text:p>
      <text:p text:style-name="P1"><text:a xlink:type="simple" xlink:href="http://palinfo.habago.org/mt-comments.cgi?__mode=red&amp;id=18270"><text:span text:style-name="T2">柳春春阿忠</text:span></text:a><text:span text:style-name="T1"> | 2009.07.10 11:02 | </text:span><text:span text:style-name="T2">#</text:span></text:p>
      <text:p text:style-name="P3"><text:span text:style-name="T1">最後我採取此項捐款不能扣抵稅捐的方式處理。一個是如果要可以扣抵，很多連帶的都要變動，比如各項開支都得打上柳春春的統編與抬頭。一個是這畢竟不是柳春春的活動，算是主任個人的。所以還是以不能扣抵稅捐處理。收據我下週會帶去站樁現場給大家看。</text:span></text:p>
      <text:p text:style-name="P1"><text:span text:style-name="T1">陳真 | 2009.07.10 01:37 | </text:span><text:span text:style-name="T2">#</text:span></text:p>
      <text:p text:style-name="P2"><text:span text:style-name="T1">各位請看,上頭欄位多了一個 "你能做什麼",裏頭有捐款方式及其它相關訊息.</text:span></text:p>
      <text:p text:style-name="P2"><text:span text:style-name="T1">捐款僅歡迎不認識的人,並以一千元台幣為上限. 特別歡迎那些從未跟我們打過一聲招呼卻長期盤踞在此的人捐款. 至於認識的人,為了避免給他們不必要的道德壓力,所以一律請勿捐款. 謝謝合作.</text:span></text:p>
      <text:p text:style-name="P2"><text:span text:style-name="T1">自即日起,若有相關支出,請備妥收據或發票向阿忠請款. 發票若中獎,款項歸巴勒網.</text:span></text:p>
      <text:p text:style-name="P4"/>
      <text:p text:style-name="P1"><text:a xlink:type="simple" xlink:href="http://palinfo.habago.org/mt-comments.cgi?__mode=red&amp;id=18266"><text:span text:style-name="T2">柳春春阿忠</text:span></text:a><text:span text:style-name="T1"> | 2009.07.09 14:49 | </text:span><text:span text:style-name="T2">#</text:span></text:p>
      <text:p text:style-name="P3"><text:span text:style-name="T1">麥當勞漢堡使用的麵包在義美門市都買得到，因為......都是義美的工廠代工的。買的時候可以注意看上面的食品標示說明，有加防腐劑......。</text:span></text:p>
      <text:p text:style-name="P1"><text:span text:style-name="T1">陳真 | 2009.07.09 14:28 | </text:span><text:span text:style-name="T2">#</text:span></text:p>
      <text:p text:style-name="P2"><text:span text:style-name="T1">(續前,給一些醫界人士的email)</text:span></text:p>
      <text:p text:style-name="P2"><text:span text:style-name="T1">你希望不朽嗎? 請吃麥當勞漢堡!</text:span><text:span text:style-name="T3"><text:line-break/><text:line-break/></text:span><text:span text:style-name="T1">想吃漢堡或麵包, 也別跟麥當勞等速食企業買, 除非你真的希望不朽. 或許應該跟一些現做現賣當天就過期不賣的麵包店買, 這些小店頂多添加頭髮鼻屎等有機物而已, 不會添加各種致癌物或防腐劑.</text:span><text:span text:style-name="T3"><text:line-break/><text:line-break/></text:span><text:span text:style-name="T1">麥當勞全球年收數千億暴利, 卻在食品安全衛生上努力縮減成本, 不惜以犧牲人們特別是犧牲兒童的健康為代價.</text:span><text:span text:style-name="T3"><text:line-break/><text:line-break/></text:span><text:span text:style-name="T1">陳真</text:span><text:span text:style-name="T3"><text:line-break/><text:line-break/></text:span><text:span text:style-name="T1">======================</text:span><text:span text:style-name="T3"><text:line-break/></text:span><text:span text:style-name="T1">麥當勞漢堡包放6天不壞 師傅：一定有添加物</text:span></text:p>
      <text:p text:style-name="P2"><text:span text:style-name="T3"><text:line-break/></text:span><text:span text:style-name="T1">NOWnews 更新日期:2009/06/30 21:58 地方中心／中縣報導</text:span></text:p>
      <text:p text:style-name="P2"><text:span text:style-name="T1">麥當勞漢堡麵包驚爆6天保存期限，真的讓人震驚，專門生產漢堡麵包的麵包廠業者聽了也直呼不可思議，師傅表示，一般生產的漢堡麵包經過密封包裝後，保存期限有兩天，冬天可以延長到3天，至於要怎麼延長到6天，師傅說，那一定得加添加物，無色、無味，一般人很難察覺。</text:span><text:span text:style-name="T3"><text:line-break/><text:line-break/></text:span><text:span text:style-name="T1">剛出爐的漢堡麵包在輸送帶上進行密封包裝，從出爐到密封程序不到一分鐘就得要搞定，每個環節都得注意，就是要確保麵包的新鮮度。麵包廠長廖述宏表示，「在封起來的部分，主要是要隔絕外氣的一些雜菌，還有一些所謂的外來的污染物、侵入物等等一些污染。」</text:span><text:span text:style-name="T3"><text:line-break/><text:line-break/></text:span><text:span text:style-name="T1">減少與空氣接觸，就能降低麵包的腐壞，師傅說，正常的麵包保存期限，在夏天是2天，冬天可以延長到3天，4、5天就會有發霉味，6天以上根本不可能，除非是加了添加物來延長期限，而且無味，外觀又沒有改變，一般人根本很難察覺。</text:span><text:span text:style-name="T3"><text:line-break/><text:line-break/></text:span><text:span text:style-name="T1">廖述宏指出，「它的內容物對人體食用之後的安全性就有待商榷，口感部分，如果外行人的部分，基本上是沒有很大的顯著差異。」吃了添加物的麵包，對人體健康是有害無益，民眾要怎麼避免，就得要看業者做生意有沒有良心。(新聞來源：東森新聞記者陳學風、蕭光志)</text:span><text:span text:style-name="T3"><text:line-break/><text:line-break/></text:span><text:span text:style-name="T1">======================</text:span><text:span text:style-name="T3"><text:line-break/><text:line-break/></text:span><text:span text:style-name="T1">麵包含防腐劑？麥當勞：未超標</text:span></text:p>
      <text:p text:style-name="P2"><text:span text:style-name="T1">華視新聞 更新日期:2009/07/01 17:07</text:span></text:p>
      <text:p text:style-name="P2"><text:span text:style-name="T1">麥當勞之前才傳出炸油的酸價超過標準，現在終於承認他們在麵包裡添加了防腐劑，不過業者強調防腐劑的含量低於衛生署公告的標準，只是民眾也質疑這樣的漢堡能吃嗎？</text:span><text:span text:style-name="T3"><text:line-break/><text:line-break/></text:span><text:span text:style-name="T1">走進麥當勞很多人就是要吃漢堡，不過這漢堡包能吃的安心嗎？廚房裡一大箱漢堡麵包擺在地上，天氣這麼熱也沒冰起來，仔細看一下包裝，保存期限長達六天，這樣的漢堡吃進肚裡真的沒問題嗎。</text:span></text:p>
      <text:p text:style-name="P2"><text:span text:style-name="T1">坦承麵包能這樣存放的確是加了防腐劑，但含量絕對在標準值內，做麵包的業者看在眼裡覺得不可思議，因為就連白土司都只能放三天。民眾聽到也心慌慌，短期內還真的不敢吃麥當勞了。從炸油到麵包，問題一樣接著一樣出現，速食業龍頭的食品安全讓人打上問號。（記者吳青穎、汪智聰報導）</text:span></text:p>
      <text:p text:style-name="P2"><text:span text:style-name="T1">===========================</text:span><text:span text:style-name="T3"><text:line-break/><text:line-break/></text:span><text:span text:style-name="T1">麵包含防腐　麥當勞不改配方</text:span></text:p>
      <text:p text:style-name="P2"><text:span text:style-name="T1">NOWnews 更新日期:2009/07/01 19:12 生活中心／綜合報導</text:span><text:span text:style-name="T3"><text:line-break/><text:line-break/></text:span><text:span text:style-name="T1">麥當勞的油炸油被查出酸價值過高，最高甚至超過12倍，業者為了挽救商譽，從6月30日開始，每天都會自我檢驗，並且將結果公佈在店內；但油的問題還沒結束，業者也坦承，做漢堡的麵包含有防腐劑丙酸鹽，但業者強調，丙酸鹽是衛生署核可，同時也沒有超過標準值。</text:span><text:span text:style-name="T3"><text:line-break/><text:line-break/></text:span><text:span text:style-name="T1">要吃麥當勞的漢堡，就少不了他們製作的麵包，但是看看製造日期，6月27日製造的，有效期限卻可以到7月2日，足足可以放到6天這麼長，業者坦承，「這是因為添加了防腐劑丙酸鹽」。</text:span><text:span text:style-name="T3"><text:line-break/><text:line-break/></text:span><text:span text:style-name="T1">不過業者強調，丙酸鹽是衛生署核可的防腐劑，並拿出一份檢驗報告證明，丙酸鹽的含量少於規範的標準，所以每一個要賣出去的漢堡麵包，裡面都有丙酸鹽。</text:span></text:p>
      <text:p text:style-name="P2"><text:span text:style-name="T1">因為合乎國家規定，麥當勞的麵包暫時不會更改，添加丙酸鹽的配方，在台灣代工的麵包廠商也會繼續這樣做下去。</text:span></text:p>
      <text:p text:style-name="P2"><text:span text:style-name="T1">只是才經歷油炸油風暴，宣示每天都會自我檢測，並且公佈結果的麥當勞，又再爆出麵包有添加防腐劑，何時能挽回消費者的信心？恐怕有待考驗。(新聞來源：東森新聞)</text:span></text:p>
      <text:p text:style-name="P2"><text:span text:style-name="T1">===========================</text:span><text:span text:style-name="T3"><text:line-break/></text:span><text:span text:style-name="T1">丙酸鹽越多麵包越結實　過量恐提高心血管疾病發病</text:span></text:p>
      <text:p text:style-name="P2"><text:span text:style-name="T1">NOWnews 更新日期:2009/07/02 00:41 生活中心／綜合報導</text:span></text:p>
      <text:p text:style-name="P2"><text:span text:style-name="T1">被麥當勞加在漢堡麵包裡的丙酸鹽，是衛生署核可的食物防腐劑，普遍使用在麵包類產品中，除麥當勞外，肯德基跟摩斯都有使用。但每公斤的劑量不能超過2.5公克，一但超量容易傷腎，還會提高心血管疾病發病的可能，超過150公克則有致命風險。</text:span><text:span text:style-name="T3"><text:line-break/><text:line-break/></text:span><text:span text:style-name="T1">引起關注的防腐劑丙酸鹽，主要能針對食物產生防腐、防霉和抗菌的功效，一般為白色粉末狀，特性非常易於溶於水中，雖然是衛生署核可，但食用超量一樣有致命的危機。每公斤若是超過衛生署定訂的2.5公克，會造成腎臟負擔，還有提高心血管疾病發作的可能。</text:span><text:span text:style-name="T3"><text:line-break/><text:line-break/></text:span><text:span text:style-name="T1">不過不只麥當勞，肯德基、摩斯漢堡也都承認他們的麵包裡，都有添加丙酸鹽。由於丙酸鹽加得越多，麵包內部的氣室就會越少，民眾購買速食得格外慎重，食用前注意一下，免得填飽肚子，卻傷害身體。(新聞來源：東森新聞記者陳國元、陳一松)</text:span></text:p>
      <text:p text:style-name="P1"><text:span text:style-name="T1">陳真 | 2009.07.08 00:59 | </text:span><text:span text:style-name="T2">#</text:span></text:p>
      <text:p text:style-name="P3"><text:span text:style-name="T1">這是剛剛發給一些醫界人士的email</text:span><text:span text:style-name="T3"><text:line-break/></text:span><text:span text:style-name="T1">--------------</text:span><text:span text:style-name="T3"><text:line-break/></text:span><text:span text:style-name="T1">底下是兩則今天的新聞.</text:span></text:p>
      <text:p text:style-name="P3"><text:span text:style-name="T1">在歐洲國家, 很少看到小孩子進出麥當勞, 但在台灣或中國等較為落後的地方, 麥當勞卻被塑造為既衛生又環保, 而且更是大人犒賞兒童的最佳去處, 本院更是硬把麥當勞叔叔給請到病房來, 而且還讓他來教小朋友要多洗手喔.</text:span></text:p>
      <text:p text:style-name="P3"><text:span text:style-name="T1">可是, 這樣做絕對是錯的! 麥當勞這類食品對發育中的小孩子是有害的, 不該反而配合企業商家, 把它塑造為兒童健康的代言人似的. 特別是像台灣這樣一種黑心食品橫行的地方, 麥當勞等跨國速食店的安全品質更是必然遠低於西方國家.</text:span></text:p>
      <text:p text:style-name="P3"><text:span text:style-name="T1">我當時在報上兩度寫文章批評本院的作法之不當, 後來總院輾轉來函, 似乎暗指我小題大做, 於是我又寫了些回應, 之後便無下文.</text:span></text:p>
      <text:p text:style-name="P3"><text:span text:style-name="T1">我知道有些同事肯定會很不爽, 對此我感到很抱歉,但我並沒有意思要跟誰過不去. 精神部剛好輪到主編該期院訊, 裏頭就有麥當勞叔叔來本院的活動照片, 但我並沒有參與編輯, 院訊出刊後我一整本至今更是連看都不敢看, 怕看了只是心裏更難受. 連這樣一件明明很荒唐的事, 似乎絲毫也很難在事前或事後能在院內對它做出一些具有實質意義的檢討或反省或討論.</text:span></text:p>
      <text:p text:style-name="P3"><text:span text:style-name="T1">奸商有很多種, 其中最惡劣的一種就是拿小孩子的福利或健康當祭品.</text:span></text:p>
      <text:p text:style-name="P3"><text:span text:style-name="T1">精神部 陳興正</text:span></text:p>
      <text:p text:style-name="P3"><text:span text:style-name="T1">------------</text:span></text:p>
      <text:p text:style-name="P3"><text:span text:style-name="T1">麥當勞、達美樂炸油含砷超標　醫師：該全部關店！</text:span><text:span text:style-name="T3"><text:line-break/><text:line-break/></text:span><text:span text:style-name="T1">NOWnews (2009/07/07 20:15)</text:span></text:p>
      <text:p text:style-name="P3"><text:span text:style-name="T1">消保會秘書長表示，丙烯醯是個非常毒的物質，對人體有害。</text:span></text:p>
      <text:p text:style-name="P3"><text:span text:style-name="T1">生活中心／綜合報導</text:span></text:p>
      <text:p text:style-name="P3"><text:span text:style-name="T1">台北縣7日公布速食油脂抽驗報告，麥當勞、達美樂炸油驗出重金屬砷，最高超過安全值11倍，衛生署懷疑炸油來源遭污染。林口長庚醫院毒物科醫師甚至認為，油無機砷嚴重超標的店，應該關門。</text:span></text:p>
      <text:p text:style-name="P3"><text:span text:style-name="T1">速食業者油品及麵包防腐劑抽驗報告，原本鎖定在麵包的防腐劑含量，結果都在標準以內；但讓人意外的，是每家速食店的炸油都含有丙烯醯胺的有毒成分，由於丙烯醯胺沒有國家標準，所以即使超標也無法可罰；另外像是麥當勞跟達美樂，也被驗出重金屬砷超標。</text:span></text:p>
      <text:p text:style-name="P3"><text:span text:style-name="T1">檢驗結果顯示，位於土城金城店的麥當勞油品中含砷0.923PPM、而麥當勞土城中央店的麥當勞油品中含砷1.038PPM；永和中正路的達美樂油品中含砷1.105PPM。其他位於土城及永和的麥當勞、肯德基、拿坡里及達美樂炸油裡，全都含有有毒物質丙烯醯胺。根據國家標準檢驗值，油品中砷含量必須在0.1PPM以下，而檢驗結果赫發現，最高竟超出10倍之多。</text:span></text:p>
      <text:p text:style-name="P3"><text:span text:style-name="T1">行政院衛生署食品衛生處簡任技正許景鑫懷疑，極可能是炸油遭到污染，但也不排除油鍋、油炸食物、合成矽酸鎂濾油粉溶出砷到炸油裡。林口長庚醫院毒物科主任林杰樑認為，如果速食業者的炸油無機砷嚴重超標，「實在太過份，店應該要關起來」。</text:span></text:p>
      <text:p text:style-name="P3"><text:span text:style-name="T1">台北縣政府法制局長陳坤榮表示，法制局同意業者在15天內申請複檢，但期間仍要求各業者應每天以試紙測試用油2次，並將測試結果於營業場所門前公布，當油品酸價檢測逾國家標準（2 mgKOH/g）時即應換油。</text:span></text:p>
      <text:p text:style-name="P3"><text:span text:style-name="T1">另外，為避免業者在目測換油發生誤判，陳坤榮指出，在無法證明使用濾油粉過程安全無虞前，建議業者評估暫停使用濾油粉，丙烯醯胺（PPB）目前雖無規範，但屬易致癌物質，建請中央將丙烯醯胺納入檢測項目及公告廢止濾油粉使用。</text:span></text:p>
      <text:p text:style-name="P3"><text:span text:style-name="T1">------------</text:span></text:p>
      <text:p text:style-name="P3"><text:span text:style-name="T1">中央廣播電台新聞頻道</text:span></text:p>
      <text:p text:style-name="P3"><text:span text:style-name="T1">炸油含砷 林杰樑：無機砷是劇毒砒霜很強致癌物</text:span></text:p>
      <text:p text:style-name="P3"><text:span text:style-name="T1">時間：2009/7/7 18:57</text:span></text:p>
      <text:p text:style-name="P3"><text:span text:style-name="T1">撰稿‧編輯：張順祥 　　新聞引據： 採訪</text:span></text:p>
      <text:p text:style-name="P3"><text:span text:style-name="T1">台北縣政府法制局7日公布麥當勞、達美樂炸油驗出重金屬砷。林口長庚醫院臨床毒物科主任林杰樑表示，無機砷就是劇毒砒霜、很強的致癌物，而且是慢性累積的毒性，經年累月後逐漸出現病症。</text:span></text:p>
      <text:p text:style-name="P3"><text:span text:style-name="T1">林杰樑7日接受央廣福爾摩沙日誌節目訪問時說：</text:span></text:p>
      <text:p text:style-name="P3"><text:span text:style-name="T1">『 (原音) 砷的話假如是無機的，本身就是我們所謂的砒霜。它本身是種劇毒物質，是很強致癌物；長期暴露在低劑量下，各種癌症（罹患機率）都會增加。包括皮膚癌、膀胱癌、肺癌、肝癌風險都會提高很多倍。』</text:span></text:p>
      <text:p text:style-name="P3"><text:span text:style-name="T1">林杰樑接受央廣福爾摩沙日誌節目專訪內容請上央廣網站點選收聽。網址：</text:span><text:span text:style-name="T3"><text:line-break/></text:span><text:span text:style-name="T1">　http://www.rti.org.tw/Program/ProgramContent.aspx?ProgId=238&amp;NetId=1&amp;UnitId=0&amp;LangId=1</text:span><text:span text:style-name="T3"><text:line-break/></text:span></text:p>
      <text:p text:style-name="P1"><text:span text:style-name="T1">陳真 | 2009.07.07 17:24 | </text:span><text:span text:style-name="T2">#</text:span></text:p>
      <text:p text:style-name="P2"><text:span text:style-name="T1">二十幾年前買了許多筆記本,每天逐字記錄國民黨罄竹難書卻不為一般人所知的罪行,估計可能會寫成一本厚達千頁的百科全書. 真的很厚,你看伊拉克淪陷真相我也才利用下班時間寫了五個晚上就寫完,總共也才 20 幾頁,但國民黨罪行一書我卻前後寫了好幾年都還沒能寫完.</text:span></text:p>
      <text:p text:style-name="P2"><text:span text:style-name="T1">我當時以為,有朝一日等我把這書寫完出版了,國民黨將應聲倒地!</text:span></text:p>
      <text:p text:style-name="P2"><text:span text:style-name="T1">很多年之後,我在數百隻老鼠和數千隻蟑螂公然橫行的昔日書房裏,找到這本未完成書的其中幾頁;覺得真難想像當初為什麼會有這麼傻的念頭.</text:span></text:p>
      <text:p text:style-name="P2"><text:span text:style-name="T1">現在國民黨沒什麼好寫的了,倒是民進黨恐怕可以寫成一本更為離奇齷齪更加醜陋不堪的百科全書,集古今中外人類史上一切謊言之大全.</text:span></text:p>
      <text:p text:style-name="P2"><text:span text:style-name="T1">當一個人沒有一句話可信時,那其實已經不叫謊言,語言對這個黨對這些貪婪的政客人渣及其御用人士來說,已經完全失去認知意義; 語言純粹只是一種武器一種撈錢撈名的工具.</text:span></text:p>
      <text:p text:style-name="P2"><text:span text:style-name="T1">但我不會再浪費時間寫這樣一本謊言大全了. 為什麼? 因為沒有人會在乎.</text:span></text:p>
      <text:p text:style-name="P2"><text:span text:style-name="T1">二十幾年前,我以為人們肯定跟我一樣,在乎是非美醜,在乎事實真相,但我很快地發現我錯了;台灣人並不在乎這些.</text:span></text:p>
      <text:p text:style-name="P2"><text:span text:style-name="T1">索羅斯說得很對,開放社會的成立並非沒有前提,它必須預設其社會成員普遍對真理感興趣,唾棄謊言唾棄操弄,否則開放社會將只是對滿口謊言的政客及媒體或其喊打喊殺的支持者開放而已,開放讓他們更容易上下其手,更容易抹黑異己傷害對手.</text:span></text:p>
      <text:p text:style-name="P2"><text:span text:style-name="T1">十幾年前為了應付教育部公費留學考試,我先翻爛了一本哲學字典,然後把John Rawls的theory of justice 給翻過好幾遍,只差沒有滾瓜爛熟. 幾年後自己也開始研究起康德,對理性對道德對做為一個 "人" 或建立一種社會概念上的各種可能性等等,雖然離專家還差得遠,但對康德系列的人多少也懂了一點皮毛,因此也對之產生一些信任與熱情.</text:span></text:p>
      <text:p text:style-name="P2"><text:span text:style-name="T1">但真正讓我對於形成一種理想社會 "開竅" 的倒不是這些大思想家,而反倒是國內外現實生活中由貪婪政客及無恥文人所領銜主演的這些反面教材;特別是使這些生物之大量存在成為可能的一般大眾.</text:span></text:p>
      <text:p text:style-name="P2"><text:span text:style-name="T1">看著每天生活中永遠不虞匱乏的謊言與操弄以及各種瘋狂的討伐異己及搖旗吶喊,我就覺得很挫折. 沒有一句話可以信,除了撈獲名利之外,沒有一種行為可以當真. 同樣一件事,今天說很偉大,明天很可能就說是賣台,昨天說為了維護社會善良秩序,所以禁見嫌犯連律師也不能見,今天卻為此扛起人權大旗!</text:span></text:p>
      <text:p text:style-name="P2"><text:span text:style-name="T1">索羅斯說得很對,你沒辦法怪罪這些滿口謊言與操弄的生物,你只能怪罪這樣一種整天撒謊整天造勢的社會,其成員普遍對真理不感興趣.</text:span></text:p>
      <text:p text:style-name="P2"><text:span text:style-name="T1">因此,除非這個前提要件改變,否則你就算寫再多的謊言大全或百科全書也沒用,因為沒有幾個人在乎.</text:span></text:p>
      <text:p text:style-name="P2"><text:span text:style-name="T1">美國幾年前在侵略阿富汗時,把六千個平民老人小孩婦孺及士兵給集中在一個沙漠上從空中掃射,集體屠殺,很多人並沒有馬上死去,但美軍依然一概活埋,把這六千人就給埋了.</text:span></text:p>
      <text:p text:style-name="P2"><text:span text:style-name="T1">關於這事,我寫過好幾次,手上還有著許多照片,但問題不是你知不知道這些事,問題是你在乎嗎? 知道真相並沒有用,重要的是你在不在乎.</text:span></text:p>
      <text:p text:style-name="P2"><text:span text:style-name="T1">說出真相很容易,我每天可以說出一百個真相,但要讓人們在乎真相卻很難.</text:span></text:p>
      <text:p text:style-name="P2"><text:span text:style-name="T1">一個人如果過去不曾厭惡國民黨,或現在不會厭惡民進黨,那意味著他或許很在乎某些事,例如某種立場及其輸贏,但他絕對不在乎一件事,那就是真相.</text:span><text:span text:style-name="T3"><text:line-break/></text:span></text:p>
      <text:p text:style-name="P1"><text:span text:style-name="T1">陳真 | 2009.07.05 03:24 | </text:span><text:span text:style-name="T2">#</text:span></text:p>
      <text:p text:style-name="P3"><text:span text:style-name="T1">黨外時期,有句話說,聯合報的話若能信,屎都能吃. 真沒想到這十年來,聯合報卻成為可信度最高的報紙之一,但挺綠的報紙如自由時報,其報導若能信,屎都能吃.</text:span></text:p>
      <text:p text:style-name="P3"><text:span text:style-name="T1">比方說,自由時報說:</text:span></text:p>
      <text:p text:style-name="P3"><text:span text:style-name="T1">"綠營高雄第一戰將 XXX 涉貪污索賄案，地方人士都大感意外，認為以他的率直及草根性，不可能向業者索賄。"</text:span></text:p>
      <text:p text:style-name="P3"><text:span text:style-name="T1">但事實是: 任何一個稍微對黨外有點了解的人,對於 XXX 索賄一事不但不會 "大感意外",而是應該 "大感意外" 怎麼到現在才出事?! 或是 "大感意外" 怎麼可能只有兩百萬!?</text:span></text:p>
      <text:p text:style-name="P3"><text:span text:style-name="T1">二十幾年前,若有個未卜先知跟我說,你在二十年後會浪費時間寫個留言批評 XXX,我聽了肯定不會相信,因為這太窩囊太無聊了,那就好像若有人寫文章說豬八戒又醜又好色一樣,那豈不是廢話嗎? 豬八戒醜不醜或好色不好色,還需要講給大家聽? 還需要討論嗎?</text:span></text:p>
      <text:p text:style-name="P3"><text:span text:style-name="T1">不知道自由爛報說的 "高雄地方人士" 是指的哪些人?據我所知,應該不會有這麼蠢的人才對.</text:span></text:p>
      <text:p text:style-name="P3"><text:span text:style-name="T1">我之所以打馬賽克的原因有二: 第一是人身安全理由,第二是寫出名字實在讓我感覺太窩囊太無聊了,有些人爛到根本不值得一提.</text:span></text:p>
      <text:p text:style-name="P3"><text:span text:style-name="T1">至於人身安全理由,我們應該知道,有些人是可以罵的,他不會報復你,因為他若要報復,可能要報復好幾百萬人;但有些人卻不能罵,罵了就會有明顯而立即的危險,因此敢罵的人很少,於是也就更危險.</text:span></text:p>
      <text:p text:style-name="P3"><text:span text:style-name="T1">我高中畢業那一年,因為替一個窮小子打抱不平,硬惹上黑白兩道,幾天後就被人當街在夜市近距離攔路槍殺,打了三槍,第一槍就打中脖子,整個夜市沒有一個人過來救我,我還是自己捂著鮮血直流的傷口,單手騎摩托車回家,然後才被送去醫院.</text:span></text:p>
      <text:p text:style-name="P3"><text:span text:style-name="T1">最先是送到省立YY醫院,醫院拒收,說槍傷他們不敢收,他們說,怕黑道會來報復醫生護士,而且也怕槍擊案依規定必須通報,醫護人員往後也必須上法院. 一直轉送到第三家醫院才敢治療.</text:span></text:p>
      <text:p text:style-name="P3"><text:span text:style-name="T1">開槍打我之前,我家有接到電話,說要砍斷我的腳筋,家人接到電話後還企圖跟對方講理,但我一把搶過電話來只說了一句: "會叫的狗不會咬人啦",就把電話給掛了.</text:span></text:p>
      <text:p text:style-name="P3"><text:span text:style-name="T1">幾個小時後,本來在電話中說要用刀把我砍成殘廢的,被我那麼一罵,對方就改成用槍打頭要我的命了.</text:span></text:p>
      <text:p text:style-name="P3"><text:span text:style-name="T1">經過這件事之後我有個心得,那就是你儘管去批評國家批評政府,一般而言,他們不會給你帶來立即而明顯的危險,但你千萬不要去得罪某些人,不管他是白道或黑道,最好都不要批評,以策安全. 他們倒不一定會對你演警匪片,也有可能演文藝片或驚悚片,來陰的.</text:span></text:p>
      <text:p text:style-name="P1"><text:span text:style-name="T1">陳真 | 2009.07.04 22:14 | </text:span><text:span text:style-name="T2">#</text:span></text:p>
      <text:p text:style-name="P2"><text:span text:style-name="T1">美軍撤出是分階段的,這也是為什麼要撤兩年的原因.</text:span></text:p>
      <text:p text:style-name="P2"><text:span text:style-name="T1">至於誰來決定,當然是伊拉克政府決定,但美國會事先告訴他們該怎麼決定.</text:span></text:p>
      <text:p text:style-name="P2"><text:span text:style-name="T1">這不稀奇,台灣也差不多是這樣,連一個不痛不癢的就職演說都一概要先讓美國爸爸審核通過了才行. 說爸還算委婉,寫實一點的說法就像美國人養的一條狗.</text:span></text:p>
      <text:p text:style-name="P2"><text:span text:style-name="T1">美國養這樣一條狗不為別的,只為了用來咬中國;就算咬不著,至少能牽制. 萬一若兩岸和解,軍火商及其同夥的一大群西方政客要吃什麼呢?</text:span></text:p>
      <text:p text:style-name="P2"><text:span text:style-name="T1">遠在天邊的西方政客我們或許管不著,但派駐在台灣的美國代表楊甦棣,依我多年的觀察,不折不扣就是個軍火掮客! 你看他講話毫無分寸,動不動就是威脅台灣一定要買軍火,最近又在cry father cry mother, 叫我們多多買軍火;甚至還說國民黨民代告訴他, 之前反軍購只是為了玩政治,現在大夥又是自己人了.</text:span></text:p>
      <text:p text:style-name="P2"><text:span text:style-name="T1">楊這話其實沒說錯,但他做為一個駐外代表,特別是名義上不具官方身份的駐外代表,經常講這樣一些叫當地政府買軍火的渾話是很不得體的,他大概忘了 "我是誰",真以為自己是總督或太上皇了.</text:span></text:p>
      <text:p text:style-name="P2"><text:span text:style-name="T1">我在想,如果其繼任者 (楊昨天卸任) 再講類似的話,我們要不要九月就站到AIT大門口,而不是站到禁制區外,要求美國派一個文明一點的人來, 畢竟台灣不是美國養的一條狗.</text:span></text:p>
      <text:p text:style-name="P2"><text:span text:style-name="T1">民進黨那些混蛋及其支持者, 現在一聽到反軍購就cry father cry mother 罵人賣台, 但反軍購運動及非武力國防恰恰是黨外的一種 “基本價值”, 更是台獨聯盟等等等幾乎所有民進黨外圍團體的一個基本主張.</text:span></text:p>
      <text:p text:style-name="P2"><text:span text:style-name="T1">那時候的黨外或後來的民進黨的標準論述是這樣:</text:span></text:p>
      <text:p text:style-name="P2"><text:span text:style-name="T1">國民黨整天喊中共對台之威脅, 根本就是騙人的, “打仗又不是流氓打架, 哪有說打就打的” (謝長廷的名言—那次演講是我做紀錄, 而且還收錄在他的一本書中), 哪來什麼威脅? 那是國民黨在打安定牌, 虛構台灣人的恐共心理, 為的是騙你的選票, 其實我們應該做的是努力和大陸修好關係, 那麼, 台灣每年就可以省下好幾千億買武器的錢來從事社會福利和各項公共建設.</text:span></text:p>
      <text:p text:style-name="P2"><text:span text:style-name="T1">他還在獄中時我就認識的台獨聯盟主席張燦ㄏㄨㄥ/, 就曾應邀到美國國務院演講, 要求美國全面停止軍售. 我直接剪一段我在幾年前發表在蘋果日報的文章如下:</text:span></text:p>
      <text:p text:style-name="P2"><text:span text:style-name="T1">“過去反軍購，可比現在兇猛多了。最兇的不是別人，就是陳水扁；喊裁減軍備最大聲的，就是當前主導鉅額軍購的新潮流。當年台獨主張和「反軍購論述」是連在一起的。簡單說：只要放棄反攻大陸，與對岸保持友好，幹嘛還需要買這麼多武器？當年何止反軍購，甚至呼籲美國全面停止對台軍售。比方說一九八七年十月十四日，台獨聯盟主席張燦鍙應邀在美國國務院演說，建議美國「採取三項具體措施」，第一項就是「停止對台軍售」，以壓迫國民黨實施民主。大幅裁減軍備，一直是反對運動重要主張之一。”</text:span></text:p>
      <text:p text:style-name="P2"><text:span text:style-name="T1">國民黨其實就是在實現黨外當年的一個重要主張: 改善兩岸關係, 大幅減少軍購.</text:span></text:p>
      <text:p text:style-name="P2"><text:span text:style-name="T1">民進黨甚至後來還裝模作樣地推廣什麼 “非武力國防”, 主張國防不一定要靠武器, 最重要的是人民對於公義的堅持與非暴力的手段.</text:span></text:p>
      <text:p text:style-name="P2"><text:span text:style-name="T1">國民黨過去說這些言論 “包藏禍心” “與匪隔海唱和”, 但這些黨外的基本價值, 現在卻也同樣成為民進黨扣人 “台奸” 帽子、 “與匪隔海唱和” 的賣台言論.</text:span></text:p>
      <text:p text:style-name="P2"><text:span text:style-name="T1">台灣政治實在很可悲, 人民鑑賞能力太低, 缺乏對於是非美醜的鑑賞能力, 更缺乏對於是非善惡的興趣, 對歷史當然就更不感興趣了, 而只是有興趣於某種什麼 “立場”, 或急於貫徹一己偏見而完全不問是非不擇手段.</text:span></text:p>
      <text:p text:style-name="P2"><text:span text:style-name="T1">台灣社會幾十年來表面上好像改變了一些制度, 但骨子裏其實沒有任何改變; 台灣人仍然跟過去一樣, 對於是非善惡及真相缺乏興趣, 而只對一己立場或一己偏好是輸或贏有興趣. 只要與我立場不合的, 便是敵人, 不擇手段皆可殲滅之或醜化之, 反之, 只要跟我同一國, 即便是個人渣, 即便整天忙著買官賣官污錢搶錢包娼包賭包工程, 依然永遠都是對的.</text:span></text:p>
      <text:p text:style-name="P2"><text:span text:style-name="T1">國民黨慢慢改邪歸正, 雖然速度很慢, 但它至少是朝著較為文明的開放社會大方向走, 但民進黨卻迅速成為蔣公的傳人, 十年來, 各種荒謬齷齪的法西斯言論及法西斯心態與法西斯手段竟成為這個黨及其支持者的一個最鮮明的基本屬性.</text:span><text:span text:style-name="T3"><text:line-break/></text:span></text:p>
      <text:p text:style-name="P1"><text:span text:style-name="T1">李秉叡 | 2009.07.04 08:33 | </text:span><text:span text:style-name="T2">#</text:span></text:p>
      <text:p text:style-name="P3"><text:span text:style-name="T1">那些認為美軍證會撤出伊拉克的人別高興的太早，美國宣布會撤出伊拉克似乎只是在裝模作樣而已。</text:span><text:span text:style-name="T3"><text:line-break/></text:span><text:span text:style-name="T1">=========================</text:span><text:span text:style-name="T3"><text:line-break/></text:span><text:span text:style-name="T1">國際瞭望－歐巴馬說對了 伊拉克未來困難重重</text:span><text:span text:style-name="T3"><text:line-break/></text:span><text:span text:style-name="T1">更新日期:2009/07/03 03:21 本報訊</text:span><text:span text:style-name="T3"><text:line-break/></text:span><text:span text:style-name="T1">美國總統歐巴馬在白宮說：「美國軍隊已把所有伊拉克城鎮的控制權移交給伊拉克政府。」美國人真的走了嗎？</text:span></text:p>
      <text:p text:style-name="P3"><text:span text:style-name="T3"><text:line-break/></text:span><text:span text:style-name="T1">離伊拉克首都巴格達市區廿分鐘車程的「巴格達國際機場」以及巴格達南城一帶，為什麼仍然駐紮著大量美軍呢？</text:span></text:p>
      <text:p text:style-name="P3"><text:span text:style-name="T3"><text:line-break/></text:span><text:span text:style-name="T1">原因是美國重新規畫了巴格達的轄區，重新劃了城鎮的界線，把美軍仍然要駐紮的某些地區定為郊區，不屬於「城鎮市區」，所以無須撤走，以此類推，美軍可能還有許多戰鬥部隊駐在伊拉克城鎮。</text:span></text:p>
      <text:p text:style-name="P3"><text:span text:style-name="T3"><text:line-break/></text:span><text:span text:style-name="T1">而且撤軍只限地面，伊拉克領空部分是不在其內的，所以美軍戰鬥直升機仍然可以隆隆地盤旋在巴格達市區上空。</text:span></text:p>
      <text:p text:style-name="P3"><text:span text:style-name="T3"><text:line-break/></text:span><text:span text:style-name="T1">這些景況會使伊拉克人懷疑美軍是否真的走了。經過六年的被美軍「佔領」之後，伊人理應歡欣，但內心卻未必真的歡欣起來，為了美國要推翻哈珊，他們付出的代價實在太大了。歐巴馬另外說的一句話倒是非常中肯，他說：「別搞錯了，未來的日子仍困難重重。」</text:span></text:p>
      <text:p text:style-name="P3"><text:span text:style-name="T3"><text:line-break/></text:span><text:span text:style-name="T1">伊拉克未來的困難在於如何重建─被美國發動之戰爭所破壞的重建，美國不會補償這筆錢，伊拉克只有從石油上打主意，它決定標售六個油田與兩個天然氣田的開採合約，計畫將所獲中的三百億美元給開採的外國企業，其餘則作為學校、道路、機場、住房、醫院等基礎建設之重建，而這些都是戰爭所破壞的。</text:span></text:p>
      <text:p text:style-name="P3"><text:span text:style-name="T3"><text:line-break/></text:span><text:span text:style-name="T1">但這主意還是不靈，前天開標，八個油氣田只標出一個，其餘流標，原因是外國企業覺得無利可圖。唯一標出的魯邁拉油田，係由「英國石油公司」與「中國石油天然氣集團公司」合組的團隊得標，但條件很苛，超額生產的石油，中英原要求每桶應給三．九九美元服務費，但伊拉克只給二美元，中英忍痛接受了，而其他石油公司不願被勒索，譬如荷蘭殼牌石油要價七．八九美元，但伊拉克政府也只給二美元。中英也許另有考量，在商言商的話是划不來的，美國的石油公司便不願這樣「資助」伊拉克的「重建」。</text:span></text:p>
      <text:p text:style-name="P3"><text:span text:style-name="T1">====================================</text:span><text:span text:style-name="T3"><text:line-break/></text:span><text:span text:style-name="T1">這篇報導讓我想問一個問題：</text:span><text:span text:style-name="T3"><text:line-break/></text:span><text:span text:style-name="T1">連城鎮的界線的劃分這種事情都是由美軍決定的，到底伊拉克現在還有多少事情是由他們自己決定的？</text:span><text:span text:style-name="T3"><text:line-break/></text:span></text:p>
      <text:p text:style-name="P1"><text:span text:style-name="T1">智巽 | 2009.07.03 11:24 | </text:span><text:span text:style-name="T2">#</text:span></text:p>
      <text:p text:style-name="P2"><text:span text:style-name="T1">剛才找了一下...</text:span><text:span text:style-name="T3"><text:line-break/></text:span><text:span text:style-name="T1">是不是下面這個頁面中6/23的報告?</text:span><text:span text:style-name="T3"><text:line-break/></text:span><text:span text:style-name="T1">http://www.un.org/apps/news/docs.asp?Topic=Afghanistan&amp;Type=Report</text:span></text:p>
      <text:p text:style-name="P2"><text:span text:style-name="T1">稍微看了一下簡體中文的..</text:span><text:span text:style-name="T3"><text:line-break/></text:span><text:span text:style-name="T1">第八項人權裡面有提到一些</text:span><text:span text:style-name="T3"><text:line-break/></text:span><text:span text:style-name="T1">http://daccessdds.un.org/doc/UNDOC/GEN/N09/370/13/PDF/N0937013.pdf?OpenElement</text:span></text:p>
      <text:p text:style-name="P1"><text:span text:style-name="T1">陳真 | 2009.07.03 03:02 | </text:span><text:span text:style-name="T2">#</text:span></text:p>
      <text:p text:style-name="P3"><text:span text:style-name="T1">昨天的半島有幾則有關阿富汗的新聞,其中一則如下</text:span></text:p>
      <text:p text:style-name="P3"><text:span text:style-name="T1">http://english.aljazeera.net/news/asia/2009/07/2009718817646376.html</text:span></text:p>
      <text:p text:style-name="P3"><text:span text:style-name="T1">新聞中提到UN最近有篇報告提到阿富汗今年平民死亡人數劇增,請問有人知道它是指的哪篇報告嗎? 我到UN網站上查,但不知所謂最近的報告是哪一篇?</text:span></text:p>
      <text:p text:style-name="P3"><text:span text:style-name="T1">另外,伊拉克人民四處在慶祝美軍 "開始準備" 要撤退,預估要兩年或更久才撤得完(是用爬的離開嗎?),這些撤出的軍隊似乎偷偷轉往另一個戰場: 阿富汗.</text:span><text:span text:style-name="T3"><text:line-break/></text:span></text:p>
      <text:p text:style-name="P1"><text:span text:style-name="T1">陳真 | 2009.07.03 02:17 | </text:span><text:span text:style-name="T2">#</text:span></text:p>
      <text:p text:style-name="P2"><text:span text:style-name="T1">(續前)</text:span></text:p>
      <text:p text:style-name="P2"><text:span text:style-name="T1">並不是說台灣不需要法律,但在法律之前,我們恐怕更需要的是一種對於法律應有的態度.</text:span></text:p>
      <text:p text:style-name="P2"><text:span text:style-name="T1">前幾天半夜特地調鬧鐘爬起來看鳳凰衛視對索羅斯(george soros)的專訪,他說,當他發現 karl popper的 "開放社會" 觀念竟然有這麼大的問題,竟然如此不堪(布希政權)的一擊時,心中驚駭莫名,為什麼他長年的信仰竟然錯得如此離譜呢?</text:span></text:p>
      <text:p text:style-name="P2"><text:span text:style-name="T1">可是,他說他後來終於想通了,他覺得這樣一種理想社會若要能實現必須有個前提而不是無條件便能成立,這個前提就是這社會的成員普遍應該對真理或真相感興趣,也就是說,人們普遍應該有這樣一種素質: 唾棄謊言!</text:span></text:p>
      <text:p text:style-name="P2"><text:span text:style-name="T1">他說,人們應該對於說謊或從中惡搞的政客給予嚴懲. 否則,一個社會光是言論自由開放並沒有用,人們若對言論所含的真理或真相絲毫不感興趣,那麼,開放社會只是對一群滿口謊言的貪婪政客開放而已,讓他們透過掌握各項資源而任意捏造謊言或虛構衝突.</text:span></text:p>
      <text:p text:style-name="P2"><text:span text:style-name="T1">不知道為什麼,我對這樣一個乍看無甚新奇的見解竟感動莫名,或許是因為他的某種真誠和熱情感動了我,使我願意思索這樣一些看似平凡見解背後的深刻思維.</text:span></text:p>
      <text:p text:style-name="P1"><text:span text:style-name="T1">陳真 | 2009.07.03 01:53 | </text:span><text:span text:style-name="T2">#</text:span></text:p>
      <text:p text:style-name="P3"><text:span text:style-name="T1">我的想法是: 台灣會全票通過,而且大家會爭說誰是提案者,爭說哪個黨努力推動而對手只會再三阻擋等等,媒體跟著也會大肆報導一番,說我們多進步,但幾天後就沒事了,法歸法,做歸做.</text:span></text:p>
      <text:p text:style-name="P3"><text:span text:style-name="T1">大陸管這叫潛規則,潛水的潛,檯面下的意思;檯面一套,檯下又是另一套. 洋人這部份的智商沒有這麼高,因此把法律看得很嚴重或很重要.</text:span></text:p>
      <text:p text:style-name="P3"><text:span text:style-name="T1">潛規則當然也不是給每個人玩的,你得有一定的本錢才玩得起. 若無錢無勢,別說合法撈錢,就算你啥壞事也沒做過,法律照樣能把你繩之以法!</text:span></text:p>
      <text:p text:style-name="P3"><text:span text:style-name="T1">要是你不但無錢無勢,甚至還得了個精神病,那你會比誰都更容易被繩之以法,不但小案大判,甚至若遇到更黑心一點的法官或辦案人員,連一些跟你顯然不相干的陳年舊案大小罪名都一律能戴到你頭上.</text:span></text:p>
      <text:p text:style-name="P3"><text:span text:style-name="T1">扁家及其綠營許多老枝新秀,十幾二十年來每天忙著偷錢搶錢撈錢騙錢,無法無天,無所不用其極(因為我沒有鐵證在手,否則實在很想狠狠地點名,點出幾個院長或部長層級的撈錢大王),這就好像一群本來在山林裏出沒打家劫舍的土匪,沒想到突然有一天自己竟然能掌管整個國庫及上萬個人事任命權,裏頭財富多到數不清,權勢足以讓你任意揮霍,你要誰當大官誰就能當大官,不但自己開法院,而且還自己管國庫,你想他們每天除了國庫通內褲之外還會忙著做什麼國家大事嗎? 你想他們會讓什麼樣的人加入這個 "執政" 團隊? (當然會點綴幾個乾淨的樣板欺人耳目,例如陳定南,例如翁金珠,例如戴振耀,這樣的人屬於極少數).</text:span></text:p>
      <text:p text:style-name="P3"><text:span text:style-name="T1">但你以為那些無法無天的人渣政客們,會像一般人那樣被繩之以法嗎? 絕對不會,我敢跟大家睹十瓶養樂多. 別看什麼特偵組整天傳誰問誰像真的在辦案似的,那是怕大家無聊,演戲給大家看而已.</text:span></text:p>
      <text:p text:style-name="P3"><text:span text:style-name="T1">可是,若是一般人犯下這麼多滔天大罪,我保證一家關到老關到死,而且小孩丟著也不會有人管你.</text:span></text:p>
      <text:p text:style-name="P3"><text:span text:style-name="T1">我曾有些病患,先生精神病,為了警察業績,無辜坐大牢,太太受不了貧困受不了枕邊人是個精神病人,於是跑了或自殺了或拼命工作傷殘了,小孩於是失學沒人管,吃喝都不像樣. 你找社會局或找什麼單位幫忙,努力半天,得到的答覆幾乎永遠是愛莫能助,因為不符合這樣那樣的一大堆規定,或說什麼當事人無法配合等等等,反正總有理由.</text:span></text:p>
      <text:p text:style-name="P3"><text:span text:style-name="T1">這就是台灣.大陸估計也是這樣. 但愛台灣人士別老逼我也罵大陸,我又不住那裡,我對它能了解多少? 而且,就算大陸再爛,也無法合理化台灣的爛. 自己考20分就20分,別老說隔壁的誰只考5分,那種心態真的很沒出息. 要比也該跟考一百分的來比,幹嘛總是往自己的同類比?</text:span></text:p>
      <text:p text:style-name="P1"><text:span text:style-name="T1">懷軒 | 2009.07.02 15:20 | </text:span><text:span text:style-name="T2">#</text:span></text:p>
      <text:p text:style-name="P2"><text:span text:style-name="T1">換成是在台灣，不管是不是馬先生我想都不太可能，因為就美國眾議院通過這法案看起來好像還有一半是支持"乾淨"的；但台灣的立法委員大概沒幾個是"乾淨"的了~還支持乾淨的法案哩~~</text:span></text:p>
      <text:p text:style-name="P1"><text:span text:style-name="T1">陳真 | 2009.07.02 03:24 | </text:span><text:span text:style-name="T2">#</text:span></text:p>
      <text:p text:style-name="P3"><text:span text:style-name="T1">要讓一大群很不乾淨的政客通過乾淨能源法案其實也挺不容易,要是歐先生換成馬先生,我看就沒有這本事了.</text:span></text:p>
      <text:p text:style-name="P1"><text:span text:style-name="T1">李秉叡 | 2009.07.01 07:05 | </text:span><text:span text:style-name="T2">#</text:span></text:p>
      <text:p text:style-name="P2"><text:span text:style-name="T1">目前﹝乾淨能源法案﹞只有眾議院通過而已，不要忘了還有參議院這一關！</text:span></text:p>
      <text:p text:style-name="P1"><text:span text:style-name="T1">陳真 | 2009.07.01 06:27 | </text:span><text:span text:style-name="T2">#</text:span></text:p>
      <text:p text:style-name="P3"><text:span text:style-name="T1">這張獎狀已經頒過了.</text:span></text:p>
      <text:p text:style-name="P3"><text:span text:style-name="T1">陳真</text:span><text:span text:style-name="T3"><text:line-break/></text:span><text:span text:style-name="T1">=================</text:span><text:span text:style-name="T3"><text:line-break/></text:span><text:span text:style-name="T1">中央社</text:span><text:span text:style-name="T3"><text:line-break/><text:line-break/></text:span><text:span text:style-name="T1">美眾院以219：212驚險通過乾淨能源法案</text:span></text:p>
      <text:p text:style-name="P3"><text:span text:style-name="T1">更新日期:2009/06/27 10:18</text:span></text:p>
      <text:p text:style-name="P3"><text:span text:style-name="T1">(中央社記者劉坤原華盛頓26日專電）</text:span></text:p>
      <text:p text:style-name="P3"><text:span text:style-name="T1">美國聯邦眾議院今天以219票對212票，驚險通過歐巴馬總統力挺的「美國乾淨能源安全法案」，為防止地球暖化立下重要里程。</text:span></text:p>
      <text:p text:style-name="P3"><text:span text:style-name="T1">歐巴馬近日密集從白宮打電話，向民主黨議員遊說，要求他們支持這個為下一代負責的法案。但還是有數十位議員跑票。共和黨議員則一面倒地投反對票。</text:span></text:p>
      <text:p text:style-name="P3"><text:span text:style-name="T1">反對此案的議員認為，在美國經濟遭逢世紀危機的情況下實施此案，將使失業更加惡化，並加重人民能源稅負擔，使蕭條經濟雪上加霜。</text:span></text:p>
      <text:p text:style-name="P3"><text:span text:style-name="T1">這項法案，授權政府限制工廠、煉油廠、發電廠等的排碳量，規定2020年時，排碳量必須從2005年的標準降低17%；2050年時，降低83%。980626</text:span></text:p>
      <text:p text:style-name="P3"><text:span text:style-name="T1">===========</text:span><text:span text:style-name="T3"><text:line-break/></text:span><text:span text:style-name="T1">中時</text:span></text:p>
      <text:p text:style-name="P3"><text:span text:style-name="T1">保羅．克魯曼專欄－反潔淨能源法 形同背叛地球</text:span></text:p>
      <text:p text:style-name="P3"><text:span text:style-name="T1">2009/06/30</text:span></text:p>
      <text:p text:style-name="P3"><text:span text:style-name="T1">美國眾議院通過《美國乾淨能源與安全法案》（魏斯曼─馬基法案）。就政治而言，這是個顯著的成就。</text:span></text:p>
      <text:p text:style-name="P3"><text:span text:style-name="T1">不過有二百一十二位眾議員投反對票，其中少數認為法案太軟弱，但大部分卻因不認同我們必須為溫室氣體做點事而予以拒絕。當我看著反對者提出論點時，不得不認為這是一種背叛─對地球的背叛。</text:span></text:p>
      <text:p text:style-name="P3"><text:span text:style-name="T1">要充分了解反對者的不負責任和不道德，您有必要知道最新氣候研究已出現可怕的轉折。真實情況是，地球變化速度之快甚至超過悲觀者的預期：冰帽縮小和乾旱區域擴大速度驚人。最近許多研究顯示，溫度升高到無法想像的災難程度，不再只是也許會發生，而是我們若按現有方向繼續下去，是最可能出現的結果。</text:span></text:p>
      <text:p text:style-name="P3"><text:span text:style-name="T1">麻省理工學院的研究人員過去預測到本世紀末，溫度可能上升（華氏）四度多，現在則預測會超過九度。為什麼？全球溫室氣體排放增加的速度比預期要快；一些減緩的因素，如海洋吸收二氧化碳，比大家期望的差；越來越多證據顯示，氣候變化會自我強化，例如，溫度升高會造成北極苔原解凍，釋放更多二氧化碳進入大氣層。</text:span></text:p>
      <text:p text:style-name="P3"><text:span text:style-name="T1">科學家預測溫度上升的規模，會對我們的生活和經濟造成巨大干擾。就像美國政府最近一份權威報告指出，到本世紀末，新罕布夏州的氣候可能和今天的北卡羅來納州一樣，伊利諾州會像德州東部，而全美各地每年可能出現一或兩次致命熱浪，以往這種熱浪一個世代僅出現一次。</text:span></text:p>
      <text:p text:style-name="P3"><text:span text:style-name="T1">換言之，我們的生活方式，甚至文明本身，正面臨明顯而立即的危險。不採取行動怎麼說得過去？</text:span></text:p>
      <text:p text:style-name="P3"><text:span text:style-name="T1">有時候，即使最權威的分析也會出錯。假如反對的人及政客根據的是努力和苦思─如果他們仔細研究了問題，請教過專家，並得出結論，認為科學界壓倒性意見根本是誤導─他們至少能宣稱自己所作所為是負責任的。</text:span></text:p>
      <text:p text:style-name="P3"><text:span text:style-name="T1">但您若觀看了上周五的辯論，便曉得沒有人曾認真思考這項重要議題，並嘗試做正確的事。只見一群對事實不感興趣的人，他們不喜歡氣候變化的政治和政策意涵，因此決定不相信，他們會抓住任何論點─不管它有多爛，來支持他們的反對立場。</text:span></text:p>
      <text:p text:style-name="P3"><text:span text:style-name="T1">事實上，上周五的辯論若有關鍵時刻，那就是喬治亞州眾議員布勞恩（Paul Broun）宣稱氣候變化根本是「科學界炮製的一場騙局」。我管這叫瘋狂陰謀論，但這樣做對瘋狂陰謀理論家並不公平。</text:span></text:p>
      <text:p text:style-name="P3"><text:span text:style-name="T1">畢竟，要相信全球暖化是騙局，您必須相信有個陰謀集團，包含了數以千計科學家，其力量大到能製造出各種假報告，從全球溫度升高到北極海冰層融化。</text:span></text:p>
      <text:p text:style-name="P3"><text:span text:style-name="T1">然而布勞恩的發言卻得到掌聲。面對科學鐵證都這麼輕蔑，我幾乎不敢再提這些反對者對經濟事務有多不誠實。但除了拒絕氣候科學，他們還歪曲利用法案的經濟影響研究報告。所有研究皆顯示，實施法案的代價要比不實施來得低。</text:span></text:p>
      <text:p text:style-name="P3"><text:span text:style-name="T1">那麼，說反對氣候變化法案是一種背叛公平嗎？政治不就是這樣？的確，這正是此事不可原諒之處。</text:span></text:p>
      <text:p text:style-name="P3"><text:span text:style-name="T1">還記得布希政府官員宣稱恐怖主義對美國構成「生存威脅」，面對這種威脅，不再適用正常的規範？那是誇張的講法─但氣候變化帶來的生存威脅卻也貨真價實。</text:span></text:p>
      <text:p text:style-name="P3"><text:span text:style-name="T1">反對者卻故意忽視這一威脅，讓未來世代的美國人陷入嚴重危險，只因為假裝沒事符合其政治利益。如果這不算背叛，我不曉得這算什麼。</text:span></text:p>
      <text:p text:style-name="P3"><text:span text:style-name="T1">（克魯曼為美國普林斯頓大學教授，《紐約時報》專欄作家。本報國際新聞中心楊明暐摘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